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0000000200C424AECA1A7BA554.png" manifest:media-type="image/png"/>
  <manifest:file-entry manifest:full-path="Pictures/100000000000000800000008B2AA4E6A4F6D2D73.png" manifest:media-type="image/png"/>
  <manifest:file-entry manifest:full-path="Pictures/100014AB000034EB000034EB673BF6ADA1F660DB.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ack" svg:font-family="Hack" style:font-adornments="Normal" style:font-pitch="fixed"/>
    <style:font-face style:name="Ubuntu Mono" svg:font-family="'Ubuntu Mono'" style:font-adornments="Normal" style:font-pitch="fixed"/>
    <style:font-face style:name="Liberation Mono" svg:font-family="'Liberation Mono'" style:font-family-generic="modern" style:font-pitch="fixed"/>
    <style:font-face style:name="Roboto1" svg:font-family="Roboto" style:font-adornments="Cursiva" style:font-pitch="variable"/>
    <style:font-face style:name="Roboto" svg:font-family="Roboto" style:font-adornments="Normal" style:font-pitch="variable"/>
    <style:font-face style:name="Roboto Slab2" svg:font-family="'Roboto Slab'" style:font-pitch="variable"/>
    <style:font-face style:name="Roboto Slab" svg:font-family="'Roboto Slab'" style:font-adornments="Negrita" style:font-pitch="variable"/>
    <style:font-face style:name="Roboto Slab1" svg:font-family="'Roboto Slab'" style:font-adornments="Negrita cursiva" style:font-pitch="variable"/>
    <style:font-face style:name="Liberation Serif" svg:font-family="'Liberation Serif'" style:font-family-generic="roman" style:font-pitch="variable"/>
    <style:font-face style:name="Arial1" svg:font-family="Arial" style:font-adornments="Cursiva"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 style:family="table">
      <style:table-properties style:width="17.403cm" table:align="margins"/>
    </style:style>
    <style:style style:name="Tabla3.A" style:family="table-column">
      <style:table-column-properties style:column-width="4.352cm" style:rel-column-width="16384*"/>
    </style:style>
    <style:style style:name="Tabla3.C" style:family="table-column">
      <style:table-column-properties style:column-width="4.35cm" style:rel-column-width="16383*"/>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403cm" fo:break-before="auto" fo:break-after="auto" table:align="margins"/>
    </style:style>
    <style:style style:name="Tabla1.A" style:family="table-column">
      <style:table-column-properties style:column-width="2.9cm" style:rel-column-width="10922*"/>
    </style:style>
    <style:style style:name="Tabla1.B" style:family="table-column">
      <style:table-column-properties style:column-width="2.9cm" style:rel-column-width="10923*"/>
    </style:style>
    <style:style style:name="Tabla1.A1" style:family="table-cell">
      <style:table-cell-properties style:vertical-align="middle" fo:padding="0.097cm" fo:border-left="0.05pt solid #000000" fo:border-right="none" fo:border-top="0.05pt solid #000000" fo:border-bottom="0.05pt solid #000000"/>
    </style:style>
    <style:style style:name="Tabla1.F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403cm" table:align="margins"/>
    </style:style>
    <style:style style:name="Tabla2.A" style:family="table-column">
      <style:table-column-properties style:column-width="4.352cm" style:rel-column-width="16384*"/>
    </style:style>
    <style:style style:name="Tabla2.D" style:family="table-column">
      <style:table-column-properties style:column-width="4.35cm" style:rel-column-width="16383*"/>
    </style:style>
    <style:style style:name="Tabla2.A1" style:family="table-cell">
      <style:table-cell-properties style:vertical-align="middle" fo:padding="0.097cm" fo:border-left="0.05pt solid #000000" fo:border-right="none" fo:border-top="0.05pt solid #000000" fo:border-bottom="0.05pt solid #000000"/>
    </style:style>
    <style:style style:name="Tabla2.D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403cm" table:align="margins"/>
    </style:style>
    <style:style style:name="Tabla4.A" style:family="table-column">
      <style:table-column-properties style:column-width="7.458cm" style:rel-column-width="28084*"/>
    </style:style>
    <style:style style:name="Tabla4.B" style:family="table-column">
      <style:table-column-properties style:column-width="4.971cm" style:rel-column-width="18718*"/>
    </style:style>
    <style:style style:name="Tabla4.C" style:family="table-column">
      <style:table-column-properties style:column-width="4.974cm" style:rel-column-width="18733*"/>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style:vertical-align="" fo:padding="0.097cm" fo:border="0.05pt solid #000000"/>
    </style:style>
    <style:style style:name="Tabla4.B2" style:family="table-cell">
      <style:table-cell-properties style:vertical-align="" fo:padding="0.097cm" fo:border-left="0.05pt solid #000000" fo:border-right="none" fo:border-top="none" fo:border-bottom="0.05pt solid #000000"/>
    </style:style>
    <style:style style:name="Tabla4.C2" style:family="table-cell">
      <style:table-cell-properties style:vertical-align="" fo:padding="0.097cm" fo:border-left="0.05pt solid #000000" fo:border-right="0.05pt solid #000000" fo:border-top="none" fo:border-bottom="0.05pt solid #000000"/>
    </style:style>
    <style:style style:name="P1" style:family="paragraph" style:parent-style-name="Header">
      <style:text-properties officeooo:rsid="001abe16" officeooo:paragraph-rsid="001abe16"/>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font-name="Roboto Slab2" fo:font-weight="bold" style:font-weight-asian="bold" style:font-weight-complex="bold"/>
    </style:style>
    <style:style style:name="P4" style:family="paragraph" style:parent-style-name="Text_20_body">
      <style:text-properties style:font-name="Roboto Slab2" fo:font-weight="bold" officeooo:paragraph-rsid="00e9964d" style:font-weight-asian="bold" style:font-weight-complex="bold"/>
    </style:style>
    <style:style style:name="P5" style:family="paragraph" style:parent-style-name="Text_20_body">
      <style:text-properties officeooo:rsid="00efd51f" officeooo:paragraph-rsid="00efd51f"/>
    </style:style>
    <style:style style:name="P6" style:family="paragraph" style:parent-style-name="Text_20_body">
      <style:text-properties officeooo:rsid="00f1d315" officeooo:paragraph-rsid="00f1d315"/>
    </style:style>
    <style:style style:name="P7" style:family="paragraph" style:parent-style-name="Text_20_body">
      <style:text-properties officeooo:rsid="00f1d315" officeooo:paragraph-rsid="013d2539"/>
    </style:style>
    <style:style style:name="P8" style:family="paragraph" style:parent-style-name="Text_20_body">
      <style:text-properties officeooo:rsid="00f1d315" officeooo:paragraph-rsid="015b6060"/>
    </style:style>
    <style:style style:name="P9" style:family="paragraph" style:parent-style-name="Text_20_body">
      <style:text-properties officeooo:rsid="00f731d9" officeooo:paragraph-rsid="00f731d9"/>
    </style:style>
    <style:style style:name="P10" style:family="paragraph" style:parent-style-name="Text_20_body">
      <style:text-properties officeooo:rsid="00f88b75" officeooo:paragraph-rsid="00f88b75"/>
    </style:style>
    <style:style style:name="P11" style:family="paragraph" style:parent-style-name="Text_20_body">
      <style:text-properties officeooo:rsid="011d731a" officeooo:paragraph-rsid="011d731a"/>
    </style:style>
    <style:style style:name="P12" style:family="paragraph" style:parent-style-name="Text_20_body">
      <style:text-properties officeooo:rsid="014fc703" officeooo:paragraph-rsid="014fc703"/>
    </style:style>
    <style:style style:name="P13" style:family="paragraph" style:parent-style-name="Text_20_body">
      <style:text-properties officeooo:rsid="0154b5f0" officeooo:paragraph-rsid="0154b5f0"/>
    </style:style>
    <style:style style:name="P14" style:family="paragraph" style:parent-style-name="Text_20_body">
      <style:text-properties officeooo:rsid="0157c9f3" officeooo:paragraph-rsid="0157c9f3"/>
    </style:style>
    <style:style style:name="P15" style:family="paragraph" style:parent-style-name="Text_20_body">
      <style:text-properties officeooo:rsid="015b6060" officeooo:paragraph-rsid="015b6060"/>
    </style:style>
    <style:style style:name="P16" style:family="paragraph" style:parent-style-name="Text_20_body">
      <style:text-properties officeooo:rsid="015c169f" officeooo:paragraph-rsid="015c169f"/>
    </style:style>
    <style:style style:name="P17" style:family="paragraph" style:parent-style-name="Table_20_Contents">
      <style:paragraph-properties fo:text-align="center" style:justify-single-word="false"/>
      <style:text-properties officeooo:rsid="012777a5" officeooo:paragraph-rsid="012777a5" style:font-size-asian="10.5pt"/>
    </style:style>
    <style:style style:name="P18" style:family="paragraph" style:parent-style-name="Table_20_Contents">
      <style:paragraph-properties fo:text-align="center" style:justify-single-word="false"/>
      <style:text-properties officeooo:rsid="010c2f14" officeooo:paragraph-rsid="010ba294" style:font-size-asian="10.5pt"/>
    </style:style>
    <style:style style:name="P19" style:family="paragraph" style:parent-style-name="Table_20_Contents">
      <style:paragraph-properties fo:text-align="center" style:justify-single-word="false"/>
      <style:text-properties officeooo:rsid="010c2f14" officeooo:paragraph-rsid="010c2f14" style:font-size-asian="10.5pt"/>
    </style:style>
    <style:style style:name="P20" style:family="paragraph" style:parent-style-name="Table_20_Contents">
      <style:paragraph-properties fo:text-align="center" style:justify-single-word="false"/>
      <style:text-properties style:font-size-asian="10.5pt"/>
    </style:style>
    <style:style style:name="P21" style:family="paragraph" style:parent-style-name="Table_20_Contents">
      <style:paragraph-properties fo:text-align="center" style:justify-single-word="false"/>
      <style:text-properties officeooo:rsid="01116887" officeooo:paragraph-rsid="01116887" style:font-size-asian="10.5pt"/>
    </style:style>
    <style:style style:name="P22" style:family="paragraph" style:parent-style-name="Table_20_Contents">
      <style:paragraph-properties fo:text-align="center" style:justify-single-word="false"/>
      <style:text-properties officeooo:rsid="011307f5" officeooo:paragraph-rsid="011307f5" style:font-size-asian="10.5pt"/>
    </style:style>
    <style:style style:name="P23" style:family="paragraph" style:parent-style-name="Table_20_Contents">
      <style:paragraph-properties fo:text-align="center" style:justify-single-word="false"/>
      <style:text-properties officeooo:rsid="011307f5" officeooo:paragraph-rsid="01116887" style:font-size-asian="10.5pt"/>
    </style:style>
    <style:style style:name="P24" style:family="paragraph" style:parent-style-name="Table_20_Contents">
      <style:paragraph-properties fo:text-align="center" style:justify-single-word="false"/>
      <style:text-properties officeooo:rsid="01058b39" officeooo:paragraph-rsid="01058b39" style:font-size-asian="10.5pt"/>
    </style:style>
    <style:style style:name="P25" style:family="paragraph" style:parent-style-name="Table_20_Contents">
      <style:paragraph-properties fo:text-align="center" style:justify-single-word="false"/>
      <style:text-properties officeooo:rsid="01058b39" officeooo:paragraph-rsid="00ff239d" style:font-size-asian="10.5pt"/>
    </style:style>
    <style:style style:name="P26" style:family="paragraph" style:parent-style-name="Table_20_Contents">
      <style:paragraph-properties fo:text-align="center" style:justify-single-word="false"/>
      <style:text-properties officeooo:rsid="00ff239d" officeooo:paragraph-rsid="00ff239d" style:font-size-asian="10.5pt"/>
    </style:style>
    <style:style style:name="P27" style:family="paragraph" style:parent-style-name="Table_20_Contents">
      <style:paragraph-properties fo:text-align="center" style:justify-single-word="false"/>
      <style:text-properties officeooo:rsid="0119ffb5" officeooo:paragraph-rsid="0119ffb5" style:font-size-asian="10.5pt"/>
    </style:style>
    <style:style style:name="P28" style:family="paragraph" style:parent-style-name="Table_20_Contents">
      <style:paragraph-properties fo:text-align="center" style:justify-single-word="false"/>
      <style:text-properties officeooo:rsid="010f6ebf" officeooo:paragraph-rsid="010f6ebf" style:font-size-asian="10.5pt"/>
    </style:style>
    <style:style style:name="P29" style:family="paragraph" style:parent-style-name="Table_20_Contents">
      <style:paragraph-properties fo:text-align="center" style:justify-single-word="false"/>
      <style:text-properties officeooo:rsid="0115c416" officeooo:paragraph-rsid="0115c416" style:font-size-asian="10.5pt"/>
    </style:style>
    <style:style style:name="P30" style:family="paragraph" style:parent-style-name="Table_20_Contents">
      <style:paragraph-properties fo:text-align="center" style:justify-single-word="false"/>
      <style:text-properties officeooo:rsid="01228244" officeooo:paragraph-rsid="01228244" style:font-size-asian="10.5pt"/>
    </style:style>
    <style:style style:name="P31" style:family="paragraph" style:parent-style-name="Table_20_Contents">
      <style:paragraph-properties fo:text-align="center" style:justify-single-word="false"/>
      <style:text-properties officeooo:rsid="0106e9cf" officeooo:paragraph-rsid="0106e9cf" style:font-size-asian="10.5pt"/>
    </style:style>
    <style:style style:name="P32" style:family="paragraph" style:parent-style-name="Table_20_Contents">
      <style:paragraph-properties fo:text-align="center" style:justify-single-word="false"/>
      <style:text-properties officeooo:rsid="010ba294" style:font-size-asian="10.5pt"/>
    </style:style>
    <style:style style:name="P33" style:family="paragraph" style:parent-style-name="Table_20_Contents">
      <style:paragraph-properties fo:text-align="center" style:justify-single-word="false"/>
      <style:text-properties officeooo:rsid="010ba294" officeooo:paragraph-rsid="010ba294" style:font-size-asian="10.5pt"/>
    </style:style>
    <style:style style:name="P34" style:family="paragraph" style:parent-style-name="Table_20_Contents">
      <style:paragraph-properties fo:text-align="center" style:justify-single-word="false"/>
      <style:text-properties officeooo:rsid="010ba294" officeooo:paragraph-rsid="00ff239d" style:font-size-asian="10.5pt"/>
    </style:style>
    <style:style style:name="P35" style:family="paragraph" style:parent-style-name="Table_20_Contents">
      <style:paragraph-properties fo:text-align="center" style:justify-single-word="false"/>
      <style:text-properties officeooo:rsid="010b0db0" officeooo:paragraph-rsid="010b0db0" style:font-size-asian="10.5pt"/>
    </style:style>
    <style:style style:name="P36" style:family="paragraph" style:parent-style-name="Table_20_Contents">
      <style:paragraph-properties fo:text-align="center" style:justify-single-word="false"/>
      <style:text-properties officeooo:rsid="01517845" officeooo:paragraph-rsid="01517845" style:font-size-asian="10.5pt"/>
    </style:style>
    <style:style style:name="P37" style:family="paragraph" style:parent-style-name="Table_20_Contents">
      <style:paragraph-properties fo:text-align="center" style:justify-single-word="false"/>
      <style:text-properties officeooo:rsid="01517845" officeooo:paragraph-rsid="015190e9" style:font-size-asian="10.5pt"/>
    </style:style>
    <style:style style:name="P38" style:family="paragraph" style:parent-style-name="Table_20_Contents">
      <style:paragraph-properties fo:text-align="center" style:justify-single-word="false"/>
      <style:text-properties officeooo:rsid="0152d115" officeooo:paragraph-rsid="0152d115" style:font-size-asian="10.5pt"/>
    </style:style>
    <style:style style:name="P39" style:family="paragraph" style:parent-style-name="Table_20_Contents">
      <style:paragraph-properties fo:text-align="center" style:justify-single-word="false"/>
      <style:text-properties officeooo:rsid="0154b5f0" officeooo:paragraph-rsid="0154b5f0" style:font-size-asian="10.5pt"/>
    </style:style>
    <style:style style:name="P40" style:family="paragraph" style:parent-style-name="Table_20_Contents">
      <style:paragraph-properties fo:text-align="center" style:justify-single-word="false"/>
      <style:text-properties officeooo:rsid="01563190" officeooo:paragraph-rsid="01563190" style:font-size-asian="10.5pt"/>
    </style:style>
    <style:style style:name="P41" style:family="paragraph" style:parent-style-name="Table_20_Contents">
      <style:paragraph-properties fo:text-align="center" style:justify-single-word="false"/>
      <style:text-properties officeooo:rsid="0156bcb6" officeooo:paragraph-rsid="0156bcb6" style:font-size-asian="10.5pt"/>
    </style:style>
    <style:style style:name="P42" style:family="paragraph" style:parent-style-name="Table_20_Contents">
      <style:paragraph-properties fo:text-align="center" style:justify-single-word="false"/>
      <style:text-properties officeooo:rsid="015df25c" officeooo:paragraph-rsid="015df25c" style:font-size-asian="10.5pt"/>
    </style:style>
    <style:style style:name="P43" style:family="paragraph" style:parent-style-name="Table_20_Contents">
      <style:paragraph-properties fo:text-align="center" style:justify-single-word="false"/>
      <style:text-properties officeooo:rsid="0132aa66" officeooo:paragraph-rsid="0132aa66" style:font-size-asian="10.5pt"/>
    </style:style>
    <style:style style:name="P44" style:family="paragraph" style:parent-style-name="Table_20_Contents">
      <style:paragraph-properties fo:text-align="center" style:justify-single-word="false"/>
      <style:text-properties officeooo:rsid="01346254" officeooo:paragraph-rsid="01346254" style:font-size-asian="10.5pt"/>
    </style:style>
    <style:style style:name="P45" style:family="paragraph" style:parent-style-name="Table_20_Contents">
      <style:paragraph-properties fo:text-align="center" style:justify-single-word="false"/>
      <style:text-properties officeooo:rsid="01408307" officeooo:paragraph-rsid="01408307" style:font-size-asian="10.5pt"/>
    </style:style>
    <style:style style:name="P46" style:family="paragraph" style:parent-style-name="Table_20_Contents">
      <style:paragraph-properties fo:text-align="center" style:justify-single-word="false"/>
      <style:text-properties officeooo:rsid="0134be1e" officeooo:paragraph-rsid="0134be1e" style:font-size-asian="10.5pt"/>
    </style:style>
    <style:style style:name="P47" style:family="paragraph" style:parent-style-name="Table_20_Contents">
      <style:paragraph-properties fo:text-align="center" style:justify-single-word="false"/>
      <style:text-properties officeooo:rsid="0143a1dd" officeooo:paragraph-rsid="0143a1dd" style:font-size-asian="10.5pt"/>
    </style:style>
    <style:style style:name="P48" style:family="paragraph" style:parent-style-name="Table_20_Contents">
      <style:paragraph-properties fo:text-align="center" style:justify-single-word="false"/>
      <style:text-properties officeooo:rsid="015f1851" officeooo:paragraph-rsid="015f1851" style:font-size-asian="10.5pt"/>
    </style:style>
    <style:style style:name="P49" style:family="paragraph" style:parent-style-name="Table_20_Contents">
      <style:paragraph-properties fo:text-align="center" style:justify-single-word="false"/>
      <style:text-properties officeooo:rsid="013fe9d3" officeooo:paragraph-rsid="0134be1e" style:font-size-asian="10.5pt"/>
    </style:style>
    <style:style style:name="P50" style:family="paragraph" style:parent-style-name="Table_20_Contents">
      <style:paragraph-properties fo:text-align="center" style:justify-single-word="false"/>
      <style:text-properties officeooo:rsid="013fe9d3" officeooo:paragraph-rsid="013fe9d3" style:font-size-asian="10.5pt"/>
    </style:style>
    <style:style style:name="P51" style:family="paragraph" style:parent-style-name="Table_20_Contents">
      <style:paragraph-properties fo:text-align="center" style:justify-single-word="false"/>
      <style:text-properties fo:font-weight="bold" officeooo:rsid="012777a5" officeooo:paragraph-rsid="012777a5" style:font-size-asian="10.5pt" style:font-weight-asian="bold" style:font-weight-complex="bold"/>
    </style:style>
    <style:style style:name="P52" style:family="paragraph" style:parent-style-name="Table_20_Contents">
      <style:paragraph-properties fo:text-align="center" style:justify-single-word="false"/>
      <style:text-properties fo:font-weight="bold" officeooo:rsid="0132aa66" officeooo:paragraph-rsid="0132aa66" style:font-size-asian="10.5pt" style:font-weight-asian="bold" style:font-weight-complex="bold"/>
    </style:style>
    <style:style style:name="P53" style:family="paragraph" style:parent-style-name="Table_20_Contents">
      <style:paragraph-properties fo:text-align="center" style:justify-single-word="false"/>
      <style:text-properties fo:font-weight="bold" officeooo:rsid="00ff239d" officeooo:paragraph-rsid="00ff239d" style:font-size-asian="10.5pt" style:font-weight-asian="bold" style:font-weight-complex="bold"/>
    </style:style>
    <style:style style:name="P54" style:family="paragraph" style:parent-style-name="Table_20_Contents">
      <style:paragraph-properties fo:text-align="center" style:justify-single-word="false"/>
      <style:text-properties fo:font-weight="bold" officeooo:rsid="00ff239d" officeooo:paragraph-rsid="010b0db0" style:font-size-asian="10.5pt" style:font-weight-asian="bold" style:font-weight-complex="bold"/>
    </style:style>
    <style:style style:name="P55" style:family="paragraph" style:parent-style-name="Table_20_Contents">
      <style:paragraph-properties fo:text-align="center" style:justify-single-word="false"/>
      <style:text-properties fo:font-weight="bold" officeooo:rsid="00ff239d" officeooo:paragraph-rsid="015f2cfa" style:font-size-asian="10.5pt" style:font-weight-asian="bold" style:font-weight-complex="bold"/>
    </style:style>
    <style:style style:name="P56" style:family="paragraph" style:parent-style-name="Table_20_Contents">
      <style:paragraph-properties fo:text-align="center" style:justify-single-word="false"/>
      <style:text-properties fo:font-weight="bold" officeooo:rsid="0103c537" officeooo:paragraph-rsid="0103c537" style:font-size-asian="10.5pt" style:font-weight-asian="bold" style:font-weight-complex="bold"/>
    </style:style>
    <style:style style:name="P57" style:family="paragraph" style:parent-style-name="Table_20_Contents">
      <style:paragraph-properties fo:text-align="center" style:justify-single-word="false"/>
      <style:text-properties fo:font-weight="bold" officeooo:rsid="01116887" officeooo:paragraph-rsid="01116887" style:font-size-asian="10.5pt" style:font-weight-asian="bold" style:font-weight-complex="bold"/>
    </style:style>
    <style:style style:name="P58" style:family="paragraph" style:parent-style-name="Table_20_Contents">
      <style:paragraph-properties fo:text-align="center" style:justify-single-word="false"/>
      <style:text-properties fo:font-weight="bold" officeooo:rsid="01116887" officeooo:paragraph-rsid="011307f5" style:font-size-asian="10.5pt" style:font-weight-asian="bold" style:font-weight-complex="bold"/>
    </style:style>
    <style:style style:name="P59" style:family="paragraph" style:parent-style-name="Table_20_Contents">
      <style:paragraph-properties fo:text-align="center" style:justify-single-word="false"/>
      <style:text-properties fo:font-weight="bold" officeooo:rsid="01058b39" officeooo:paragraph-rsid="01058b39" style:font-size-asian="10.5pt" style:font-weight-asian="bold" style:font-weight-complex="bold"/>
    </style:style>
    <style:style style:name="P60" style:family="paragraph" style:parent-style-name="Table_20_Contents">
      <style:paragraph-properties fo:text-align="center" style:justify-single-word="false"/>
      <style:text-properties fo:font-weight="bold" officeooo:rsid="01058b39" officeooo:paragraph-rsid="010b0db0" style:font-size-asian="10.5pt" style:font-weight-asian="bold" style:font-weight-complex="bold"/>
    </style:style>
    <style:style style:name="P61" style:family="paragraph" style:parent-style-name="Table_20_Contents">
      <style:paragraph-properties fo:text-align="center" style:justify-single-word="false"/>
      <style:text-properties fo:font-weight="bold" officeooo:rsid="01058b39" officeooo:paragraph-rsid="015f2cfa" style:font-size-asian="10.5pt" style:font-weight-asian="bold" style:font-weight-complex="bold"/>
    </style:style>
    <style:style style:name="P62" style:family="paragraph" style:parent-style-name="Table_20_Contents">
      <style:paragraph-properties fo:text-align="center" style:justify-single-word="false"/>
      <style:text-properties fo:font-weight="bold" officeooo:rsid="010f6ebf" officeooo:paragraph-rsid="010f6ebf" style:font-size-asian="10.5pt" style:font-weight-asian="bold" style:font-weight-complex="bold"/>
    </style:style>
    <style:style style:name="P63" style:family="paragraph" style:parent-style-name="Table_20_Contents">
      <style:paragraph-properties fo:text-align="center" style:justify-single-word="false"/>
      <style:text-properties fo:font-weight="bold" officeooo:rsid="0115c416" officeooo:paragraph-rsid="0115c416" style:font-size-asian="10.5pt" style:font-weight-asian="bold" style:font-weight-complex="bold"/>
    </style:style>
    <style:style style:name="P64" style:family="paragraph" style:parent-style-name="Table_20_Contents">
      <style:paragraph-properties fo:text-align="center" style:justify-single-word="false"/>
      <style:text-properties fo:font-weight="bold" officeooo:rsid="010c2f14" officeooo:paragraph-rsid="010c2f14" style:font-size-asian="10.5pt" style:font-weight-asian="bold" style:font-weight-complex="bold"/>
    </style:style>
    <style:style style:name="P65" style:family="paragraph" style:parent-style-name="Table_20_Contents">
      <style:paragraph-properties fo:text-align="center" style:justify-single-word="false"/>
      <style:text-properties fo:font-weight="bold" officeooo:rsid="010c2f14" officeooo:paragraph-rsid="015f2cfa" style:font-size-asian="10.5pt" style:font-weight-asian="bold" style:font-weight-complex="bold"/>
    </style:style>
    <style:style style:name="P66" style:family="paragraph" style:parent-style-name="Table_20_Contents">
      <style:paragraph-properties fo:text-align="center" style:justify-single-word="false"/>
      <style:text-properties fo:font-weight="bold" officeooo:rsid="01517845" officeooo:paragraph-rsid="01517845" style:font-size-asian="10.5pt" style:font-weight-asian="bold" style:font-weight-complex="bold"/>
    </style:style>
    <style:style style:name="P67" style:family="paragraph" style:parent-style-name="Table_20_Contents">
      <style:paragraph-properties fo:text-align="center" style:justify-single-word="false"/>
      <style:text-properties fo:font-weight="bold" officeooo:rsid="0152d115" officeooo:paragraph-rsid="0152d115" style:font-size-asian="10.5pt" style:font-weight-asian="bold" style:font-weight-complex="bold"/>
    </style:style>
    <style:style style:name="P68" style:family="paragraph" style:parent-style-name="Table_20_Contents">
      <style:paragraph-properties fo:text-align="center" style:justify-single-word="false"/>
      <style:text-properties fo:font-weight="bold" officeooo:rsid="0156bcb6" officeooo:paragraph-rsid="0156bcb6" style:font-size-asian="10.5pt" style:font-weight-asian="bold" style:font-weight-complex="bold"/>
    </style:style>
    <style:style style:name="P69" style:family="paragraph" style:parent-style-name="Table_20_Contents">
      <style:paragraph-properties fo:text-align="center" style:justify-single-word="false"/>
      <style:text-properties fo:font-weight="bold" officeooo:rsid="01346254" officeooo:paragraph-rsid="01346254" style:font-size-asian="10.5pt" style:font-weight-asian="bold" style:font-weight-complex="bold"/>
    </style:style>
    <style:style style:name="P70" style:family="paragraph" style:parent-style-name="Table_20_Contents">
      <style:paragraph-properties fo:text-align="center" style:justify-single-word="false"/>
      <style:text-properties fo:font-weight="bold" officeooo:rsid="013fe9d3" officeooo:paragraph-rsid="013fe9d3" style:font-size-asian="10.5pt" style:font-weight-asian="bold" style:font-weight-complex="bold"/>
    </style:style>
    <style:style style:name="P71" style:family="paragraph" style:parent-style-name="Table_20_Contents">
      <style:paragraph-properties fo:text-align="center" style:justify-single-word="false"/>
      <style:text-properties fo:font-weight="bold" style:font-weight-asian="bold" style:font-weight-complex="bold"/>
    </style:style>
    <style:style style:name="P72" style:family="paragraph" style:parent-style-name="Text_20_body">
      <style:paragraph-properties fo:margin-left="0cm" fo:margin-right="0cm" fo:text-indent="0cm" style:auto-text-indent="false"/>
      <style:text-properties officeooo:paragraph-rsid="00efd51f"/>
    </style:style>
    <style:style style:name="P73" style:family="paragraph" style:parent-style-name="Text_20_body">
      <style:paragraph-properties fo:margin-left="0cm" fo:margin-right="0cm" fo:text-indent="0cm" style:auto-text-indent="false"/>
      <style:text-properties officeooo:rsid="01517845" officeooo:paragraph-rsid="01517845"/>
    </style:style>
    <style:style style:name="P74" style:family="paragraph" style:parent-style-name="Text_20_body" style:list-style-name="L1">
      <style:text-properties officeooo:paragraph-rsid="00ee9653"/>
    </style:style>
    <style:style style:name="P75" style:family="paragraph" style:parent-style-name="Text_20_body" style:list-style-name="L1">
      <style:text-properties officeooo:rsid="00f88b75" officeooo:paragraph-rsid="00f88b75"/>
    </style:style>
    <style:style style:name="P76" style:family="paragraph" style:parent-style-name="Text_20_body" style:list-style-name="L1">
      <style:text-properties officeooo:rsid="00ee9653" officeooo:paragraph-rsid="00ee9653"/>
    </style:style>
    <style:style style:name="P77" style:family="paragraph" style:parent-style-name="Text_20_body" style:list-style-name="L2"/>
    <style:style style:name="P78" style:family="paragraph" style:parent-style-name="Text_20_body" style:list-style-name="L2">
      <style:text-properties officeooo:paragraph-rsid="015c6243"/>
    </style:style>
    <style:style style:name="P79" style:family="paragraph" style:parent-style-name="Text_20_body" style:list-style-name="L3"/>
    <style:style style:name="P80" style:family="paragraph" style:parent-style-name="Text_20_body" style:list-style-name="L3">
      <style:text-properties officeooo:paragraph-rsid="015c6243"/>
    </style:style>
    <style:style style:name="P81" style:family="paragraph" style:parent-style-name="Text_20_body" style:list-style-name="L4">
      <style:text-properties officeooo:paragraph-rsid="015c6243"/>
    </style:style>
    <style:style style:name="P82" style:family="paragraph" style:parent-style-name="Text_20_body" style:list-style-name="L5">
      <style:text-properties officeooo:paragraph-rsid="015c6243"/>
    </style:style>
    <style:style style:name="P83" style:family="paragraph" style:parent-style-name="Text_20_body" style:list-style-name="L6">
      <style:text-properties officeooo:paragraph-rsid="015c6243"/>
    </style:style>
    <style:style style:name="P84" style:family="paragraph" style:parent-style-name="Text_20_body" style:list-style-name="L7">
      <style:text-properties officeooo:paragraph-rsid="015c6243"/>
    </style:style>
    <style:style style:name="P85" style:family="paragraph" style:parent-style-name="Text_20_body" style:list-style-name="L8">
      <style:text-properties officeooo:paragraph-rsid="015c6243"/>
    </style:style>
    <style:style style:name="P86" style:family="paragraph" style:parent-style-name="Text_20_body" style:list-style-name="L9">
      <style:text-properties officeooo:rsid="00fdee14" officeooo:paragraph-rsid="00fdee14"/>
    </style:style>
    <style:style style:name="P87" style:family="paragraph" style:parent-style-name="Text_20_body" style:list-style-name="L9">
      <style:text-properties officeooo:rsid="00f731d9" officeooo:paragraph-rsid="00f731d9"/>
    </style:style>
    <style:style style:name="P88" style:family="paragraph" style:parent-style-name="Text_20_body" style:list-style-name="L9">
      <style:text-properties officeooo:rsid="00f731d9" officeooo:paragraph-rsid="01201f90"/>
    </style:style>
    <style:style style:name="P89" style:family="paragraph" style:parent-style-name="Text_20_body" style:list-style-name="L9">
      <style:text-properties officeooo:rsid="00f731d9" officeooo:paragraph-rsid="015f2cfa"/>
    </style:style>
    <style:style style:name="P90" style:family="paragraph" style:parent-style-name="Text_20_body" style:list-style-name="L9">
      <style:text-properties officeooo:rsid="0103c537" officeooo:paragraph-rsid="0103c537"/>
    </style:style>
    <style:style style:name="P91" style:family="paragraph" style:parent-style-name="Text_20_body" style:list-style-name="L9">
      <style:text-properties officeooo:rsid="0103c537" officeooo:paragraph-rsid="01217689"/>
    </style:style>
    <style:style style:name="P92" style:family="paragraph" style:parent-style-name="Text_20_body" style:list-style-name="L9">
      <style:text-properties officeooo:rsid="00fe00c2" officeooo:paragraph-rsid="01201f90"/>
    </style:style>
    <style:style style:name="P93" style:family="paragraph" style:parent-style-name="Text_20_body" style:list-style-name="L9">
      <style:text-properties officeooo:rsid="00fe00c2" officeooo:paragraph-rsid="00fe00c2"/>
    </style:style>
    <style:style style:name="P94" style:family="paragraph" style:parent-style-name="Text_20_body" style:list-style-name="L9">
      <style:text-properties officeooo:rsid="00fe16a9" officeooo:paragraph-rsid="0124c9dc"/>
    </style:style>
    <style:style style:name="P95" style:family="paragraph" style:parent-style-name="Text_20_body" style:list-style-name="L10">
      <style:text-properties officeooo:paragraph-rsid="013d2539"/>
    </style:style>
    <style:style style:name="P96" style:family="paragraph" style:parent-style-name="Text_20_body" style:list-style-name="L10">
      <style:text-properties officeooo:paragraph-rsid="015190e9"/>
    </style:style>
    <style:style style:name="P97" style:family="paragraph" style:parent-style-name="Text_20_body" style:list-style-name="L11">
      <style:text-properties officeooo:rsid="01615bdc" officeooo:paragraph-rsid="01615bdc"/>
    </style:style>
    <style:style style:name="P98" style:family="paragraph" style:parent-style-name="Text_20_body" style:list-style-name="L11">
      <style:text-properties officeooo:rsid="01630211" officeooo:paragraph-rsid="01630211"/>
    </style:style>
    <style:style style:name="P99" style:family="paragraph" style:parent-style-name="Text_20_body" style:list-style-name="L11">
      <style:text-properties officeooo:rsid="01630211" officeooo:paragraph-rsid="0169ebfd"/>
    </style:style>
    <style:style style:name="P100" style:family="paragraph" style:parent-style-name="Text_20_body">
      <style:text-properties officeooo:rsid="00efd51f" officeooo:paragraph-rsid="00efd51f"/>
    </style:style>
    <style:style style:name="P101" style:family="paragraph" style:parent-style-name="Text_20_body">
      <style:text-properties officeooo:rsid="012689cd" officeooo:paragraph-rsid="012689cd"/>
    </style:style>
    <style:style style:name="P102" style:family="paragraph" style:parent-style-name="Text_20_body">
      <style:text-properties officeooo:rsid="014fc703" officeooo:paragraph-rsid="014fc703"/>
    </style:style>
    <style:style style:name="P103" style:family="paragraph" style:parent-style-name="Text_20_body" style:list-style-name="L11">
      <style:text-properties officeooo:rsid="012f3f04" officeooo:paragraph-rsid="015f2cfa"/>
    </style:style>
    <style:style style:name="P104" style:family="paragraph" style:parent-style-name="Text_20_body" style:list-style-name="L11">
      <style:text-properties officeooo:rsid="013029b5" officeooo:paragraph-rsid="01602028"/>
    </style:style>
    <style:style style:name="P105" style:family="paragraph" style:parent-style-name="Text_20_body" style:list-style-name="L11">
      <style:text-properties officeooo:rsid="0130e7f1" officeooo:paragraph-rsid="01602028"/>
    </style:style>
    <style:style style:name="P106" style:family="paragraph" style:parent-style-name="Text_20_body" style:list-style-name="L11">
      <style:text-properties officeooo:rsid="015f1851" officeooo:paragraph-rsid="015f1851"/>
    </style:style>
    <style:style style:name="P107" style:family="paragraph" style:parent-style-name="Text_20_body" style:list-style-name="L11">
      <style:text-properties officeooo:rsid="015f2cfa" officeooo:paragraph-rsid="015f2cfa"/>
    </style:style>
    <style:style style:name="P108" style:family="paragraph" style:parent-style-name="Text_20_body" style:list-style-name="L11">
      <style:text-properties officeooo:rsid="01602028" officeooo:paragraph-rsid="01602028"/>
    </style:style>
    <style:style style:name="P109" style:family="paragraph" style:parent-style-name="Text_20_body" style:list-style-name="L11">
      <style:text-properties officeooo:rsid="01602028" officeooo:paragraph-rsid="0167fddf"/>
    </style:style>
    <style:style style:name="P110" style:family="paragraph" style:parent-style-name="Text_20_body" style:list-style-name="L11">
      <style:text-properties officeooo:rsid="012777a5" officeooo:paragraph-rsid="0167fddf"/>
    </style:style>
    <style:style style:name="P111" style:family="paragraph" style:parent-style-name="Text_20_body" style:list-style-name="L11"/>
    <style:style style:name="P112" style:family="paragraph" style:parent-style-name="Text_20_body" style:list-style-name="L11">
      <style:text-properties officeooo:paragraph-rsid="015f1851"/>
    </style:style>
    <style:style style:name="P113" style:family="paragraph" style:parent-style-name="Text_20_body" style:list-style-name="L11">
      <style:text-properties officeooo:paragraph-rsid="01630211"/>
    </style:style>
    <style:style style:name="P114" style:family="paragraph" style:parent-style-name="Text_20_body" style:list-style-name="L11">
      <style:text-properties officeooo:paragraph-rsid="0167fddf"/>
    </style:style>
    <style:style style:name="P115" style:family="paragraph" style:parent-style-name="Text_20_body" style:list-style-name="L11">
      <style:text-properties officeooo:paragraph-rsid="0169ebfd"/>
    </style:style>
    <style:style style:name="P116" style:family="paragraph" style:parent-style-name="Text_20_body">
      <style:paragraph-properties fo:margin-left="0cm" fo:margin-right="0cm" fo:text-indent="0cm" style:auto-text-indent="false"/>
      <style:text-properties officeooo:rsid="014fc703" officeooo:paragraph-rsid="014fc703"/>
    </style:style>
    <style:style style:name="P117" style:family="paragraph" style:parent-style-name="Table_20_Contents">
      <style:paragraph-properties fo:text-align="center" style:justify-single-word="false"/>
      <style:text-properties fo:font-weight="bold" officeooo:rsid="012777a5" officeooo:paragraph-rsid="0167fddf" style:font-size-asian="10.5pt" style:font-weight-asian="bold" style:font-weight-complex="bold"/>
    </style:style>
    <style:style style:name="P118" style:family="paragraph" style:parent-style-name="Table_20_Contents">
      <style:paragraph-properties fo:text-align="center" style:justify-single-word="false"/>
      <style:text-properties style:font-size-asian="10.5pt"/>
    </style:style>
    <style:style style:name="P119" style:family="paragraph" style:parent-style-name="Table_20_Contents">
      <style:paragraph-properties fo:text-align="center" style:justify-single-word="false"/>
      <style:text-properties officeooo:rsid="01517845" officeooo:paragraph-rsid="015190e9" style:font-size-asian="10.5pt"/>
    </style:style>
    <style:style style:name="P120" style:family="paragraph" style:parent-style-name="Title" style:master-page-name="Standard">
      <style:paragraph-properties style:page-number="auto"/>
    </style:style>
    <style:style style:name="P121" style:family="paragraph" style:parent-style-name="Heading_20_1">
      <style:paragraph-properties fo:break-before="page"/>
      <style:text-properties officeooo:rsid="00e4e195" officeooo:paragraph-rsid="00e4e195"/>
    </style:style>
    <style:style style:name="P122" style:family="paragraph" style:parent-style-name="Contents_20_1">
      <style:paragraph-properties>
        <style:tab-stops>
          <style:tab-stop style:position="17.403cm" style:type="right" style:leader-style="dotted" style:leader-text="."/>
        </style:tab-stops>
      </style:paragraph-properties>
    </style:style>
    <style:style style:name="P123" style:family="paragraph" style:parent-style-name="Heading_20_5">
      <style:text-properties officeooo:paragraph-rsid="00f88b75"/>
    </style:style>
    <style:style style:name="P124" style:family="paragraph" style:parent-style-name="Heading_20_5" style:list-style-name="">
      <style:paragraph-properties>
        <style:tab-stops/>
      </style:paragraph-properties>
      <style:text-properties officeooo:rsid="00ed60f3" officeooo:paragraph-rsid="00ed60f3"/>
    </style:style>
    <style:style style:name="P125" style:family="paragraph" style:parent-style-name="Heading_20_5" style:list-style-name="">
      <style:paragraph-properties>
        <style:tab-stops/>
      </style:paragraph-properties>
      <style:text-properties officeooo:rsid="00ed60f3" officeooo:paragraph-rsid="00f1d315"/>
    </style:style>
    <style:style style:name="P126" style:family="paragraph" style:parent-style-name="Heading_20_5">
      <style:text-properties officeooo:rsid="00efd51f" officeooo:paragraph-rsid="00efd51f"/>
    </style:style>
    <style:style style:name="P127" style:family="paragraph" style:parent-style-name="Heading_20_5" style:list-style-name="">
      <style:paragraph-properties>
        <style:tab-stops/>
      </style:paragraph-properties>
      <style:text-properties officeooo:rsid="00efd51f" officeooo:paragraph-rsid="00efd51f"/>
    </style:style>
    <style:style style:name="P128" style:family="paragraph" style:parent-style-name="Heading_20_5" style:list-style-name="">
      <style:paragraph-properties>
        <style:tab-stops/>
      </style:paragraph-properties>
      <style:text-properties officeooo:rsid="00efd51f" officeooo:paragraph-rsid="00f1d315"/>
    </style:style>
    <style:style style:name="P129" style:family="paragraph" style:parent-style-name="Heading_20_5">
      <style:text-properties style:font-name="Roboto Slab2" fo:font-weight="bold" officeooo:rsid="00f1d315" officeooo:paragraph-rsid="00f1d315" style:font-weight-asian="bold" style:font-weight-complex="bold"/>
    </style:style>
    <style:style style:name="P130" style:family="paragraph" style:parent-style-name="Heading_20_5" style:list-style-name="">
      <style:paragraph-properties>
        <style:tab-stops/>
      </style:paragraph-properties>
      <style:text-properties officeooo:paragraph-rsid="00efd51f"/>
    </style:style>
    <style:style style:name="P131" style:family="paragraph" style:parent-style-name="Heading_20_5">
      <style:paragraph-properties fo:break-before="page"/>
      <style:text-properties officeooo:rsid="00ed60f3" officeooo:paragraph-rsid="00ed60f3"/>
    </style:style>
    <style:style style:name="P132" style:family="paragraph" style:parent-style-name="Heading_20_5">
      <style:paragraph-properties fo:break-before="page"/>
      <style:text-properties officeooo:rsid="00ed60f3" officeooo:paragraph-rsid="00f1d315"/>
    </style:style>
    <style:style style:name="P133" style:family="paragraph" style:parent-style-name="Heading_20_5">
      <style:paragraph-properties fo:break-before="page"/>
      <style:text-properties officeooo:paragraph-rsid="00efd51f"/>
    </style:style>
    <style:style style:name="P134" style:family="paragraph" style:parent-style-name="Heading_20_5">
      <style:paragraph-properties fo:break-before="page"/>
      <style:text-properties officeooo:rsid="00efd51f" officeooo:paragraph-rsid="00efd51f"/>
    </style:style>
    <style:style style:name="P135" style:family="paragraph" style:parent-style-name="Heading_20_5">
      <style:paragraph-properties fo:break-before="page"/>
      <style:text-properties officeooo:rsid="00efd51f" officeooo:paragraph-rsid="00f1d315"/>
    </style:style>
    <style:style style:name="P136" style:family="paragraph" style:parent-style-name="Contents_20_5">
      <style:paragraph-properties>
        <style:tab-stops>
          <style:tab-stop style:position="15.406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e8e875" style:font-style-asian="normal" style:font-style-complex="normal"/>
    </style:style>
    <style:style style:name="T3" style:family="text">
      <style:text-properties fo:font-style="normal" officeooo:rsid="005145ad" style:font-style-asian="normal" style:font-style-complex="normal"/>
    </style:style>
    <style:style style:name="T4" style:family="text">
      <style:text-properties fo:font-style="normal" officeooo:rsid="00e9964d" style:font-style-asian="normal" style:font-style-complex="normal"/>
    </style:style>
    <style:style style:name="T5" style:family="text">
      <style:text-properties fo:font-style="normal" officeooo:rsid="00fe00c2" style:font-style-asian="normal" style:font-style-complex="normal"/>
    </style:style>
    <style:style style:name="T6" style:family="text">
      <style:text-properties fo:font-style="normal" officeooo:rsid="01217689" style:font-style-asian="normal" style:font-style-complex="normal"/>
    </style:style>
    <style:style style:name="T7" style:family="text">
      <style:text-properties fo:font-style="normal" officeooo:rsid="01228244" style:font-style-asian="normal" style:font-style-complex="normal"/>
    </style:style>
    <style:style style:name="T8" style:family="text">
      <style:text-properties fo:font-style="normal" officeooo:rsid="0124c9dc"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officeooo:rsid="011f2431" style:font-style-asian="normal" style:font-style-complex="normal"/>
    </style:style>
    <style:style style:name="T11" style:family="text">
      <style:text-properties fo:font-style="normal" style:text-underline-style="solid" style:text-underline-width="auto" style:text-underline-color="font-color" officeooo:rsid="01228244" style:font-style-asian="normal" style:font-style-complex="normal"/>
    </style:style>
    <style:style style:name="T12" style:family="text">
      <style:text-properties fo:font-style="normal" style:text-underline-style="solid" style:text-underline-width="auto" style:text-underline-color="font-color" officeooo:rsid="0124c9dc" style:font-style-asian="normal" style:font-style-complex="normal"/>
    </style:style>
    <style:style style:name="T13" style:family="text">
      <style:text-properties fo:font-style="normal" style:text-underline-style="solid" style:text-underline-width="auto" style:text-underline-color="font-color" officeooo:rsid="013d2539"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e8e875" style:font-style-asian="italic" style:font-style-complex="italic"/>
    </style:style>
    <style:style style:name="T16" style:family="text">
      <style:text-properties fo:font-style="italic" officeooo:rsid="00fa536c" style:font-style-asian="italic" style:font-style-complex="italic"/>
    </style:style>
    <style:style style:name="T17" style:family="text">
      <style:text-properties fo:font-style="italic" officeooo:rsid="00fe00c2"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officeooo:rsid="011d731a" style:font-style-asian="italic" style:font-style-complex="italic"/>
    </style:style>
    <style:style style:name="T20" style:family="text">
      <style:text-properties fo:font-style="italic" style:text-underline-style="solid" style:text-underline-width="auto" style:text-underline-color="font-color" officeooo:rsid="011f2431" style:font-style-asian="italic" style:font-style-complex="italic"/>
    </style:style>
    <style:style style:name="T21" style:family="text">
      <style:text-properties fo:font-style="italic" style:text-underline-style="solid" style:text-underline-width="auto" style:text-underline-color="font-color" officeooo:rsid="01228244" style:font-style-asian="italic" style:font-style-complex="italic"/>
    </style:style>
    <style:style style:name="T22" style:family="text">
      <style:text-properties fo:font-style="italic" style:text-underline-style="solid" style:text-underline-width="auto" style:text-underline-color="font-color" officeooo:rsid="0124c9dc" style:font-style-asian="italic" style:font-style-complex="italic"/>
    </style:style>
    <style:style style:name="T23" style:family="text">
      <style:text-properties fo:font-style="italic" style:text-underline-style="solid" style:text-underline-width="auto" style:text-underline-color="font-color" officeooo:rsid="00f8ca1f" style:font-style-asian="italic" style:font-style-complex="italic"/>
    </style:style>
    <style:style style:name="T24" style:family="text">
      <style:text-properties fo:font-style="italic" style:text-underline-style="solid" style:text-underline-width="auto" style:text-underline-color="font-color" officeooo:rsid="014a585e" style:font-style-asian="italic" style:font-style-complex="italic"/>
    </style:style>
    <style:style style:name="T25" style:family="text">
      <style:text-properties officeooo:rsid="00e2f02f"/>
    </style:style>
    <style:style style:name="T26" style:family="text">
      <style:text-properties officeooo:rsid="00e9964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11d731a"/>
    </style:style>
    <style:style style:name="T29" style:family="text">
      <style:text-properties style:text-underline-style="solid" style:text-underline-width="auto" style:text-underline-color="font-color" officeooo:rsid="00fdee14"/>
    </style:style>
    <style:style style:name="T30" style:family="text">
      <style:text-properties style:text-underline-style="solid" style:text-underline-width="auto" style:text-underline-color="font-color" officeooo:rsid="011f2431"/>
    </style:style>
    <style:style style:name="T31" style:family="text">
      <style:text-properties style:text-underline-style="solid" style:text-underline-width="auto" style:text-underline-color="font-color" officeooo:rsid="01228244"/>
    </style:style>
    <style:style style:name="T32" style:family="text">
      <style:text-properties style:text-underline-style="solid" style:text-underline-width="auto" style:text-underline-color="font-color" officeooo:rsid="00fe16a9"/>
    </style:style>
    <style:style style:name="T33" style:family="text">
      <style:text-properties style:text-underline-style="solid" style:text-underline-width="auto" style:text-underline-color="font-color" officeooo:rsid="00f8ca1f"/>
    </style:style>
    <style:style style:name="T34" style:family="text">
      <style:text-properties style:text-underline-style="solid" style:text-underline-width="auto" style:text-underline-color="font-color" officeooo:rsid="00fa536c"/>
    </style:style>
    <style:style style:name="T35" style:family="text">
      <style:text-properties style:text-underline-style="solid" style:text-underline-width="auto" style:text-underline-color="font-color" officeooo:rsid="00fac061"/>
    </style:style>
    <style:style style:name="T36" style:family="text">
      <style:text-properties style:text-underline-style="solid" style:text-underline-width="auto" style:text-underline-color="font-color" officeooo:rsid="00ee9653"/>
    </style:style>
    <style:style style:name="T37" style:family="text">
      <style:text-properties style:text-underline-style="solid" style:text-underline-width="auto" style:text-underline-color="font-color" officeooo:rsid="014a585e"/>
    </style:style>
    <style:style style:name="T38" style:family="text">
      <style:text-properties style:text-underline-style="solid" style:text-underline-width="auto" style:text-underline-color="font-color" officeooo:rsid="014e1bd8"/>
    </style:style>
    <style:style style:name="T39" style:family="text">
      <style:text-properties style:text-underline-style="solid" style:text-underline-width="auto" style:text-underline-color="font-color" officeooo:rsid="00f1d315"/>
    </style:style>
    <style:style style:name="T40" style:family="text">
      <style:text-properties officeooo:rsid="00f1d315"/>
    </style:style>
    <style:style style:name="T41" style:family="text">
      <style:text-properties style:font-name="Roboto Slab2" fo:font-weight="bold" officeooo:rsid="00f1d315" style:font-weight-asian="bold" style:font-weight-complex="bold"/>
    </style:style>
    <style:style style:name="T42" style:family="text">
      <style:text-properties officeooo:rsid="00f49c15"/>
    </style:style>
    <style:style style:name="T43" style:family="text">
      <style:text-properties officeooo:rsid="00f5ae03"/>
    </style:style>
    <style:style style:name="T44" style:family="text">
      <style:text-properties officeooo:rsid="00f8ca1f"/>
    </style:style>
    <style:style style:name="T45" style:family="text">
      <style:text-properties officeooo:rsid="00fa536c"/>
    </style:style>
    <style:style style:name="T46" style:family="text">
      <style:text-properties officeooo:rsid="00fac061"/>
    </style:style>
    <style:style style:name="T47" style:family="text">
      <style:text-properties officeooo:rsid="00ee9653"/>
    </style:style>
    <style:style style:name="T48" style:family="text">
      <style:text-properties officeooo:rsid="00fdee14"/>
    </style:style>
    <style:style style:name="T49" style:family="text">
      <style:text-properties officeooo:rsid="00fe00c2"/>
    </style:style>
    <style:style style:name="T50" style:family="text">
      <style:text-properties officeooo:rsid="00fe16a9"/>
    </style:style>
    <style:style style:name="T51" style:family="text">
      <style:text-properties officeooo:rsid="00ff239d"/>
    </style:style>
    <style:style style:name="T52" style:family="text">
      <style:text-properties officeooo:rsid="0100be90"/>
    </style:style>
    <style:style style:name="T53" style:family="text">
      <style:text-properties officeooo:rsid="01027e9b"/>
    </style:style>
    <style:style style:name="T54" style:family="text">
      <style:text-properties officeooo:rsid="0103c537"/>
    </style:style>
    <style:style style:name="T55" style:family="text">
      <style:text-properties officeooo:rsid="01058b39"/>
    </style:style>
    <style:style style:name="T56" style:family="text">
      <style:text-properties officeooo:rsid="010b0db0"/>
    </style:style>
    <style:style style:name="T57" style:family="text">
      <style:text-properties officeooo:rsid="010ba294"/>
    </style:style>
    <style:style style:name="T58" style:family="text">
      <style:text-properties officeooo:rsid="010c2f14"/>
    </style:style>
    <style:style style:name="T59" style:family="text">
      <style:text-properties officeooo:rsid="010c8d09"/>
    </style:style>
    <style:style style:name="T60" style:family="text">
      <style:text-properties officeooo:rsid="010e6ded"/>
    </style:style>
    <style:style style:name="T61" style:family="text">
      <style:text-properties officeooo:rsid="010f6ebf"/>
    </style:style>
    <style:style style:name="T62" style:family="text">
      <style:text-properties officeooo:rsid="01116887"/>
    </style:style>
    <style:style style:name="T63" style:family="text">
      <style:text-properties officeooo:rsid="011307f5"/>
    </style:style>
    <style:style style:name="T64" style:family="text">
      <style:text-properties officeooo:rsid="01133dcf"/>
    </style:style>
    <style:style style:name="T65" style:family="text">
      <style:text-properties officeooo:rsid="0113e112"/>
    </style:style>
    <style:style style:name="T66" style:family="text">
      <style:text-properties officeooo:rsid="0117f6f2"/>
    </style:style>
    <style:style style:name="T67" style:family="text">
      <style:text-properties officeooo:rsid="0118e41a"/>
    </style:style>
    <style:style style:name="T68" style:family="text">
      <style:text-properties officeooo:rsid="011bdaaa"/>
    </style:style>
    <style:style style:name="T69" style:family="text">
      <style:text-properties officeooo:rsid="011d731a"/>
    </style:style>
    <style:style style:name="T70" style:family="text">
      <style:text-properties officeooo:rsid="011f2431"/>
    </style:style>
    <style:style style:name="T71" style:family="text">
      <style:text-properties officeooo:rsid="01201f90"/>
    </style:style>
    <style:style style:name="T72" style:family="text">
      <style:text-properties officeooo:rsid="01217689"/>
    </style:style>
    <style:style style:name="T73" style:family="text">
      <style:text-properties officeooo:rsid="01228244"/>
    </style:style>
    <style:style style:name="T74" style:family="text">
      <style:text-properties officeooo:rsid="0132aa66"/>
    </style:style>
    <style:style style:name="T75" style:family="text">
      <style:text-properties fo:font-weight="bold" style:font-weight-asian="bold" style:font-weight-complex="bold"/>
    </style:style>
    <style:style style:name="T76" style:family="text">
      <style:text-properties fo:font-weight="bold" officeooo:rsid="0157c9f3" style:font-weight-asian="bold" style:font-weight-complex="bold"/>
    </style:style>
    <style:style style:name="T77" style:family="text">
      <style:text-properties officeooo:rsid="0137a32f"/>
    </style:style>
    <style:style style:name="T78" style:family="text">
      <style:text-properties officeooo:rsid="013d2539"/>
    </style:style>
    <style:style style:name="T79" style:family="text">
      <style:text-properties officeooo:rsid="014553a5"/>
    </style:style>
    <style:style style:name="T80" style:family="text">
      <style:text-properties officeooo:rsid="014a585e"/>
    </style:style>
    <style:style style:name="T81" style:family="text">
      <style:text-properties officeooo:rsid="015190e9"/>
    </style:style>
    <style:style style:name="T82" style:family="text">
      <style:text-properties officeooo:rsid="0154b5f0"/>
    </style:style>
    <style:style style:name="T83" style:family="text">
      <style:text-properties officeooo:rsid="01563190"/>
    </style:style>
    <style:style style:name="T84" style:family="text">
      <style:text-properties officeooo:rsid="0156bcb6"/>
    </style:style>
    <style:style style:name="T85" style:family="text">
      <style:text-properties officeooo:rsid="0157c9f3"/>
    </style:style>
    <style:style style:name="T86" style:family="text">
      <style:text-properties officeooo:rsid="01591f6b"/>
    </style:style>
    <style:style style:name="T87" style:family="text">
      <style:text-properties fo:font-weight="normal" style:font-weight-asian="normal" style:font-weight-complex="normal"/>
    </style:style>
    <style:style style:name="T88" style:family="text">
      <style:text-properties officeooo:rsid="015b1d79"/>
    </style:style>
    <style:style style:name="T89" style:family="text">
      <style:text-properties officeooo:rsid="015c169f"/>
    </style:style>
    <style:style style:name="T90" style:family="text">
      <style:text-properties style:text-position="super 58%" officeooo:rsid="015c169f"/>
    </style:style>
    <style:style style:name="T91" style:family="text">
      <style:text-properties style:text-position="super 58%" style:text-underline-style="solid" style:text-underline-width="auto" style:text-underline-color="font-color"/>
    </style:style>
    <style:style style:name="T92" style:family="text">
      <style:text-properties style:text-position="super 58%" style:text-underline-style="solid" style:text-underline-width="auto" style:text-underline-color="font-color" officeooo:rsid="015df25c"/>
    </style:style>
    <style:style style:name="T93" style:family="text">
      <style:text-properties style:text-position="super 58%" style:text-underline-style="solid" style:text-underline-width="auto" style:text-underline-color="font-color" officeooo:rsid="015f1851"/>
    </style:style>
    <style:style style:name="T94" style:family="text">
      <style:text-properties style:text-position="super 58%" style:text-underline-style="solid" style:text-underline-width="auto" style:text-underline-color="font-color" officeooo:rsid="01663c65"/>
    </style:style>
    <style:style style:name="T95" style:family="text">
      <style:text-properties style:text-position="super 58%" fo:font-style="normal" style:text-underline-style="solid" style:text-underline-width="auto" style:text-underline-color="font-color" officeooo:rsid="015f1851" style:font-style-asian="normal" style:font-style-complex="normal"/>
    </style:style>
    <style:style style:name="T96" style:family="text">
      <style:text-properties style:text-position="super 58%" fo:font-style="normal" style:text-underline-style="solid" style:text-underline-width="auto" style:text-underline-color="font-color" officeooo:rsid="01663c65" style:font-style-asian="normal" style:font-style-complex="normal"/>
    </style:style>
    <style:style style:name="T97" style:family="text">
      <style:text-properties style:text-position="super 58%" officeooo:rsid="00fe16a9"/>
    </style:style>
    <style:style style:name="T98" style:family="text">
      <style:text-properties style:text-position="super 58%" officeooo:rsid="015f2cfa"/>
    </style:style>
    <style:style style:name="T99" style:family="text">
      <style:text-properties style:text-position="super 58%" officeooo:rsid="0156bcb6"/>
    </style:style>
    <style:style style:name="T100" style:family="text">
      <style:text-properties style:text-position="super 58%" officeooo:rsid="01615bdc"/>
    </style:style>
    <style:style style:name="T101" style:family="text">
      <style:text-properties style:text-position="super 58%" style:font-name="Roboto Slab2" fo:font-weight="bold" officeooo:rsid="01615bdc" style:font-weight-asian="bold" style:font-weight-complex="bold"/>
    </style:style>
    <style:style style:name="T102" style:family="text">
      <style:text-properties style:text-position="super 58%" officeooo:rsid="00f49c15"/>
    </style:style>
    <style:style style:name="T103" style:family="text">
      <style:text-properties style:text-position="super 58%" officeooo:rsid="00f5ae03"/>
    </style:style>
    <style:style style:name="T104" style:family="text">
      <style:text-properties style:text-position="super 58%" officeooo:rsid="014553a5"/>
    </style:style>
    <style:style style:name="T105" style:family="text">
      <style:text-properties style:text-position="super 58%" officeooo:rsid="01663c65"/>
    </style:style>
    <style:style style:name="T106" style:family="text">
      <style:text-properties style:text-position="super 58%" officeooo:rsid="0167fddf"/>
    </style:style>
    <style:style style:name="T107" style:family="text">
      <style:text-properties officeooo:rsid="00efd51f"/>
    </style:style>
    <style:style style:name="T108" style:family="text">
      <style:text-properties officeooo:rsid="015f1851"/>
    </style:style>
    <style:style style:name="T109" style:family="text">
      <style:text-properties officeooo:rsid="015f2cfa"/>
    </style:style>
    <style:style style:name="T110" style:family="text">
      <style:text-properties officeooo:rsid="01602028"/>
    </style:style>
    <style:style style:name="T111" style:family="text">
      <style:text-properties officeooo:rsid="0130e7f1"/>
    </style:style>
    <style:style style:name="T112" style:family="text">
      <style:text-properties officeooo:rsid="01615bdc"/>
    </style:style>
    <style:style style:name="T113" style:family="text">
      <style:text-properties officeooo:rsid="01591a16"/>
    </style:style>
    <style:style style:name="T114" style:family="text">
      <style:text-properties officeooo:rsid="015b6060"/>
    </style:style>
    <style:style style:name="T115" style:family="text">
      <style:text-properties officeooo:rsid="014fc703"/>
    </style:style>
    <style:style style:name="T116" style:family="text">
      <style:text-properties officeooo:rsid="0152d115"/>
    </style:style>
    <style:style style:name="T117" style:family="text">
      <style:text-properties officeooo:rsid="012f3f04"/>
    </style:style>
    <style:style style:name="T118" style:family="text">
      <style:text-properties officeooo:rsid="0169eb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Práctica <text:span text:style-name="T26">12: Las tarjetas gráficas</text:span></text:p>
      <text:p text:style-name="Index"/>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22"><text:a xlink:type="simple" xlink:href="#__RefHeading___Toc246_3404016632" text:style-name="Index_20_Link" text:visited-style-name="Index_20_Link">1. Busca en internet las características técnicas de las tarjetas gráficas:<text:tab/>2</text:a></text:p>
          <text:p text:style-name="P136"><text:a xlink:type="simple" xlink:href="#__RefHeading___Toc248_3404016632" text:style-name="Index_20_Link" text:visited-style-name="Index_20_Link">a. Evolución<text:tab/>2</text:a></text:p>
          <text:p text:style-name="P136"><text:a xlink:type="simple" xlink:href="#__RefHeading___Toc250_3404016632" text:style-name="Index_20_Link" text:visited-style-name="Index_20_Link">b. Elementos básicos de una tarjeta gráfica<text:tab/>3</text:a></text:p>
          <text:p text:style-name="P136"><text:a xlink:type="simple" xlink:href="#__RefHeading___Toc252_3404016632" text:style-name="Index_20_Link" text:visited-style-name="Index_20_Link">c. Conectores de salida de una tarjeta gráfica</text:a><text:a xlink:type="simple" xlink:href="#__RefHeading___Toc252_3404016632" text:style-name="Index_20_Link" text:visited-style-name="Index_20_Link">9</text:a><text:a xlink:type="simple" xlink:href="#__RefHeading___Toc252_3404016632" text:style-name="Index_20_Link" text:visited-style-name="Index_20_Link"><text:tab/>4</text:a></text:p>
          <text:p text:style-name="P136"><text:a xlink:type="simple" xlink:href="#__RefHeading___Toc254_3404016632" text:style-name="Index_20_Link" text:visited-style-name="Index_20_Link">d. Tipos de ranuras de expansión de tarjetas gráficas</text:a><text:a xlink:type="simple" xlink:href="#__RefHeading___Toc254_3404016632" text:style-name="Index_20_Link" text:visited-style-name="Index_20_Link">22</text:a><text:a xlink:type="simple" xlink:href="#__RefHeading___Toc254_3404016632" text:style-name="Index_20_Link" text:visited-style-name="Index_20_Link"><text:tab/>6</text:a></text:p>
          <text:p text:style-name="P136"><text:a xlink:type="simple" xlink:href="#__RefHeading___Toc256_3404016632" text:style-name="Index_20_Link" text:visited-style-name="Index_20_Link">e. Memoria de una tarjeta gráfica</text:a><text:a xlink:type="simple" xlink:href="#__RefHeading___Toc256_3404016632" text:style-name="Index_20_Link" text:visited-style-name="Index_20_Link">4</text:a><text:a xlink:type="simple" xlink:href="#__RefHeading___Toc256_3404016632" text:style-name="Index_20_Link" text:visited-style-name="Index_20_Link"><text:tab/>9</text:a></text:p>
          <text:p text:style-name="P136"><text:a xlink:type="simple" xlink:href="#__RefHeading___Toc258_3404016632" text:style-name="Index_20_Link" text:visited-style-name="Index_20_Link">f. ¿Qué es el renderizado</text:a><text:a xlink:type="simple" xlink:href="#__RefHeading___Toc258_3404016632" text:style-name="Index_20_Link" text:visited-style-name="Index_20_Link">42</text:a><text:a xlink:type="simple" xlink:href="#__RefHeading___Toc258_3404016632" text:style-name="Index_20_Link" text:visited-style-name="Index_20_Link">? Describir el proceso de renderizado, elementos que<text:tab/>10</text:a></text:p>
          <text:p text:style-name="P136"><text:a xlink:type="simple" xlink:href="#__RefHeading___Toc260_3404016632" text:style-name="Index_20_Link" text:visited-style-name="Index_20_Link"><text:s/>intervienen y su relación con la capacidad de proceso con la tarjeta gráfica</text:a><text:a xlink:type="simple" xlink:href="#__RefHeading___Toc260_3404016632" text:style-name="Index_20_Link" text:visited-style-name="Index_20_Link">43</text:a><text:a xlink:type="simple" xlink:href="#__RefHeading___Toc260_3404016632" text:style-name="Index_20_Link" text:visited-style-name="Index_20_Link"><text:tab/>10</text:a></text:p>
          <text:p text:style-name="P136"><text:a xlink:type="simple" xlink:href="#__RefHeading___Toc262_3404016632" text:style-name="Index_20_Link" text:visited-style-name="Index_20_Link">e. Tendencias y últimos modelos de tarjetas gráficas<text:tab/>12</text:a></text:p>
          <text:p text:style-name="P122"><text:a xlink:type="simple" xlink:href="#__RefHeading___Toc861_2147451599" text:style-name="Index_20_Link" text:visited-style-name="Index_20_Link">Referencias<text:tab/>13</text:a></text:p>
        </text:index-body>
      </text:table-of-content>
      <text:h text:style-name="Heading_20_2" text:outline-level="2"/>
      <text:h text:style-name="P121" text:outline-level="1"><text:bookmark-start text:name="__RefHeading___Toc246_3404016632"/>1. Busca en internet las características técnicas de las tarjetas gráficas:<text:bookmark-end text:name="__RefHeading___Toc246_3404016632"/></text:h>
      <text:p text:style-name="P4"><text:span text:style-name="T26">a. </text:span>Evolución</text:p>
      <text:p text:style-name="P3"><text:span text:style-name="T26">b. </text:span>Elementos básicos de una tarjeta gráfica</text:p>
      <text:p text:style-name="P3"><text:span text:style-name="T26">c. </text:span>Conectores de salida de una tarjeta gráfica</text:p>
      <text:p text:style-name="P3"><text:span text:style-name="T26">d. </text:span>Tipos de ranuras de expansión <text:span text:style-name="T82">de tarjetas gráficas</text:span></text:p>
      <text:p text:style-name="P3"><text:span text:style-name="T26">e. </text:span>Memoria de una tarjeta gráfica</text:p>
      <text:p text:style-name="P3"><text:span text:style-name="T26">f. </text:span>¿Qué es el renderizado? Describir el proceso de renderizado, elementos que <text:tab/> intervienen y su relación con la capacidad de proceso con la tarjeta gráfica</text:p>
      <text:p text:style-name="P3"><text:span text:style-name="T26">g. </text:span>Tendencias y últimos modelos de tarjetas gráficas</text:p>
      <text:p text:style-name="P2"/>
      <text:h text:style-name="P123" text:outline-level="5"><text:bookmark-start text:name="__RefHeading___Toc248_3404016632"/>a. Evolución<text:bookmark-end text:name="__RefHeading___Toc248_3404016632"/></text:h>
      <text:p text:style-name="P13">Puede seguirse la evolución de las tarjetas gráficas con la lectura de los apartados de <text:a xlink:type="simple" xlink:href="#1.0.0.0.3.c. Conectores de salida de una tarjeta gráfica|outline" text:style-name="Internet_20_link" text:visited-style-name="Visited_20_Internet_20_Link">Conectores de salida de una tarjeta gráfica</text:a>, <text:a xlink:type="simple" xlink:href="#1.0.0.0.4.d. Tipos de ranuras de expansión de tarjetas gráficas|outline" text:style-name="Internet_20_link" text:visited-style-name="Visited_20_Internet_20_Link">Tipos de ranuras de expansión de tarjetas gráficas</text:a> y <text:a xlink:type="simple" xlink:href="#1.0.0.0.5.e. Memoria de una tarjeta gráfica|outline" text:style-name="Internet_20_link" text:visited-style-name="Visited_20_Internet_20_Link">Memoria de una tarjeta gráfica</text:a>. En el último apartado, <text:a xlink:type="simple" xlink:href="#1.0.0.0.8.e. Tendencias y últimos modelos de tarjetas gráficas|outline" text:style-name="Internet_20_link" text:visited-style-name="Visited_20_Internet_20_Link">Tendencias y últimos modelos de tarjetas gráficas</text:a>, puede verse el panorama actual de <text:span text:style-name="T84">ellas</text:span>, en <text:span text:style-name="T84">las que</text:span> <text:span text:style-name="T84">en </text:span>el ancho de banda <text:span text:style-name="T84">pueden apreciarse unos valores inimaginables en antaño</text:span> y admite<text:span text:style-name="T84">n unas </text:span>resoluciones <text:span text:style-name="T84">muy altas</text:span>.</text:p>
      <text:p text:style-name="P9"/>
      <text:h text:style-name="P124" text:outline-level="5"/>
      <text:h text:style-name="P131" text:outline-level="5"><text:bookmark-start text:name="__RefHeading___Toc250_3404016632"/>b. Elementos básicos de una tarjeta gráfica<text:bookmark-end text:name="__RefHeading___Toc250_3404016632"/></text:h>
      <text:p text:style-name="P10">Una tarjeta gráfica<text:span text:style-name="T90">1</text:span> consiste en una placa de circuito impreso en la cual están montados diferentes componentes:</text:p>
      <text:list xml:id="list1442390463" text:style-name="L1">
        <text:list-item>
          <text:p text:style-name="P75"><text:span text:style-name="T27">Unidad de </text:span><text:span text:style-name="T33">procesamiento</text:span><text:span text:style-name="T27"> gráfico </text:span><text:span text:style-name="T33">o GPU (</text:span><text:span text:style-name="T23">Graphics Processing Unit</text:span><text:span text:style-name="T33">)</text:span><text:span text:style-name="T44">: Es el procesador de la tarjeta gráfica, optimizado para el cálculo en coma flotante, que son las operaciones predominantes en las funciones 3D. Gracias la especialización de este procesador, deja libre de sobrecargas al procesador principal, al menos en cuanto a procesamiento gráfico se refiere. Las tarjetas gráficas buenas llevan más de una GPU.</text:span></text:p>
        </text:list-item>
        <text:list-item>
          <text:p text:style-name="P76"><text:span text:style-name="T33">Disipador</text:span><text:span text:style-name="T92">2</text:span><text:span text:style-name="T44">: Está montado en la mayoría de las tarjetas gráficas modernas. Este distribuye el calor producido por la GPU de manera uniforme en todo el disipador y en la propia tarjeta. Cuenta generalmente con uno o varios ventiladores montados para enfriar el disipador y la GPU. No todas las tarjetas tienen disipador, por ejemplo, las hay con refrigeración líquida. Además, las tarjetas de los años 80 y principios de los 90 no producían mucho calor y no requerían de estos.</text:span></text:p>
        </text:list-item>
        <text:list-item>
          <text:p text:style-name="P76"><text:span text:style-name="T34">BIOS </text:span><text:span text:style-name="T38">de vídeo</text:span><text:span text:style-name="T92">3</text:span><text:span text:style-name="T45">: La BIOS de vídeo o el </text:span><text:span text:style-name="T16">firmware</text:span><text:span text:style-name="T45"> de vídeo contiene un programa mínimo para la configuración inicial y el control de la tarjeta de vídeo. Puede tener información sobre el tiempo de la memoria, las velocidades de operación y los voltajes del procesador gráfico, la RAM y otra información que a veces se puede cambiar.</text:span></text:p>
        </text:list-item>
        <text:list-item>
          <text:p text:style-name="P76"><text:span text:style-name="T35">Memoria de vídeo</text:span><text:span text:style-name="T92">4</text:span><text:span text:style-name="T46">: Este tipo de memoria almacena la información de los datos de una pantalla. La memoria de vídeo está formada por bits dispuestos en tres dimensiones: bits de resolución horizontal, resolución vertical y bits en cada píxel (profundidad del color). Al ser dedicada para los gráficos, se evita que se sobrecargue la memoria RAM. Actualmente, las tarjetas gráficas tienen entre 1</text:span><text:span text:style-name="T105">5</text:span><text:span text:style-name="T46"> y 24 GB</text:span><text:span text:style-name="T105">6</text:span><text:span text:style-name="T46"> de este tipo de memoria, y usan una específica conocida como GDDR</text:span><text:span text:style-name="T105">7</text:span><text:span text:style-name="T46">.</text:span></text:p>
        </text:list-item>
        <text:list-item>
          <text:p text:style-name="P74"><text:span text:style-name="T36">RAMDAC</text:span><text:span text:style-name="T94">8</text:span><text:span text:style-name="T36"> (</text:span><text:span text:style-name="T24">Random-Access-Memory Digital-to-Analog Converter</text:span><text:span text:style-name="T37"> [‘</text:span><text:span text:style-name="T36">convertidor digital-</text:span><text:span text:style-name="T37">analógico </text:span><text:span text:style-name="T36">de memoria de acceso aleatorio’</text:span><text:span text:style-name="T37">]</text:span><text:span text:style-name="T36">)</text:span><text:span text:style-name="T47">: C</text:span>onvierte las señales digitales <text:span text:style-name="T80">(del ordenador)</text:span> en señales analógicas para <text:span text:style-name="T80">poder ser representadas en el monitor, con la inevitable pérdida de calidad que eso supone</text:span>. <text:span text:style-name="T80">En la actualidad, este componente está desapareciendo de las tarjetas gráficas, puesto que los monitores suelen son ya digitales y, por ende, no hace falta esta conversión.</text:span></text:p>
          <text:p text:style-name="P74"/>
        </text:list-item>
      </text:list>
      <text:h text:style-name="P130" text:outline-level="5"/>
      <text:h text:style-name="P133" text:outline-level="5"><text:bookmark-start text:name="__RefHeading___Toc252_3404016632"/><text:span text:style-name="T107">c. Conectores de salida de una tarjeta gráfica</text:span><text:span text:style-name="T105">9</text:span><text:bookmark-end text:name="__RefHeading___Toc252_3404016632"/></text:h>
      <text:list xml:id="list2681452818" text:style-name="L2">
        <text:list-item>
          <text:p text:style-name="P77"><text:span text:style-name="T27">Composite video</text:span><text:span text:style-name="T94">10</text:span>: Creado en la década de los 80, es un conector analógico amarillo de un solo pin compuesto de un cable coaxial y con conector BNC. Actualmente no es muy usado, pero aún hay dispositivos que incluyen este tipo de conector. Es habitual encontrarlo en el conector RCA, junto a los cables rojo y blanco para el sonido.</text:p>
        </text:list-item>
        <text:list-item>
          <text:p text:style-name="P78"><text:span text:style-name="T27">DB13W3</text:span><text:span text:style-name="T94">11</text:span>: Creado en la década de los 80 y usado por Sun Microsystems, Silicon Graphics, IBM y Apple, fue un conector analógico de 10 pines + 3 distribuidos en dos filas de 5. Fue usado como conector de vídeo en los ordenadores y en la actualidad ya no se usa.</text:p>
        </text:list-item>
        <text:list-item>
          <text:p text:style-name="P78"><text:span text:style-name="T27">VGA</text:span><text:span text:style-name="T94">12</text:span><text:span text:style-name="T27"> (</text:span><text:span text:style-name="T18">Video Graphics Array</text:span><text:span text:style-name="T27">)</text:span>: Diseñado en 1987, es un conector analógico DE-15 de 15 pines distribuidos en tres filas. Fue un estándar para la transmisión de vídeo y hoy día se sigue produciendo.</text:p>
        </text:list-item>
        <text:list-item>
          <text:p text:style-name="P77"><text:span text:style-name="T27">S-Video</text:span><text:span text:style-name="T91">1</text:span><text:span text:style-name="T94">3</text:span>: Diseñado en 1987, fue un conector analógico de 4 pines distribuidos de dos en dos, en cada lateral. Era empleado para la transmisión de imagen.</text:p>
        </text:list-item>
        <text:list-item>
          <text:p text:style-name="P77"><text:span text:style-name="T27">VESA Enhanced Video Conector</text:span><text:span text:style-name="T91">1</text:span><text:span text:style-name="T94">4</text:span>: Publicado en 1995, fue un conector analógico y digital de 30 + 5 pines distribuidos en tres filas. Basado en DVI, fue diseñado para transportar VGA/RGB, FireWire, audio y señales USB.</text:p>
        </text:list-item>
        <text:list-item>
          <text:p text:style-name="P77"><text:span text:style-name="T27">DVI</text:span><text:span text:style-name="T91">1</text:span><text:span text:style-name="T94">5</text:span><text:span text:style-name="T27"> (</text:span><text:span text:style-name="T18">Digital Visual Interface</text:span><text:span text:style-name="T27">)</text:span>: Diseñado en 1999 por la DDWG (<text:span text:style-name="T14">Digital Display Working Group</text:span>), es un conector analógico digital de 24 pines + 5 distribuidos en tres filas de 8 (en la versión estándar, otras pueden tener menos pines). Fue desarrollado con la intención de crear un estándar en la industria para transferir el contenido digital de vídeo y se sigue empleando en la actualidad. Variantes:</text:p>
        </text:list-item>
      </text:list>
      <text:list xml:id="list1369844387" text:style-name="L3">
        <text:list-item>
          <text:list>
            <text:list-item>
              <text:p text:style-name="P79"><text:span text:style-name="T27">DVI-A</text:span>: Solo analógico.</text:p>
            </text:list-item>
            <text:list-item>
              <text:p text:style-name="P79"><text:span text:style-name="T27">DVI-I Single Link</text:span>: Combina digital y analógico.</text:p>
            </text:list-item>
            <text:list-item>
              <text:p text:style-name="P79"><text:span text:style-name="T27">DVI-l Dual Link</text:span>: Combina digital y analógico.</text:p>
            </text:list-item>
            <text:list-item>
              <text:p text:style-name="P79"><text:span text:style-name="T27">DVI-D Single Link</text:span>: Solo digital.</text:p>
            </text:list-item>
            <text:list-item>
              <text:p text:style-name="P79"><text:span text:style-name="T27">DVI-D Dual Link</text:span>: Solo digital.</text:p>
            </text:list-item>
            <text:list-item>
              <text:p text:style-name="P80"><text:span text:style-name="T27">Mini-DVI</text:span>: Combina digital y analógico.</text:p>
            </text:list-item>
            <text:list-item>
              <text:p text:style-name="P80"><text:span text:style-name="T27">Micro-DVI</text:span>: Solo digital.</text:p>
            </text:list-item>
          </text:list>
        </text:list-item>
      </text:list>
      <text:list xml:id="list3905825526" text:style-name="L4">
        <text:list-item>
          <text:p text:style-name="P81"><text:span text:style-name="T27">HDMI</text:span><text:span text:style-name="T91">1</text:span><text:span text:style-name="T94">6</text:span><text:span text:style-name="T27"> (</text:span><text:span text:style-name="T18">High-Definition Multimedia Interface</text:span><text:span text:style-name="T27">)</text:span>: Diseñado en 2002, es un conector digital propietario con los pines distribuidos en dos filas, 10 arriba y 9 abajo. Es uno de los estándares a día de hoy para la transmisión de imagen, sumado a que puede transportar también sonido y Ethernet. Tiene distintas versiones: 1.0, 1.1, 1.2, 1.3, 1.4, 2.0 y 2.1. Variantes:</text:p>
        </text:list-item>
      </text:list>
      <text:list xml:id="list3854875384" text:style-name="L5">
        <text:list-item>
          <text:p text:style-name="P82"><text:soft-page-break/><text:span text:style-name="T27">Mini-HDMI</text:span>: Ideado para pequeños dispositivos.</text:p>
        </text:list-item>
        <text:list-item>
          <text:p text:style-name="P82"><text:span text:style-name="T27">Micro-HDMI</text:span>: Ideado para pequeños dispositivos.</text:p>
        </text:list-item>
      </text:list>
      <text:list xml:id="list39677798" text:style-name="L6">
        <text:list-item>
          <text:p text:style-name="P83"><text:span text:style-name="T27">UDI</text:span><text:span text:style-name="T91">1</text:span><text:span text:style-name="T94">7</text:span><text:span text:style-name="T27"> (</text:span><text:span text:style-name="T18">Unified Display Interface</text:span><text:span text:style-name="T27">)</text:span>: Diseñado en 2006 y cancelado en 2007, iba a ser un conector digital de 26 pines basado en DVI que, finalmente, no se llegó a producir. Se planteó como una alternativa de bajo coste y que tuviera compatibilidad con HDMI y DVI, enfocado especialmente a monitores y tarjetas gráficas. Fue respaldado por empresas como Intel y Samsung.</text:p>
        </text:list-item>
        <text:list-item>
          <text:p text:style-name="P83"><text:span text:style-name="T27">DisplayPort</text:span><text:span text:style-name="T91">1</text:span><text:span text:style-name="T94">8</text:span>: Producido en 2008, es un conector digital con los pines distribuidos en dos filas de 10. Fue diseñado por VESA y es el competidor directo con HDMI que, a diferencia de este, no hay que pagar nada para poder usarlo en la fabricación de los dispositivos. Variantes:</text:p>
        </text:list-item>
      </text:list>
      <text:list xml:id="list147031952" text:style-name="L7">
        <text:list-item>
          <text:list>
            <text:list-item>
              <text:list>
                <text:list-item>
                  <text:p text:style-name="P84"><text:span text:style-name="T27">Mini-DisplayPort</text:span><text:span text:style-name="T94">19</text:span>: Anunciado por Apple.</text:p>
                </text:list-item>
              </text:list>
            </text:list-item>
          </text:list>
        </text:list-item>
      </text:list>
      <text:list xml:id="list216815143" text:style-name="L8">
        <text:list-item>
          <text:p text:style-name="P85"><text:span text:style-name="T27">HDBaseT</text:span><text:span text:style-name="T94">20</text:span>: Diseñado en 2010, no es en sí un tipo conector, sino que hace uso del conector Ethernet de los cables Cat 5e y Cat 6. Puede transportar vídeo, sonido y Ethernet.</text:p>
        </text:list-item>
        <text:list-item>
          <text:p text:style-name="P85"><text:span text:style-name="T27">DMS-59</text:span><text:span text:style-name="T94">21</text:span>: Usado en tarjetas gráficas, fue un conector digital de 59 pines distribuidos en cuatro filas. Era compatible con dos conectores DVI o dos conectores VGA, pero en uno solo, consiguiendo así una mayor resolución.</text:p>
        </text:list-item>
      </text:list>
      <text:p text:style-name="P5"/>
      <table:table table:name="Tabla3" table:style-name="Tabla3">
        <table:table-column table:style-name="Tabla3.A" table:number-columns-repeated="2"/>
        <table:table-column table:style-name="Tabla3.C"/>
        <table:table-column table:style-name="Tabla3.A"/>
        <table:table-row>
          <table:table-cell table:style-name="Tabla3.A1" office:value-type="string">
            <text:p text:style-name="P52">Conectores</text:p>
          </table:table-cell>
          <table:table-cell table:style-name="Tabla3.A1" office:value-type="string">
            <text:p text:style-name="P52">Pines</text:p>
          </table:table-cell>
          <table:table-cell table:style-name="Tabla3.A1" office:value-type="string">
            <text:p text:style-name="P52">Tipo de señal</text:p>
          </table:table-cell>
          <table:table-cell table:style-name="Tabla3.D1" office:value-type="string">
            <text:p text:style-name="P52">Año</text:p>
          </table:table-cell>
        </table:table-row>
        <table:table-row>
          <table:table-cell table:style-name="Tabla3.A2" office:value-type="string">
            <text:p text:style-name="P69">DMS-59</text:p>
          </table:table-cell>
          <table:table-cell table:style-name="Tabla3.A2" office:value-type="string">
            <text:p text:style-name="P44">59</text:p>
          </table:table-cell>
          <table:table-cell table:style-name="Tabla3.A2" office:value-type="string">
            <text:p text:style-name="P42">Digital</text:p>
          </table:table-cell>
          <table:table-cell table:style-name="Tabla3.D2" office:value-type="string">
            <text:p text:style-name="P20"/>
          </table:table-cell>
        </table:table-row>
        <table:table-row>
          <table:table-cell table:style-name="Tabla3.A2" office:value-type="string">
            <text:p text:style-name="P69">Composite video</text:p>
          </table:table-cell>
          <table:table-cell table:style-name="Tabla3.A2" office:value-type="string">
            <text:p text:style-name="P45">1</text:p>
          </table:table-cell>
          <table:table-cell table:style-name="Tabla3.A2" office:value-type="string">
            <text:p text:style-name="P45">Analógica</text:p>
          </table:table-cell>
          <table:table-cell table:style-name="Tabla3.D2" office:value-type="string">
            <text:p text:style-name="P45">Década de los 80</text:p>
          </table:table-cell>
        </table:table-row>
        <table:table-row>
          <table:table-cell table:style-name="Tabla3.A2" office:value-type="string">
            <text:p text:style-name="P69">DB13W3</text:p>
          </table:table-cell>
          <table:table-cell table:style-name="Tabla3.A2" office:value-type="string">
            <text:p text:style-name="P44">10 + 3</text:p>
          </table:table-cell>
          <table:table-cell table:style-name="Tabla3.A2" office:value-type="string">
            <text:p text:style-name="P42">Analógica</text:p>
          </table:table-cell>
          <table:table-cell table:style-name="Tabla3.D2" office:value-type="string">
            <text:p text:style-name="P42">Década de los 80</text:p>
          </table:table-cell>
        </table:table-row>
        <table:table-row>
          <table:table-cell table:style-name="Tabla3.A2" office:value-type="string">
            <text:p text:style-name="P52">VGA</text:p>
          </table:table-cell>
          <table:table-cell table:style-name="Tabla3.A2" office:value-type="string">
            <text:p text:style-name="P43">15</text:p>
          </table:table-cell>
          <table:table-cell table:style-name="Tabla3.A2" office:value-type="string">
            <text:p text:style-name="P43">Analógica</text:p>
          </table:table-cell>
          <table:table-cell table:style-name="Tabla3.D2" office:value-type="string">
            <text:p text:style-name="P43">1987–Actualidad <text:s/></text:p>
          </table:table-cell>
        </table:table-row>
        <table:table-row>
          <table:table-cell table:style-name="Tabla3.A2" office:value-type="string">
            <text:p text:style-name="P69">S-Video</text:p>
          </table:table-cell>
          <table:table-cell table:style-name="Tabla3.A2" office:value-type="string">
            <text:p text:style-name="P44">4</text:p>
          </table:table-cell>
          <table:table-cell table:style-name="Tabla3.A2" office:value-type="string">
            <text:p text:style-name="P44">Analógica</text:p>
          </table:table-cell>
          <table:table-cell table:style-name="Tabla3.D2" office:value-type="string">
            <text:p text:style-name="P44">1987</text:p>
          </table:table-cell>
        </table:table-row>
        <table:table-row>
          <table:table-cell table:style-name="Tabla3.A2" office:value-type="string">
            <text:p text:style-name="P69">VESA Enhanced Video Conector</text:p>
          </table:table-cell>
          <table:table-cell table:style-name="Tabla3.A2" office:value-type="string">
            <text:p text:style-name="P47">30 + 5</text:p>
          </table:table-cell>
          <table:table-cell table:style-name="Tabla3.A2" office:value-type="string">
            <text:p text:style-name="P47">Analógica y digital</text:p>
          </table:table-cell>
          <table:table-cell table:style-name="Tabla3.D2" office:value-type="string">
            <text:p text:style-name="P47">1995</text:p>
          </table:table-cell>
        </table:table-row>
        <table:table-row>
          <table:table-cell table:style-name="Tabla3.A2" office:value-type="string">
            <text:p text:style-name="P69">DVI</text:p>
          </table:table-cell>
          <table:table-cell table:style-name="Tabla3.A2" office:value-type="string">
            <text:p text:style-name="P48">24 + 5 (estándar)</text:p>
          </table:table-cell>
          <table:table-cell table:style-name="Tabla3.A2" office:value-type="string">
            <text:p text:style-name="P44">Analógica y digital</text:p>
          </table:table-cell>
          <table:table-cell table:style-name="Tabla3.D2" office:value-type="string">
            <text:p text:style-name="P44">1999<text:span text:style-name="T74">–</text:span>Actualidad</text:p>
          </table:table-cell>
        </table:table-row>
        <table:table-row>
          <table:table-cell table:style-name="Tabla3.A2" office:value-type="string">
            <text:p text:style-name="P69">HDMI</text:p>
          </table:table-cell>
          <table:table-cell table:style-name="Tabla3.A2" office:value-type="string">
            <text:p text:style-name="P46">19</text:p>
          </table:table-cell>
          <table:table-cell table:style-name="Tabla3.A2" office:value-type="string">
            <text:p text:style-name="P46">Digital</text:p>
          </table:table-cell>
          <table:table-cell table:style-name="Tabla3.D2" office:value-type="string">
            <text:p text:style-name="P44">2002<text:span text:style-name="T74">–</text:span>Actualidad</text:p>
          </table:table-cell>
        </table:table-row>
        <table:table-row>
          <table:table-cell table:style-name="Tabla3.A2" office:value-type="string">
            <text:p text:style-name="P69">UDI</text:p>
          </table:table-cell>
          <table:table-cell table:style-name="Tabla3.A2" office:value-type="string">
            <text:p text:style-name="P44">26</text:p>
          </table:table-cell>
          <table:table-cell table:style-name="Tabla3.A2" office:value-type="string">
            <text:p text:style-name="P44">Digital</text:p>
          </table:table-cell>
          <table:table-cell table:style-name="Tabla3.D2" office:value-type="string">
            <text:p text:style-name="P44">2006<text:span text:style-name="T74">–</text:span>2007</text:p>
          </table:table-cell>
        </table:table-row>
        <table:table-row>
          <table:table-cell table:style-name="Tabla3.A2" office:value-type="string">
            <text:p text:style-name="P70">DisplayPort</text:p>
          </table:table-cell>
          <table:table-cell table:style-name="Tabla3.A2" office:value-type="string">
            <text:p text:style-name="P49">20</text:p>
          </table:table-cell>
          <table:table-cell table:style-name="Tabla3.A2" office:value-type="string">
            <text:p text:style-name="P50">Digital</text:p>
          </table:table-cell>
          <table:table-cell table:style-name="Tabla3.D2" office:value-type="string">
            <text:p text:style-name="P50">2008–Actualidad</text:p>
          </table:table-cell>
        </table:table-row>
        <table:table-row>
          <table:table-cell table:style-name="Tabla3.A2" office:value-type="string">
            <text:p text:style-name="P69">HDBaseT</text:p>
          </table:table-cell>
          <table:table-cell table:style-name="Tabla3.A2" office:value-type="string">
            <text:p text:style-name="P46">8</text:p>
          </table:table-cell>
          <table:table-cell table:style-name="Tabla3.A2" office:value-type="string">
            <text:p text:style-name="P46">Digital</text:p>
          </table:table-cell>
          <table:table-cell table:style-name="Tabla3.D2" office:value-type="string">
            <text:p text:style-name="P46">2010</text:p>
          </table:table-cell>
        </table:table-row>
      </table:table>
      <text:p text:style-name="P5"/>
      <text:p text:style-name="P5"/>
      <text:h text:style-name="P126" text:outline-level="5"><text:bookmark-start text:name="__RefHeading___Toc254_3404016632"/><text:soft-page-break/>d. Tipos de ranuras de expansión de tarjetas gráficas<text:span text:style-name="T105">22</text:span><text:bookmark-end text:name="__RefHeading___Toc254_3404016632"/></text:h>
      <text:list xml:id="list1664951137" text:style-name="L9">
        <text:list-item>
          <text:p text:style-name="P86"><text:span text:style-name="T27">S-100 bus</text:span><text:span text:style-name="T94">23</text:span>: Diseñad<text:span text:style-name="T68">o</text:span> en 1974 como una parte del Altair 8800, fue el primer bus estándar para la industria de las microcomputadoras. <text:span text:style-name="T54">Era de 8 bits con una frecuencia de reloj de 10 MHz.</text:span></text:p>
        </text:list-item>
        <text:list-item>
          <text:p text:style-name="P87"><text:span text:style-name="T27">ISA</text:span><text:span text:style-name="T93">2</text:span><text:span text:style-name="T94">4</text:span><text:span text:style-name="T27"> </text:span><text:span text:style-name="T28">(</text:span><text:span text:style-name="T19">Industry Standard Architecture</text:span><text:span text:style-name="T28">)</text:span>: <text:span text:style-name="T48">Introducido en 1981 por IBM, se convirtió en la opción predominante del mercado en la década de los 80. Hubo dos versiones: ISA XT (de 8 bits) e ISA AT (de 16 bits, creada en el 1984), que tenían una frecuencia de reloj de 4.77 y 8.33 MHz.</text:span></text:p>
        </text:list-item>
        <text:list-item>
          <text:p text:style-name="P90"><text:span text:style-name="T27">Zorro II</text:span><text:span text:style-name="T93">2</text:span><text:span text:style-name="T94">5</text:span>: Introducido en 1986 y usado en los Commodore Amiga 1500 y 2000. Era de 16 bits <text:span text:style-name="T71">con</text:span> una frecuencia de reloj de 7.14 MHz.</text:p>
        </text:list-item>
        <text:list-item>
          <text:p text:style-name="P88"><text:span text:style-name="T27">N</text:span><text:span text:style-name="T29">uBus</text:span><text:span text:style-name="T93">2</text:span><text:span text:style-name="T94">6</text:span>: <text:span text:style-name="T48">Usado en el ordenador Macintosh II de Apple (lanzado en marzo de 1987). Era un bus de 32 bits con una frecuencia de reloj de 10 MHz.</text:span></text:p>
        </text:list-item>
        <text:list-item>
          <text:p text:style-name="P88"><text:span text:style-name="T27">MCA</text:span><text:span text:style-name="T93">2</text:span><text:span text:style-name="T94">7</text:span><text:span text:style-name="T27"> </text:span><text:span text:style-name="T30">(</text:span><text:span text:style-name="T20">Mircro Channel Architecture</text:span><text:span text:style-name="T30">)</text:span>: <text:span text:style-name="T69">Fue un intento de IBM en 1987 para reemplazar al ISA, pero incompatible con los anteriores. Era un bus de 16 o 32 bits con una frecuencia de reloj de 10 MHz.</text:span></text:p>
        </text:list-item>
        <text:list-item>
          <text:p text:style-name="P88"><text:span text:style-name="T9">EISA</text:span><text:span text:style-name="T95">2</text:span><text:span text:style-name="T96">8</text:span><text:span text:style-name="T9"> </text:span><text:span text:style-name="T10">(</text:span><text:span text:style-name="T20">Extended Industry Standard Architecture</text:span><text:span text:style-name="T10">)</text:span>: <text:span text:style-name="T49">Publicado en 1988 para competir con el MCA de IBM y compatible con lSA AT. Era un bus de 32 bits con una frecuencia de reloj de 8.33 MHz.</text:span></text:p>
        </text:list-item>
        <text:list-item>
          <text:p text:style-name="P91"><text:span text:style-name="T9">Zorro III</text:span><text:span text:style-name="T95">2</text:span><text:span text:style-name="T96">9</text:span>: Introducido en 1990 y usado en los Commodore Amiga 3000 y 4000. <text:span text:style-name="T72">Era</text:span> de 32 bits <text:span text:style-name="T72">con</text:span> una frecuencia de reloj de 37.5 MHz.</text:p>
        </text:list-item>
        <text:list-item>
          <text:p text:style-name="P92"><text:span text:style-name="T27">VLB</text:span><text:span text:style-name="T94">30</text:span><text:span text:style-name="T27"> </text:span><text:span text:style-name="T30">(</text:span><text:span text:style-name="T20">VESA</text:span><text:span text:style-name="T30"> [</text:span><text:span text:style-name="T20">Video Electronics Standards Association</text:span><text:span text:style-name="T30">] </text:span><text:span text:style-name="T20">Local Bus</text:span><text:span text:style-name="T30">)</text:span>: <text:span text:style-name="T71">U</text:span>na extensión de ISA <text:span text:style-name="T72">en 1992</text:span>. <text:span text:style-name="T71">Era</text:span> un bus de 32 bits<text:span text:style-name="T70"> con una</text:span> frecuencia de reloj de 33 <text:span text:style-name="T70">y 40</text:span> MHz.</text:p>
        </text:list-item>
        <text:list-item>
          <text:p text:style-name="P87"><text:span text:style-name="T27">PCI</text:span><text:span text:style-name="T94">31</text:span><text:span text:style-name="T27"> </text:span><text:span text:style-name="T31">(</text:span><text:span text:style-name="T21">Peripheral Component Interconnect</text:span><text:span text:style-name="T31">)</text:span>: <text:span text:style-name="T73">Desplazó a los buses EISA, ISA, MCA y VESA desde 1993 en adelante. La ranura PCI permitía una conectividad dinámica entre los dispositivos sin tener que ajustar manualmente los </text:span><text:span text:style-name="T17">jumpers</text:span><text:span text:style-name="T5">. </text:span><text:span text:style-name="T6">La primera versión era</text:span><text:span text:style-name="T5"> un bus de 32 bits con una frecuencia de 33 MHz, </text:span><text:span text:style-name="T6">luego </text:span><text:span text:style-name="T7">han ido</text:span><text:span text:style-name="T6"> </text:span><text:span text:style-name="T7">apareciendo </text:span><text:span text:style-name="T6">mejores versiones.</text:span></text:p>
        </text:list-item>
        <text:list-item>
          <text:p text:style-name="P93"><text:span text:style-name="T9">UPA</text:span><text:span text:style-name="T96">32</text:span><text:span text:style-name="T9"> </text:span><text:span text:style-name="T11">(</text:span><text:span text:style-name="T21">Ultra Port Architecture</text:span><text:span text:style-name="T11">)</text:span><text:span text:style-name="T1">: Una arquitectura de bus de interconexión introducida por Sun Microsystems en 1995. </text:span><text:span text:style-name="T6">Era</text:span><text:span text:style-name="T1"> un bus de 64 bits </text:span><text:span text:style-name="T6">con una frecuencia de reloj</text:span><text:span text:style-name="T1"> de 67 a </text:span><text:span text:style-name="T6">120</text:span><text:span text:style-name="T1"> MHz.</text:span></text:p>
        </text:list-item>
        <text:list-item>
          <text:p text:style-name="P93"><text:span text:style-name="T9">AGP</text:span><text:span text:style-name="T96">33</text:span><text:span text:style-name="T9"> </text:span><text:span text:style-name="T11">(</text:span><text:span text:style-name="T21">Accelerated Graphics Port</text:span><text:span text:style-name="T11">)</text:span><text:span text:style-name="T1">: </text:span><text:span text:style-name="T7">Introducido </text:span><text:span text:style-name="T1">en 1997, es un bus dedicado a los gráficos. </text:span><text:span text:style-name="T7">Hay diferentes versiones: 1x, 2x, 4x y 8x</text:span><text:span text:style-name="T1">. Es de 32 bits </text:span><text:span text:style-name="T7">con </text:span><text:span text:style-name="T1">una frecuencia de reloj de 66 MHz.</text:span></text:p>
        </text:list-item>
        <text:list-item>
          <text:p text:style-name="P94"><text:span text:style-name="T9">PCI-X</text:span><text:span text:style-name="T96">34</text:span><text:span text:style-name="T9"> </text:span><text:span text:style-name="T12">(</text:span><text:span text:style-name="T21">Peripheral Component Interconnect </text:span><text:span text:style-name="T22">eXtended</text:span><text:span text:style-name="T12">)</text:span><text:span text:style-name="T1">: </text:span><text:span text:style-name="T8">Fue una</text:span><text:span text:style-name="T1"> extensión del bus PCI introducida en 1998. Mejora el PCI al extender el ancho del bus a los 64 bits y con una frecuencia de reloj de hasta los 133 MHz.</text:span></text:p>
        </text:list-item>
        <text:list-item>
          <text:p text:style-name="P89"><text:soft-page-break/><text:span text:style-name="T32">PCIe</text:span><text:span text:style-name="T93">3</text:span><text:span text:style-name="T94">5</text:span><text:span text:style-name="T32"> (</text:span><text:span text:style-name="T21">Peripheral Component Interconnect </text:span><text:span text:style-name="T22">Express</text:span><text:span text:style-name="T32">)</text:span><text:span text:style-name="T50">: Fue la primera interfaz de vídeo en serio, desplazando así al formato paralelo de todos los anteriores. Publicado en el año 2004 y, en 2006, ya proveían el doble de transferencia de datos que AGP. Es el estándar actual y, a día de hoy, ya se está empezando a abrir paso la versión 4.0</text:span><text:span text:style-name="T97">3</text:span><text:span text:style-name="T105">6</text:span><text:span text:style-name="T50">, con vistas a la 5.0</text:span><text:span text:style-name="T97">3</text:span><text:span text:style-name="T105">7</text:span><text:span text:style-name="T50">. Versiones de PCIe: PCIe 1.0 x1, x2, x4, x8, x16, x32</text:span><text:span text:style-name="T97">3</text:span><text:span text:style-name="T105">8</text:span><text:span text:style-name="T50">; PCIe 2.0 x1, x2, x4, x8, x16, x32</text:span><text:span text:style-name="T97">3</text:span><text:span text:style-name="T105">8</text:span><text:span text:style-name="T50">; PCIe 3.0 x1, x2, x4, x8, x16, x32</text:span><text:span text:style-name="T97">3</text:span><text:span text:style-name="T105">8</text:span><text:span text:style-name="T50">; y las que están por llegar: PCIe 4.0</text:span><text:span text:style-name="T97">3</text:span><text:span text:style-name="T105">6</text:span><text:span text:style-name="T50"> x1</text:span><text:span text:style-name="T97">3</text:span><text:span text:style-name="T105">9</text:span><text:span text:style-name="T50">, x2</text:span><text:span text:style-name="T97">3</text:span><text:span text:style-name="T105">9</text:span><text:span text:style-name="T50">, x4</text:span><text:span text:style-name="T97">3</text:span><text:span text:style-name="T105">9</text:span><text:span text:style-name="T50">, x8</text:span><text:span text:style-name="T97">3</text:span><text:span text:style-name="T105">9</text:span><text:span text:style-name="T50">, x16</text:span><text:span text:style-name="T97">3</text:span><text:span text:style-name="T105">9</text:span><text:span text:style-name="T50">; PCIe 5.0</text:span><text:span text:style-name="T97">3</text:span><text:span text:style-name="T105">7</text:span><text:span text:style-name="T50"> x1</text:span><text:span text:style-name="T97">3</text:span><text:span text:style-name="T105">9</text:span><text:span text:style-name="T50">, x2</text:span><text:span text:style-name="T97">3</text:span><text:span text:style-name="T105">9</text:span><text:span text:style-name="T50">, x4</text:span><text:span text:style-name="T97">3</text:span><text:span text:style-name="T105">9</text:span><text:span text:style-name="T50">, x8</text:span><text:span text:style-name="T97">3</text:span><text:span text:style-name="T105">9</text:span><text:span text:style-name="T50">, x16</text:span><text:span text:style-name="T97">3</text:span><text:span text:style-name="T105">9</text:span><text:span text:style-name="T50">. Los formatos x32</text:span><text:span text:style-name="T97">3</text:span><text:span text:style-name="T105">8</text:span><text:span text:style-name="T50"> no son muy comunes, pero existen.</text:span></text:p>
        </text:list-item>
      </text:list>
      <text:p text:style-name="P72"/>
      <table:table table:name="Tabla1" table:style-name="Tabla1">
        <table:table-column table:style-name="Tabla1.A"/>
        <table:table-column table:style-name="Tabla1.B"/>
        <table:table-column table:style-name="Tabla1.A"/>
        <table:table-column table:style-name="Tabla1.B" table:number-columns-repeated="2"/>
        <table:table-column table:style-name="Tabla1.A"/>
        <table:table-row>
          <table:table-cell table:style-name="Tabla1.A1" office:value-type="string">
            <text:p text:style-name="P71">Bus</text:p>
          </table:table-cell>
          <table:table-cell table:style-name="Tabla1.A1" office:value-type="string">
            <text:p text:style-name="P53">Ancho (bits)</text:p>
          </table:table-cell>
          <table:table-cell table:style-name="Tabla1.A1" office:value-type="string">
            <text:p text:style-name="P53"><text:span text:style-name="T69">Frecuencia</text:span> de reloj (MHz)</text:p>
          </table:table-cell>
          <table:table-cell table:style-name="Tabla1.A1" office:value-type="string">
            <text:p text:style-name="P53"><text:span text:style-name="T53">A</text:span>ncho de banda (MB/s)</text:p>
          </table:table-cell>
          <table:table-cell table:style-name="Tabla1.A1" office:value-type="string">
            <text:p text:style-name="P53">Tipo</text:p>
          </table:table-cell>
          <table:table-cell table:style-name="Tabla1.F1" office:value-type="string">
            <text:p text:style-name="P56">Año</text:p>
          </table:table-cell>
        </table:table-row>
        <table:table-row>
          <table:table-cell table:style-name="Tabla1.A2" office:value-type="string">
            <text:p text:style-name="P57">PCI-X <text:span text:style-name="T63">133</text:span></text:p>
          </table:table-cell>
          <table:table-cell table:style-name="Tabla1.A2" office:value-type="string">
            <text:p text:style-name="P21"/>
          </table:table-cell>
          <table:table-cell table:style-name="Tabla1.A2" office:value-type="string">
            <text:p text:style-name="P21"/>
          </table:table-cell>
          <table:table-cell table:style-name="Tabla1.A2" office:value-type="string">
            <text:p text:style-name="P22">1067</text:p>
          </table:table-cell>
          <table:table-cell table:style-name="Tabla1.A2" office:value-type="string">
            <text:p text:style-name="P24"/>
          </table:table-cell>
          <table:table-cell table:style-name="Tabla1.F2" office:value-type="string">
            <text:p text:style-name="P21"/>
          </table:table-cell>
        </table:table-row>
        <table:table-row>
          <table:table-cell table:style-name="Tabla1.A2" office:value-type="string">
            <text:p text:style-name="P57">PCI-X <text:span text:style-name="T63">QDR</text:span></text:p>
          </table:table-cell>
          <table:table-cell table:style-name="Tabla1.A2" office:value-type="string">
            <text:p text:style-name="P21">16</text:p>
          </table:table-cell>
          <table:table-cell table:style-name="Tabla1.A2" office:value-type="string">
            <text:p text:style-name="P21"/>
          </table:table-cell>
          <table:table-cell table:style-name="Tabla1.A2" office:value-type="string">
            <text:p text:style-name="P23">1067</text:p>
          </table:table-cell>
          <table:table-cell table:style-name="Tabla1.A2" office:value-type="string">
            <text:p text:style-name="P24"/>
          </table:table-cell>
          <table:table-cell table:style-name="Tabla1.F2" office:value-type="string">
            <text:p text:style-name="P21"/>
          </table:table-cell>
        </table:table-row>
        <table:table-row>
          <table:table-cell table:style-name="Tabla1.A2" office:value-type="string">
            <text:p text:style-name="P57">PCI-X DDR</text:p>
          </table:table-cell>
          <table:table-cell table:style-name="Tabla1.A2" office:value-type="string">
            <text:p text:style-name="P21"/>
          </table:table-cell>
          <table:table-cell table:style-name="Tabla1.A2" office:value-type="string">
            <text:p text:style-name="P21"/>
          </table:table-cell>
          <table:table-cell table:style-name="Tabla1.A2" office:value-type="string">
            <text:p text:style-name="P22">2133</text:p>
          </table:table-cell>
          <table:table-cell table:style-name="Tabla1.A2" office:value-type="string">
            <text:p text:style-name="P24"/>
          </table:table-cell>
          <table:table-cell table:style-name="Tabla1.F2" office:value-type="string">
            <text:p text:style-name="P21"/>
          </table:table-cell>
        </table:table-row>
        <table:table-row>
          <table:table-cell table:style-name="Tabla1.A2" office:value-type="string">
            <text:p text:style-name="P58">PCI-X <text:span text:style-name="T63">QDR</text:span></text:p>
          </table:table-cell>
          <table:table-cell table:style-name="Tabla1.A2" office:value-type="string">
            <text:p text:style-name="P21"/>
          </table:table-cell>
          <table:table-cell table:style-name="Tabla1.A2" office:value-type="string">
            <text:p text:style-name="P21"/>
          </table:table-cell>
          <table:table-cell table:style-name="Tabla1.A2" office:value-type="string">
            <text:p text:style-name="P22">4266</text:p>
          </table:table-cell>
          <table:table-cell table:style-name="Tabla1.A2" office:value-type="string">
            <text:p text:style-name="P24"/>
          </table:table-cell>
          <table:table-cell table:style-name="Tabla1.F2" office:value-type="string">
            <text:p text:style-name="P21"/>
          </table:table-cell>
        </table:table-row>
        <table:table-row>
          <table:table-cell table:style-name="Tabla1.A2" office:value-type="string">
            <text:p text:style-name="P53">PCI</text:p>
          </table:table-cell>
          <table:table-cell table:style-name="Tabla1.A2" office:value-type="string">
            <text:p text:style-name="P26">64</text:p>
          </table:table-cell>
          <table:table-cell table:style-name="Tabla1.A2" office:value-type="string">
            <text:p text:style-name="P27">66/100</text:p>
          </table:table-cell>
          <table:table-cell table:style-name="Tabla1.A2" office:value-type="string">
            <text:p text:style-name="P27">533.3/800</text:p>
          </table:table-cell>
          <table:table-cell table:style-name="Tabla1.A2" office:value-type="string">
            <text:p text:style-name="P26">Paralelo</text:p>
          </table:table-cell>
          <table:table-cell table:style-name="Tabla1.F2" office:value-type="string">
            <text:p text:style-name="P24"/>
          </table:table-cell>
        </table:table-row>
        <table:table-row>
          <table:table-cell table:style-name="Tabla1.A2" office:value-type="string">
            <text:p text:style-name="P59">S-100 bus</text:p>
          </table:table-cell>
          <table:table-cell table:style-name="Tabla1.A2" office:value-type="string">
            <text:p text:style-name="P24">8</text:p>
          </table:table-cell>
          <table:table-cell table:style-name="Tabla1.A2" office:value-type="string">
            <text:p text:style-name="P24">10</text:p>
          </table:table-cell>
          <table:table-cell table:style-name="Tabla1.A2" office:value-type="string">
            <text:p text:style-name="P28">10</text:p>
          </table:table-cell>
          <table:table-cell table:style-name="Tabla1.A2" office:value-type="string">
            <text:p text:style-name="P24">Paralelo</text:p>
          </table:table-cell>
          <table:table-cell table:style-name="Tabla1.F2" office:value-type="string">
            <text:p text:style-name="P24">197<text:span text:style-name="T65">4</text:span></text:p>
          </table:table-cell>
        </table:table-row>
        <table:table-row>
          <table:table-cell table:style-name="Tabla1.A2" office:value-type="string">
            <text:p text:style-name="P53">ISA XT</text:p>
          </table:table-cell>
          <table:table-cell table:style-name="Tabla1.A2" office:value-type="string">
            <text:p text:style-name="P26">8</text:p>
          </table:table-cell>
          <table:table-cell table:style-name="Tabla1.A2" office:value-type="string">
            <text:p text:style-name="P26">4.77</text:p>
          </table:table-cell>
          <table:table-cell table:style-name="Tabla1.A2" office:value-type="string">
            <text:p text:style-name="P28">2.39</text:p>
          </table:table-cell>
          <table:table-cell table:style-name="Tabla1.A2" office:value-type="string">
            <text:p text:style-name="P26">Paralelo</text:p>
          </table:table-cell>
          <table:table-cell table:style-name="Tabla1.F2" office:value-type="string">
            <text:p text:style-name="P24">1981</text:p>
          </table:table-cell>
        </table:table-row>
        <table:table-row>
          <table:table-cell table:style-name="Tabla1.A2" office:value-type="string">
            <text:p text:style-name="P53">ISA AT</text:p>
          </table:table-cell>
          <table:table-cell table:style-name="Tabla1.A2" office:value-type="string">
            <text:p text:style-name="P26">16</text:p>
          </table:table-cell>
          <table:table-cell table:style-name="Tabla1.A2" office:value-type="string">
            <text:p text:style-name="P26">8.33</text:p>
          </table:table-cell>
          <table:table-cell table:style-name="Tabla1.A2" office:value-type="string">
            <text:p text:style-name="P28">8.33</text:p>
          </table:table-cell>
          <table:table-cell table:style-name="Tabla1.A2" office:value-type="string">
            <text:p text:style-name="P26">Paralelo</text:p>
          </table:table-cell>
          <table:table-cell table:style-name="Tabla1.F2" office:value-type="string">
            <text:p text:style-name="P24">1984</text:p>
          </table:table-cell>
        </table:table-row>
        <table:table-row>
          <table:table-cell table:style-name="Tabla1.A2" office:value-type="string">
            <text:p text:style-name="P62">Zorro II</text:p>
          </table:table-cell>
          <table:table-cell table:style-name="Tabla1.A2" office:value-type="string">
            <text:p text:style-name="P28">16</text:p>
          </table:table-cell>
          <table:table-cell table:style-name="Tabla1.A2" office:value-type="string">
            <text:p text:style-name="P28">7.14</text:p>
          </table:table-cell>
          <table:table-cell table:style-name="Tabla1.A2" office:value-type="string">
            <text:p text:style-name="P28">5.3</text:p>
          </table:table-cell>
          <table:table-cell table:style-name="Tabla1.A2" office:value-type="string">
            <text:p text:style-name="P28"/>
          </table:table-cell>
          <table:table-cell table:style-name="Tabla1.F2" office:value-type="string">
            <text:p text:style-name="P28">1986</text:p>
          </table:table-cell>
        </table:table-row>
        <table:table-row>
          <table:table-cell table:style-name="Tabla1.A2" office:value-type="string">
            <text:p text:style-name="P53">N<text:span text:style-name="T52">u</text:span>B<text:span text:style-name="T52">us</text:span></text:p>
          </table:table-cell>
          <table:table-cell table:style-name="Tabla1.A2" office:value-type="string">
            <text:p text:style-name="P26">32</text:p>
          </table:table-cell>
          <table:table-cell table:style-name="Tabla1.A2" office:value-type="string">
            <text:p text:style-name="P26">10</text:p>
          </table:table-cell>
          <table:table-cell table:style-name="Tabla1.A2" office:value-type="string">
            <text:p text:style-name="P26">40</text:p>
          </table:table-cell>
          <table:table-cell table:style-name="Tabla1.A2" office:value-type="string">
            <text:p text:style-name="P26">Paralelo</text:p>
          </table:table-cell>
          <table:table-cell table:style-name="Tabla1.F2" office:value-type="string">
            <text:p text:style-name="P24">1987</text:p>
          </table:table-cell>
        </table:table-row>
        <table:table-row>
          <table:table-cell table:style-name="Tabla1.A2" office:value-type="string">
            <text:p text:style-name="P53">MCA</text:p>
          </table:table-cell>
          <table:table-cell table:style-name="Tabla1.A2" office:value-type="string">
            <text:p text:style-name="P26"><text:span text:style-name="T61">16/</text:span>32</text:p>
          </table:table-cell>
          <table:table-cell table:style-name="Tabla1.A2" office:value-type="string">
            <text:p text:style-name="P26">10</text:p>
          </table:table-cell>
          <table:table-cell table:style-name="Tabla1.A2" office:value-type="string">
            <text:p text:style-name="P21">66</text:p>
          </table:table-cell>
          <table:table-cell table:style-name="Tabla1.A2" office:value-type="string">
            <text:p text:style-name="P26">Paralelo</text:p>
          </table:table-cell>
          <table:table-cell table:style-name="Tabla1.F2" office:value-type="string">
            <text:p text:style-name="P24">1987</text:p>
          </table:table-cell>
        </table:table-row>
        <table:table-row>
          <table:table-cell table:style-name="Tabla1.A2" office:value-type="string">
            <text:p text:style-name="P53">EISA</text:p>
          </table:table-cell>
          <table:table-cell table:style-name="Tabla1.A2" office:value-type="string">
            <text:p text:style-name="P26"><text:span text:style-name="T62">8/16/</text:span>32</text:p>
          </table:table-cell>
          <table:table-cell table:style-name="Tabla1.A2" office:value-type="string">
            <text:p text:style-name="P26">8.33</text:p>
          </table:table-cell>
          <table:table-cell table:style-name="Tabla1.A2" office:value-type="string">
            <text:p text:style-name="P26">3<text:span text:style-name="T62">3.32</text:span></text:p>
          </table:table-cell>
          <table:table-cell table:style-name="Tabla1.A2" office:value-type="string">
            <text:p text:style-name="P26">Paralelo</text:p>
          </table:table-cell>
          <table:table-cell table:style-name="Tabla1.F2" office:value-type="string">
            <text:p text:style-name="P24">1988</text:p>
          </table:table-cell>
        </table:table-row>
        <table:table-row>
          <table:table-cell table:style-name="Tabla1.A2" office:value-type="string">
            <text:p text:style-name="P62">Zorro II<text:span text:style-name="T62">I</text:span></text:p>
          </table:table-cell>
          <table:table-cell table:style-name="Tabla1.A2" office:value-type="string">
            <text:p text:style-name="P21">32</text:p>
          </table:table-cell>
          <table:table-cell table:style-name="Tabla1.A2" office:value-type="string">
            <text:p text:style-name="P21">37.5</text:p>
          </table:table-cell>
          <table:table-cell table:style-name="Tabla1.A2" office:value-type="string">
            <text:p text:style-name="P21">150</text:p>
          </table:table-cell>
          <table:table-cell table:style-name="Tabla1.A2" office:value-type="string">
            <text:p text:style-name="P28"/>
          </table:table-cell>
          <table:table-cell table:style-name="Tabla1.F2" office:value-type="string">
            <text:p text:style-name="P28">19<text:span text:style-name="T62">90</text:span></text:p>
          </table:table-cell>
        </table:table-row>
        <table:table-row>
          <table:table-cell table:style-name="Tabla1.A2" office:value-type="string">
            <text:p text:style-name="P63">NuBus 90<text:span text:style-name="T105">40</text:span></text:p>
          </table:table-cell>
          <table:table-cell table:style-name="Tabla1.A2" office:value-type="string">
            <text:p text:style-name="P29"/>
          </table:table-cell>
          <table:table-cell table:style-name="Tabla1.A2" office:value-type="string">
            <text:p text:style-name="P29">20</text:p>
          </table:table-cell>
          <table:table-cell table:style-name="Tabla1.A2" office:value-type="string">
            <text:p text:style-name="P29">80</text:p>
          </table:table-cell>
          <table:table-cell table:style-name="Tabla1.A2" office:value-type="string">
            <text:p text:style-name="P29"/>
          </table:table-cell>
          <table:table-cell table:style-name="Tabla1.F2" office:value-type="string">
            <text:p text:style-name="P29">1991</text:p>
          </table:table-cell>
        </table:table-row>
        <table:table-row>
          <table:table-cell table:style-name="Tabla1.A2" office:value-type="string">
            <text:p text:style-name="P53"><text:span text:style-name="T70">VLB o </text:span>VESA</text:p>
          </table:table-cell>
          <table:table-cell table:style-name="Tabla1.A2" office:value-type="string">
            <text:p text:style-name="P26">32</text:p>
          </table:table-cell>
          <table:table-cell table:style-name="Tabla1.A2" office:value-type="string">
            <text:p text:style-name="P26"><text:span text:style-name="T62">33</text:span>/<text:span text:style-name="T62">40</text:span></text:p>
          </table:table-cell>
          <table:table-cell table:style-name="Tabla1.A2" office:value-type="string">
            <text:p text:style-name="P26"><text:span text:style-name="T62">133.33/</text:span>160</text:p>
          </table:table-cell>
          <table:table-cell table:style-name="Tabla1.A2" office:value-type="string">
            <text:p text:style-name="P26">Paralelo</text:p>
          </table:table-cell>
          <table:table-cell table:style-name="Tabla1.F2" office:value-type="string">
            <text:p text:style-name="P24">1992</text:p>
          </table:table-cell>
        </table:table-row>
        <table:table-row>
          <table:table-cell table:style-name="Tabla1.A2" office:value-type="string">
            <text:p text:style-name="P53">PCI</text:p>
          </table:table-cell>
          <table:table-cell table:style-name="Tabla1.A2" office:value-type="string">
            <text:p text:style-name="P26">32/64</text:p>
          </table:table-cell>
          <table:table-cell table:style-name="Tabla1.A2" office:value-type="string">
            <text:p text:style-name="P26">33</text:p>
          </table:table-cell>
          <table:table-cell table:style-name="Tabla1.A2" office:value-type="string">
            <text:p text:style-name="P26">13<text:span text:style-name="T61">3.33/266.7</text:span></text:p>
          </table:table-cell>
          <table:table-cell table:style-name="Tabla1.A2" office:value-type="string">
            <text:p text:style-name="P26">Paralelo</text:p>
          </table:table-cell>
          <table:table-cell table:style-name="Tabla1.F2" office:value-type="string">
            <text:p text:style-name="P24">1993</text:p>
          </table:table-cell>
        </table:table-row>
        <table:table-row>
          <table:table-cell table:style-name="Tabla1.A2" office:value-type="string">
            <text:p text:style-name="P62">PCI</text:p>
          </table:table-cell>
          <table:table-cell table:style-name="Tabla1.A2" office:value-type="string">
            <text:p text:style-name="P28">32</text:p>
          </table:table-cell>
          <table:table-cell table:style-name="Tabla1.A2" office:value-type="string">
            <text:p text:style-name="P28">66</text:p>
          </table:table-cell>
          <table:table-cell table:style-name="Tabla1.A2" office:value-type="string">
            <text:p text:style-name="P28">266.7</text:p>
          </table:table-cell>
          <table:table-cell table:style-name="Tabla1.A2" office:value-type="string">
            <text:p text:style-name="P28">Paralelo</text:p>
          </table:table-cell>
          <table:table-cell table:style-name="Tabla1.F2" office:value-type="string">
            <text:p text:style-name="P28">1995</text:p>
          </table:table-cell>
        </table:table-row>
        <table:table-row>
          <table:table-cell table:style-name="Tabla1.A2" office:value-type="string">
            <text:p text:style-name="P57">UPA</text:p>
          </table:table-cell>
          <table:table-cell table:style-name="Tabla1.A2" office:value-type="string">
            <text:p text:style-name="P21">64</text:p>
          </table:table-cell>
          <table:table-cell table:style-name="Tabla1.A2" office:value-type="string">
            <text:p text:style-name="P21">67/83/<text:span text:style-name="T64">100/120</text:span></text:p>
          </table:table-cell>
          <table:table-cell table:style-name="Tabla1.A2" office:value-type="string">
            <text:p text:style-name="P28"><text:span text:style-name="T64">1070/1320/1600/</text:span>1<text:span text:style-name="T62">920</text:span></text:p>
          </table:table-cell>
          <table:table-cell table:style-name="Tabla1.A2" office:value-type="string">
            <text:p text:style-name="P24"/>
          </table:table-cell>
          <table:table-cell table:style-name="Tabla1.F2" office:value-type="string">
            <text:p text:style-name="P21">1995</text:p>
          </table:table-cell>
        </table:table-row>
        <table:table-row>
          <table:table-cell table:style-name="Tabla1.A2" office:value-type="string">
            <text:p text:style-name="P53">AGP 1x</text:p>
          </table:table-cell>
          <table:table-cell table:style-name="Tabla1.A2" office:value-type="string">
            <text:p text:style-name="P26">32</text:p>
          </table:table-cell>
          <table:table-cell table:style-name="Tabla1.A2" office:value-type="string">
            <text:p text:style-name="P26">66</text:p>
          </table:table-cell>
          <table:table-cell table:style-name="Tabla1.A2" office:value-type="string">
            <text:p text:style-name="P26">26<text:span text:style-name="T62">6.7</text:span></text:p>
          </table:table-cell>
          <table:table-cell table:style-name="Tabla1.A2" office:value-type="string">
            <text:p text:style-name="P26">Paralelo</text:p>
          </table:table-cell>
          <table:table-cell table:style-name="Tabla1.F2" office:value-type="string">
            <text:p text:style-name="P24">1997</text:p>
          </table:table-cell>
        </table:table-row>
        <table:table-row>
          <table:table-cell table:style-name="Tabla1.A2" office:value-type="string">
            <text:p text:style-name="P53">AGP 2x</text:p>
          </table:table-cell>
          <table:table-cell table:style-name="Tabla1.A2" office:value-type="string">
            <text:p text:style-name="P26">32</text:p>
          </table:table-cell>
          <table:table-cell table:style-name="Tabla1.A2" office:value-type="string">
            <text:p text:style-name="P26">66</text:p>
          </table:table-cell>
          <table:table-cell table:style-name="Tabla1.A2" office:value-type="string">
            <text:p text:style-name="P26">5<text:span text:style-name="T62">33.3</text:span></text:p>
          </table:table-cell>
          <table:table-cell table:style-name="Tabla1.A2" office:value-type="string">
            <text:p text:style-name="P26">Paralelo</text:p>
          </table:table-cell>
          <table:table-cell table:style-name="Tabla1.F2" office:value-type="string">
            <text:p text:style-name="P24">1997</text:p>
          </table:table-cell>
        </table:table-row>
        <table:table-row>
          <table:table-cell table:style-name="Tabla1.A2" office:value-type="string">
            <text:p text:style-name="P53">AGP 4x</text:p>
          </table:table-cell>
          <table:table-cell table:style-name="Tabla1.A2" office:value-type="string">
            <text:p text:style-name="P26">32</text:p>
          </table:table-cell>
          <table:table-cell table:style-name="Tabla1.A2" office:value-type="string">
            <text:p text:style-name="P26">66</text:p>
          </table:table-cell>
          <table:table-cell table:style-name="Tabla1.A2" office:value-type="string">
            <text:p text:style-name="P26">10<text:span text:style-name="T62">67</text:span></text:p>
          </table:table-cell>
          <table:table-cell table:style-name="Tabla1.A2" office:value-type="string">
            <text:p text:style-name="P26">Paralelo</text:p>
          </table:table-cell>
          <table:table-cell table:style-name="Tabla1.F2" office:value-type="string">
            <text:p text:style-name="P24">1998</text:p>
          </table:table-cell>
        </table:table-row>
        <table:table-row>
          <table:table-cell table:style-name="Tabla1.A2" office:value-type="string">
            <text:p text:style-name="P57">PCI-X DDR</text:p>
          </table:table-cell>
          <table:table-cell table:style-name="Tabla1.A2" office:value-type="string">
            <text:p text:style-name="P21">16</text:p>
          </table:table-cell>
          <table:table-cell table:style-name="Tabla1.A2" office:value-type="string">
            <text:p text:style-name="P21"/>
          </table:table-cell>
          <table:table-cell table:style-name="Tabla1.A2" office:value-type="string">
            <text:p text:style-name="P21">533.3</text:p>
          </table:table-cell>
          <table:table-cell table:style-name="Tabla1.A2" office:value-type="string">
            <text:p text:style-name="P24"/>
          </table:table-cell>
          <table:table-cell table:style-name="Tabla1.F2" office:value-type="string">
            <text:p text:style-name="P30">1998</text:p>
          </table:table-cell>
        </table:table-row>
        <table:table-row>
          <table:table-cell table:style-name="Tabla1.A2" office:value-type="string">
            <text:p text:style-name="P60">PCIe<text:span text:style-name="T51"> 1.0</text:span> x32<text:span text:style-name="T98">3</text:span><text:span text:style-name="T105">8</text:span></text:p>
          </table:table-cell>
          <table:table-cell table:style-name="Tabla1.A2" office:value-type="string">
            <text:p text:style-name="P31">1 x 32</text:p>
          </table:table-cell>
          <table:table-cell table:style-name="Tabla1.A2" office:value-type="string">
            <text:p text:style-name="P33">250<text:span text:style-name="T66">0</text:span></text:p>
          </table:table-cell>
          <table:table-cell table:style-name="Tabla1.A2" office:value-type="string">
            <text:p text:style-name="P35">8000</text:p>
          </table:table-cell>
          <table:table-cell table:style-name="Tabla1.A2" office:value-type="string">
            <text:p text:style-name="P33">Serie</text:p>
          </table:table-cell>
          <table:table-cell table:style-name="Tabla1.F2" office:value-type="string">
            <text:p text:style-name="P35">2001</text:p>
          </table:table-cell>
        </table:table-row>
        <table:table-row>
          <table:table-cell table:style-name="Tabla1.A2" office:value-type="string">
            <text:p text:style-name="P53">AGP 8x</text:p>
          </table:table-cell>
          <table:table-cell table:style-name="Tabla1.A2" office:value-type="string">
            <text:p text:style-name="P26">32</text:p>
          </table:table-cell>
          <table:table-cell table:style-name="Tabla1.A2" office:value-type="string">
            <text:p text:style-name="P26">66</text:p>
          </table:table-cell>
          <table:table-cell table:style-name="Tabla1.A2" office:value-type="string">
            <text:p text:style-name="P26">2<text:span text:style-name="T62">133</text:span></text:p>
          </table:table-cell>
          <table:table-cell table:style-name="Tabla1.A2" office:value-type="string">
            <text:p text:style-name="P26">Paralelo</text:p>
          </table:table-cell>
          <table:table-cell table:style-name="Tabla1.F2" office:value-type="string">
            <text:p text:style-name="P24">2002</text:p>
          </table:table-cell>
        </table:table-row>
        <text:soft-page-break/>
        <table:table-row>
          <table:table-cell table:style-name="Tabla1.A2" office:value-type="string">
            <text:p text:style-name="P53">PCIe <text:span text:style-name="T56">1.0</text:span> x1</text:p>
          </table:table-cell>
          <table:table-cell table:style-name="Tabla1.A2" office:value-type="string">
            <text:p text:style-name="P26">1</text:p>
          </table:table-cell>
          <table:table-cell table:style-name="Tabla1.A2" office:value-type="string">
            <text:p text:style-name="P33">250<text:span text:style-name="T58">0</text:span></text:p>
          </table:table-cell>
          <table:table-cell table:style-name="Tabla1.A2" office:value-type="string">
            <text:p text:style-name="P26">250</text:p>
          </table:table-cell>
          <table:table-cell table:style-name="Tabla1.A2" office:value-type="string">
            <text:p text:style-name="P26">Serie</text:p>
          </table:table-cell>
          <table:table-cell table:style-name="Tabla1.F2" office:value-type="string">
            <text:p text:style-name="P24">2004</text:p>
          </table:table-cell>
        </table:table-row>
        <table:table-row>
          <table:table-cell table:style-name="Tabla1.A2" office:value-type="string">
            <text:p text:style-name="P54">PCIe <text:span text:style-name="T56">1.0</text:span> x4</text:p>
          </table:table-cell>
          <table:table-cell table:style-name="Tabla1.A2" office:value-type="string">
            <text:p text:style-name="P26">1 x 4</text:p>
          </table:table-cell>
          <table:table-cell table:style-name="Tabla1.A2" office:value-type="string">
            <text:p text:style-name="P33">250<text:span text:style-name="T58">0</text:span></text:p>
          </table:table-cell>
          <table:table-cell table:style-name="Tabla1.A2" office:value-type="string">
            <text:p text:style-name="P26">100<text:span text:style-name="T56">0</text:span></text:p>
          </table:table-cell>
          <table:table-cell table:style-name="Tabla1.A2" office:value-type="string">
            <text:p text:style-name="P26">Serie</text:p>
          </table:table-cell>
          <table:table-cell table:style-name="Tabla1.F2" office:value-type="string">
            <text:p text:style-name="P24">2004</text:p>
          </table:table-cell>
        </table:table-row>
        <table:table-row>
          <table:table-cell table:style-name="Tabla1.A2" office:value-type="string">
            <text:p text:style-name="P54">PCIe <text:span text:style-name="T56">1.0</text:span> x8</text:p>
          </table:table-cell>
          <table:table-cell table:style-name="Tabla1.A2" office:value-type="string">
            <text:p text:style-name="P26">1 x 8</text:p>
          </table:table-cell>
          <table:table-cell table:style-name="Tabla1.A2" office:value-type="string">
            <text:p text:style-name="P33">250<text:span text:style-name="T58">0</text:span></text:p>
          </table:table-cell>
          <table:table-cell table:style-name="Tabla1.A2" office:value-type="string">
            <text:p text:style-name="P26">200<text:span text:style-name="T56">0</text:span></text:p>
          </table:table-cell>
          <table:table-cell table:style-name="Tabla1.A2" office:value-type="string">
            <text:p text:style-name="P26">Serie</text:p>
          </table:table-cell>
          <table:table-cell table:style-name="Tabla1.F2" office:value-type="string">
            <text:p text:style-name="P24">2004</text:p>
          </table:table-cell>
        </table:table-row>
        <table:table-row>
          <table:table-cell table:style-name="Tabla1.A2" office:value-type="string">
            <text:p text:style-name="P54">PCIe <text:span text:style-name="T56">1.0</text:span> x16</text:p>
          </table:table-cell>
          <table:table-cell table:style-name="Tabla1.A2" office:value-type="string">
            <text:p text:style-name="P26">1 x 16</text:p>
          </table:table-cell>
          <table:table-cell table:style-name="Tabla1.A2" office:value-type="string">
            <text:p text:style-name="P34">250<text:span text:style-name="T58">0</text:span></text:p>
          </table:table-cell>
          <table:table-cell table:style-name="Tabla1.A2" office:value-type="string">
            <text:p text:style-name="P26">400<text:span text:style-name="T56">0</text:span></text:p>
          </table:table-cell>
          <table:table-cell table:style-name="Tabla1.A2" office:value-type="string">
            <text:p text:style-name="P26">Serie</text:p>
          </table:table-cell>
          <table:table-cell table:style-name="Tabla1.F2" office:value-type="string">
            <text:p text:style-name="P24">2004</text:p>
          </table:table-cell>
        </table:table-row>
        <table:table-row>
          <table:table-cell table:style-name="Tabla1.A2" office:value-type="string">
            <text:p text:style-name="P54">PCIe 2.0 x1</text:p>
          </table:table-cell>
          <table:table-cell table:style-name="Tabla1.A2" office:value-type="string">
            <text:p text:style-name="P26">1</text:p>
          </table:table-cell>
          <table:table-cell table:style-name="Tabla1.A2" office:value-type="string">
            <text:p text:style-name="P33">500<text:span text:style-name="T58">0</text:span></text:p>
          </table:table-cell>
          <table:table-cell table:style-name="Tabla1.A2" office:value-type="string">
            <text:p text:style-name="P26">500</text:p>
          </table:table-cell>
          <table:table-cell table:style-name="Tabla1.A2" office:value-type="string">
            <text:p text:style-name="P26">Serie</text:p>
          </table:table-cell>
          <table:table-cell table:style-name="Tabla1.F2" office:value-type="string">
            <text:p text:style-name="P24">2007</text:p>
          </table:table-cell>
        </table:table-row>
        <table:table-row>
          <table:table-cell table:style-name="Tabla1.A2" office:value-type="string">
            <text:p text:style-name="P54">PCIe 2.0 x<text:span text:style-name="T57">2</text:span></text:p>
          </table:table-cell>
          <table:table-cell table:style-name="Tabla1.A2" office:value-type="string">
            <text:p text:style-name="P26">1 <text:span text:style-name="T57">x 2</text:span></text:p>
          </table:table-cell>
          <table:table-cell table:style-name="Tabla1.A2" office:value-type="string">
            <text:p text:style-name="P33">500<text:span text:style-name="T58">0</text:span></text:p>
          </table:table-cell>
          <table:table-cell table:style-name="Tabla1.A2" office:value-type="string">
            <text:p text:style-name="P26"><text:span text:style-name="T57">10</text:span>00</text:p>
          </table:table-cell>
          <table:table-cell table:style-name="Tabla1.A2" office:value-type="string">
            <text:p text:style-name="P26">Serie</text:p>
          </table:table-cell>
          <table:table-cell table:style-name="Tabla1.F2" office:value-type="string">
            <text:p text:style-name="P24">2007</text:p>
          </table:table-cell>
        </table:table-row>
        <table:table-row>
          <table:table-cell table:style-name="Tabla1.A2" office:value-type="string">
            <text:p text:style-name="P53">PCIe <text:span text:style-name="T56">2.0 </text:span>x4</text:p>
          </table:table-cell>
          <table:table-cell table:style-name="Tabla1.A2" office:value-type="string">
            <text:p text:style-name="P26">1 x 4</text:p>
          </table:table-cell>
          <table:table-cell table:style-name="Tabla1.A2" office:value-type="string">
            <text:p text:style-name="P32">500<text:span text:style-name="T58">0</text:span></text:p>
          </table:table-cell>
          <table:table-cell table:style-name="Tabla1.A2" office:value-type="string">
            <text:p text:style-name="P26">2000</text:p>
          </table:table-cell>
          <table:table-cell table:style-name="Tabla1.A2" office:value-type="string">
            <text:p text:style-name="P26">Serie</text:p>
          </table:table-cell>
          <table:table-cell table:style-name="Tabla1.F2" office:value-type="string">
            <text:p text:style-name="P24">2007</text:p>
          </table:table-cell>
        </table:table-row>
        <table:table-row>
          <table:table-cell table:style-name="Tabla1.A2" office:value-type="string">
            <text:p text:style-name="P54">PCIe 2.0 x8</text:p>
          </table:table-cell>
          <table:table-cell table:style-name="Tabla1.A2" office:value-type="string">
            <text:p text:style-name="P26">1 x 8</text:p>
          </table:table-cell>
          <table:table-cell table:style-name="Tabla1.A2" office:value-type="string">
            <text:p text:style-name="P33">500<text:span text:style-name="T58">0</text:span></text:p>
          </table:table-cell>
          <table:table-cell table:style-name="Tabla1.A2" office:value-type="string">
            <text:p text:style-name="P26">4000</text:p>
          </table:table-cell>
          <table:table-cell table:style-name="Tabla1.A2" office:value-type="string">
            <text:p text:style-name="P26">Serie</text:p>
          </table:table-cell>
          <table:table-cell table:style-name="Tabla1.F2" office:value-type="string">
            <text:p text:style-name="P24">2007</text:p>
          </table:table-cell>
        </table:table-row>
        <table:table-row>
          <table:table-cell table:style-name="Tabla1.A2" office:value-type="string">
            <text:p text:style-name="P54">PCIe 2.0 x16</text:p>
          </table:table-cell>
          <table:table-cell table:style-name="Tabla1.A2" office:value-type="string">
            <text:p text:style-name="P26">1 x 16</text:p>
          </table:table-cell>
          <table:table-cell table:style-name="Tabla1.A2" office:value-type="string">
            <text:p text:style-name="P26">500<text:span text:style-name="T58">0</text:span></text:p>
          </table:table-cell>
          <table:table-cell table:style-name="Tabla1.A2" office:value-type="string">
            <text:p text:style-name="P26">8000</text:p>
          </table:table-cell>
          <table:table-cell table:style-name="Tabla1.A2" office:value-type="string">
            <text:p text:style-name="P26">Serie</text:p>
          </table:table-cell>
          <table:table-cell table:style-name="Tabla1.F2" office:value-type="string">
            <text:p text:style-name="P24">2007</text:p>
          </table:table-cell>
        </table:table-row>
        <table:table-row>
          <table:table-cell table:style-name="Tabla1.A2" office:value-type="string">
            <text:p text:style-name="P55">PCIe <text:span text:style-name="T55">2</text:span>.0 x<text:span text:style-name="T55">32</text:span><text:span text:style-name="T98">3</text:span><text:span text:style-name="T105">8</text:span></text:p>
          </table:table-cell>
          <table:table-cell table:style-name="Tabla1.A2" office:value-type="string">
            <text:p text:style-name="P33">1 x 32</text:p>
          </table:table-cell>
          <table:table-cell table:style-name="Tabla1.A2" office:value-type="string">
            <text:p text:style-name="P33">500<text:span text:style-name="T58">0</text:span></text:p>
          </table:table-cell>
          <table:table-cell table:style-name="Tabla1.A2" office:value-type="string">
            <text:p text:style-name="P33">16000</text:p>
          </table:table-cell>
          <table:table-cell table:style-name="Tabla1.A2" office:value-type="string">
            <text:p text:style-name="P33">Serie</text:p>
          </table:table-cell>
          <table:table-cell table:style-name="Tabla1.F2" office:value-type="string">
            <text:p text:style-name="P33">2007</text:p>
          </table:table-cell>
        </table:table-row>
        <table:table-row>
          <table:table-cell table:style-name="Tabla1.A2" office:value-type="string">
            <text:p text:style-name="P53">PCIe <text:span text:style-name="T56">1.0</text:span> x<text:span text:style-name="T58">2</text:span></text:p>
          </table:table-cell>
          <table:table-cell table:style-name="Tabla1.A2" office:value-type="string">
            <text:p text:style-name="P26">1 <text:span text:style-name="T58">x 2</text:span></text:p>
          </table:table-cell>
          <table:table-cell table:style-name="Tabla1.A2" office:value-type="string">
            <text:p text:style-name="P33">250<text:span text:style-name="T58">0</text:span></text:p>
          </table:table-cell>
          <table:table-cell table:style-name="Tabla1.A2" office:value-type="string">
            <text:p text:style-name="P19">500</text:p>
          </table:table-cell>
          <table:table-cell table:style-name="Tabla1.A2" office:value-type="string">
            <text:p text:style-name="P26">Serie</text:p>
          </table:table-cell>
          <table:table-cell table:style-name="Tabla1.F2" office:value-type="string">
            <text:p text:style-name="P24">20<text:span text:style-name="T58">11</text:span></text:p>
          </table:table-cell>
        </table:table-row>
        <table:table-row>
          <table:table-cell table:style-name="Tabla1.A2" office:value-type="string">
            <text:p text:style-name="P54">PCIe 3.0 x1</text:p>
          </table:table-cell>
          <table:table-cell table:style-name="Tabla1.A2" office:value-type="string">
            <text:p text:style-name="P26">1</text:p>
          </table:table-cell>
          <table:table-cell table:style-name="Tabla1.A2" office:value-type="string">
            <text:p text:style-name="P19">8000</text:p>
          </table:table-cell>
          <table:table-cell table:style-name="Tabla1.A2" office:value-type="string">
            <text:p text:style-name="P18">~1000</text:p>
          </table:table-cell>
          <table:table-cell table:style-name="Tabla1.A2" office:value-type="string">
            <text:p text:style-name="P26">Serie</text:p>
          </table:table-cell>
          <table:table-cell table:style-name="Tabla1.F2" office:value-type="string">
            <text:p text:style-name="P25">2011</text:p>
          </table:table-cell>
        </table:table-row>
        <table:table-row>
          <table:table-cell table:style-name="Tabla1.A2" office:value-type="string">
            <text:p text:style-name="P54">PCIe 3.0 x<text:span text:style-name="T57">2</text:span></text:p>
          </table:table-cell>
          <table:table-cell table:style-name="Tabla1.A2" office:value-type="string">
            <text:p text:style-name="P26">1 <text:span text:style-name="T57">x 2</text:span></text:p>
          </table:table-cell>
          <table:table-cell table:style-name="Tabla1.A2" office:value-type="string">
            <text:p text:style-name="P19">8000</text:p>
          </table:table-cell>
          <table:table-cell table:style-name="Tabla1.A2" office:value-type="string">
            <text:p text:style-name="P18">~2000</text:p>
          </table:table-cell>
          <table:table-cell table:style-name="Tabla1.A2" office:value-type="string">
            <text:p text:style-name="P26">Serie</text:p>
          </table:table-cell>
          <table:table-cell table:style-name="Tabla1.F2" office:value-type="string">
            <text:p text:style-name="P25">2011</text:p>
          </table:table-cell>
        </table:table-row>
        <table:table-row>
          <table:table-cell table:style-name="Tabla1.A2" office:value-type="string">
            <text:p text:style-name="P54">PCIe 3.0 x4</text:p>
          </table:table-cell>
          <table:table-cell table:style-name="Tabla1.A2" office:value-type="string">
            <text:p text:style-name="P26">1 x 4</text:p>
          </table:table-cell>
          <table:table-cell table:style-name="Tabla1.A2" office:value-type="string">
            <text:p text:style-name="P19">8000</text:p>
          </table:table-cell>
          <table:table-cell table:style-name="Tabla1.A2" office:value-type="string">
            <text:p text:style-name="P18">~4000</text:p>
          </table:table-cell>
          <table:table-cell table:style-name="Tabla1.A2" office:value-type="string">
            <text:p text:style-name="P26">Serie</text:p>
          </table:table-cell>
          <table:table-cell table:style-name="Tabla1.F2" office:value-type="string">
            <text:p text:style-name="P24">2011</text:p>
          </table:table-cell>
        </table:table-row>
        <table:table-row>
          <table:table-cell table:style-name="Tabla1.A2" office:value-type="string">
            <text:p text:style-name="P54">PCIe 3.0 x8</text:p>
          </table:table-cell>
          <table:table-cell table:style-name="Tabla1.A2" office:value-type="string">
            <text:p text:style-name="P26">1 x 8</text:p>
          </table:table-cell>
          <table:table-cell table:style-name="Tabla1.A2" office:value-type="string">
            <text:p text:style-name="P19">8000</text:p>
          </table:table-cell>
          <table:table-cell table:style-name="Tabla1.A2" office:value-type="string">
            <text:p text:style-name="P18">~8000</text:p>
          </table:table-cell>
          <table:table-cell table:style-name="Tabla1.A2" office:value-type="string">
            <text:p text:style-name="P26">Serie</text:p>
          </table:table-cell>
          <table:table-cell table:style-name="Tabla1.F2" office:value-type="string">
            <text:p text:style-name="P24">2011</text:p>
          </table:table-cell>
        </table:table-row>
        <table:table-row>
          <table:table-cell table:style-name="Tabla1.A2" office:value-type="string">
            <text:p text:style-name="P54">PCIe 3.0 x16</text:p>
          </table:table-cell>
          <table:table-cell table:style-name="Tabla1.A2" office:value-type="string">
            <text:p text:style-name="P26">1 x 16</text:p>
          </table:table-cell>
          <table:table-cell table:style-name="Tabla1.A2" office:value-type="string">
            <text:p text:style-name="P19">8000</text:p>
          </table:table-cell>
          <table:table-cell table:style-name="Tabla1.A2" office:value-type="string">
            <text:p text:style-name="P33"><text:span text:style-name="T58">~</text:span>1<text:span text:style-name="T58">6000</text:span></text:p>
          </table:table-cell>
          <table:table-cell table:style-name="Tabla1.A2" office:value-type="string">
            <text:p text:style-name="P26">Serie</text:p>
          </table:table-cell>
          <table:table-cell table:style-name="Tabla1.F2" office:value-type="string">
            <text:p text:style-name="P24">2011</text:p>
          </table:table-cell>
        </table:table-row>
        <table:table-row>
          <table:table-cell table:style-name="Tabla1.A2" office:value-type="string">
            <text:p text:style-name="P61">PCIe 3.0 x32<text:span text:style-name="T98">3</text:span><text:span text:style-name="T105">8</text:span></text:p>
          </table:table-cell>
          <table:table-cell table:style-name="Tabla1.A2" office:value-type="string">
            <text:p text:style-name="P33">1 x 32</text:p>
          </table:table-cell>
          <table:table-cell table:style-name="Tabla1.A2" office:value-type="string">
            <text:p text:style-name="P19">8000</text:p>
          </table:table-cell>
          <table:table-cell table:style-name="Tabla1.A2" office:value-type="string">
            <text:p text:style-name="P33"><text:span text:style-name="T58">~</text:span>3<text:span text:style-name="T58">2000</text:span></text:p>
          </table:table-cell>
          <table:table-cell table:style-name="Tabla1.A2" office:value-type="string">
            <text:p text:style-name="P33">Serie</text:p>
          </table:table-cell>
          <table:table-cell table:style-name="Tabla1.F2" office:value-type="string">
            <text:p text:style-name="P33">2011</text:p>
          </table:table-cell>
        </table:table-row>
        <table:table-row>
          <table:table-cell table:style-name="Tabla1.A2" office:value-type="string">
            <text:p text:style-name="P64">PCIe 4.0 x1<text:span text:style-name="T98">3</text:span><text:span text:style-name="T105">9</text:span></text:p>
          </table:table-cell>
          <table:table-cell table:style-name="Tabla1.A2" office:value-type="string">
            <text:p text:style-name="P19">1</text:p>
          </table:table-cell>
          <table:table-cell table:style-name="Tabla1.A2" office:value-type="string">
            <text:p text:style-name="P19">16000</text:p>
          </table:table-cell>
          <table:table-cell table:style-name="Tabla1.A2" office:value-type="string">
            <text:p text:style-name="P18">~2000</text:p>
          </table:table-cell>
          <table:table-cell table:style-name="Tabla1.A2" office:value-type="string">
            <text:p text:style-name="P19">Serie</text:p>
          </table:table-cell>
          <table:table-cell table:style-name="Tabla1.F2" office:value-type="string">
            <text:p text:style-name="P19">201<text:span text:style-name="T59">8</text:span></text:p>
          </table:table-cell>
        </table:table-row>
        <table:table-row>
          <table:table-cell table:style-name="Tabla1.A2" office:value-type="string">
            <text:p text:style-name="P65">PCIe 4.0 x<text:span text:style-name="T60">2</text:span><text:span text:style-name="T98">3</text:span><text:span text:style-name="T105">9</text:span></text:p>
          </table:table-cell>
          <table:table-cell table:style-name="Tabla1.A2" office:value-type="string">
            <text:p text:style-name="P19">1 x <text:span text:style-name="T60">2</text:span></text:p>
          </table:table-cell>
          <table:table-cell table:style-name="Tabla1.A2" office:value-type="string">
            <text:p text:style-name="P19">16000</text:p>
          </table:table-cell>
          <table:table-cell table:style-name="Tabla1.A2" office:value-type="string">
            <text:p text:style-name="P18">~4000</text:p>
          </table:table-cell>
          <table:table-cell table:style-name="Tabla1.A2" office:value-type="string">
            <text:p text:style-name="P19">Serie</text:p>
          </table:table-cell>
          <table:table-cell table:style-name="Tabla1.F2" office:value-type="string">
            <text:p text:style-name="P19">201<text:span text:style-name="T59">8</text:span></text:p>
          </table:table-cell>
        </table:table-row>
        <table:table-row>
          <table:table-cell table:style-name="Tabla1.A2" office:value-type="string">
            <text:p text:style-name="P65">PCIe 4.0 x<text:span text:style-name="T60">4</text:span><text:span text:style-name="T98">3</text:span><text:span text:style-name="T105">9</text:span></text:p>
          </table:table-cell>
          <table:table-cell table:style-name="Tabla1.A2" office:value-type="string">
            <text:p text:style-name="P19">1 x <text:span text:style-name="T60">4</text:span></text:p>
          </table:table-cell>
          <table:table-cell table:style-name="Tabla1.A2" office:value-type="string">
            <text:p text:style-name="P19">16000</text:p>
          </table:table-cell>
          <table:table-cell table:style-name="Tabla1.A2" office:value-type="string">
            <text:p text:style-name="P18">~8000</text:p>
          </table:table-cell>
          <table:table-cell table:style-name="Tabla1.A2" office:value-type="string">
            <text:p text:style-name="P19">Serie</text:p>
          </table:table-cell>
          <table:table-cell table:style-name="Tabla1.F2" office:value-type="string">
            <text:p text:style-name="P19">201<text:span text:style-name="T59">8</text:span></text:p>
          </table:table-cell>
        </table:table-row>
        <table:table-row>
          <table:table-cell table:style-name="Tabla1.A2" office:value-type="string">
            <text:p text:style-name="P65">PCIe 4.0 x<text:span text:style-name="T60">8</text:span><text:span text:style-name="T98">3</text:span><text:span text:style-name="T105">9</text:span></text:p>
          </table:table-cell>
          <table:table-cell table:style-name="Tabla1.A2" office:value-type="string">
            <text:p text:style-name="P19">1 x <text:span text:style-name="T60">8</text:span></text:p>
          </table:table-cell>
          <table:table-cell table:style-name="Tabla1.A2" office:value-type="string">
            <text:p text:style-name="P19">16000</text:p>
          </table:table-cell>
          <table:table-cell table:style-name="Tabla1.A2" office:value-type="string">
            <text:p text:style-name="P33"><text:span text:style-name="T58">~</text:span>1<text:span text:style-name="T58">6000</text:span></text:p>
          </table:table-cell>
          <table:table-cell table:style-name="Tabla1.A2" office:value-type="string">
            <text:p text:style-name="P19">Serie</text:p>
          </table:table-cell>
          <table:table-cell table:style-name="Tabla1.F2" office:value-type="string">
            <text:p text:style-name="P19">201<text:span text:style-name="T59">8</text:span></text:p>
          </table:table-cell>
        </table:table-row>
        <table:table-row>
          <table:table-cell table:style-name="Tabla1.A2" office:value-type="string">
            <text:p text:style-name="P65">PCIe 4.0 x16<text:span text:style-name="T98">3</text:span><text:span text:style-name="T105">9</text:span></text:p>
          </table:table-cell>
          <table:table-cell table:style-name="Tabla1.A2" office:value-type="string">
            <text:p text:style-name="P19">1 x 16</text:p>
          </table:table-cell>
          <table:table-cell table:style-name="Tabla1.A2" office:value-type="string">
            <text:p text:style-name="P19">16000</text:p>
          </table:table-cell>
          <table:table-cell table:style-name="Tabla1.A2" office:value-type="string">
            <text:p text:style-name="P33"><text:span text:style-name="T58">~</text:span>3<text:span text:style-name="T58">2000</text:span></text:p>
          </table:table-cell>
          <table:table-cell table:style-name="Tabla1.A2" office:value-type="string">
            <text:p text:style-name="P19">Serie</text:p>
          </table:table-cell>
          <table:table-cell table:style-name="Tabla1.F2" office:value-type="string">
            <text:p text:style-name="P19">201<text:span text:style-name="T59">8</text:span></text:p>
          </table:table-cell>
        </table:table-row>
        <table:table-row>
          <table:table-cell table:style-name="Tabla1.A2" office:value-type="string">
            <text:p text:style-name="P65">PCIe <text:span text:style-name="T60">5</text:span>.0 x1<text:span text:style-name="T98">3</text:span><text:span text:style-name="T105">9</text:span></text:p>
          </table:table-cell>
          <table:table-cell table:style-name="Tabla1.A2" office:value-type="string">
            <text:p text:style-name="P19">1</text:p>
          </table:table-cell>
          <table:table-cell table:style-name="Tabla1.A2" office:value-type="string">
            <text:p text:style-name="P19"><text:span text:style-name="T67">32</text:span>000</text:p>
          </table:table-cell>
          <table:table-cell table:style-name="Tabla1.A2" office:value-type="string">
            <text:p text:style-name="P18">~4000</text:p>
          </table:table-cell>
          <table:table-cell table:style-name="Tabla1.A2" office:value-type="string">
            <text:p text:style-name="P19">Serie</text:p>
          </table:table-cell>
          <table:table-cell table:style-name="Tabla1.F2" office:value-type="string">
            <text:p text:style-name="P19">201<text:span text:style-name="T60">9</text:span></text:p>
          </table:table-cell>
        </table:table-row>
        <table:table-row>
          <table:table-cell table:style-name="Tabla1.A2" office:value-type="string">
            <text:p text:style-name="P65">PCIe <text:span text:style-name="T60">5</text:span>.0 x<text:span text:style-name="T60">2</text:span><text:span text:style-name="T98">3</text:span><text:span text:style-name="T105">9</text:span></text:p>
          </table:table-cell>
          <table:table-cell table:style-name="Tabla1.A2" office:value-type="string">
            <text:p text:style-name="P19">1 x <text:span text:style-name="T60">2</text:span></text:p>
          </table:table-cell>
          <table:table-cell table:style-name="Tabla1.A2" office:value-type="string">
            <text:p text:style-name="P19"><text:span text:style-name="T67">32</text:span>000</text:p>
          </table:table-cell>
          <table:table-cell table:style-name="Tabla1.A2" office:value-type="string">
            <text:p text:style-name="P18">~8000</text:p>
          </table:table-cell>
          <table:table-cell table:style-name="Tabla1.A2" office:value-type="string">
            <text:p text:style-name="P19">Serie</text:p>
          </table:table-cell>
          <table:table-cell table:style-name="Tabla1.F2" office:value-type="string">
            <text:p text:style-name="P19">201<text:span text:style-name="T60">9</text:span></text:p>
          </table:table-cell>
        </table:table-row>
        <table:table-row>
          <table:table-cell table:style-name="Tabla1.A2" office:value-type="string">
            <text:p text:style-name="P65">PCIe <text:span text:style-name="T60">5</text:span>.0 x<text:span text:style-name="T60">4</text:span><text:span text:style-name="T98">3</text:span><text:span text:style-name="T105">9</text:span></text:p>
          </table:table-cell>
          <table:table-cell table:style-name="Tabla1.A2" office:value-type="string">
            <text:p text:style-name="P19">1 x <text:span text:style-name="T60">4</text:span></text:p>
          </table:table-cell>
          <table:table-cell table:style-name="Tabla1.A2" office:value-type="string">
            <text:p text:style-name="P19"><text:span text:style-name="T67">32</text:span>000</text:p>
          </table:table-cell>
          <table:table-cell table:style-name="Tabla1.A2" office:value-type="string">
            <text:p text:style-name="P33"><text:span text:style-name="T58">~</text:span>1<text:span text:style-name="T58">6000</text:span></text:p>
          </table:table-cell>
          <table:table-cell table:style-name="Tabla1.A2" office:value-type="string">
            <text:p text:style-name="P19">Serie</text:p>
          </table:table-cell>
          <table:table-cell table:style-name="Tabla1.F2" office:value-type="string">
            <text:p text:style-name="P19">201<text:span text:style-name="T60">9</text:span></text:p>
          </table:table-cell>
        </table:table-row>
        <table:table-row>
          <table:table-cell table:style-name="Tabla1.A2" office:value-type="string">
            <text:p text:style-name="P65">PCIe <text:span text:style-name="T60">5</text:span>.0 x<text:span text:style-name="T60">8</text:span><text:span text:style-name="T98">3</text:span><text:span text:style-name="T105">9</text:span></text:p>
          </table:table-cell>
          <table:table-cell table:style-name="Tabla1.A2" office:value-type="string">
            <text:p text:style-name="P19">1 x <text:span text:style-name="T60">8</text:span></text:p>
          </table:table-cell>
          <table:table-cell table:style-name="Tabla1.A2" office:value-type="string">
            <text:p text:style-name="P19"><text:span text:style-name="T67">32</text:span>000</text:p>
          </table:table-cell>
          <table:table-cell table:style-name="Tabla1.A2" office:value-type="string">
            <text:p text:style-name="P33"><text:span text:style-name="T58">~</text:span>3<text:span text:style-name="T58">2000</text:span></text:p>
          </table:table-cell>
          <table:table-cell table:style-name="Tabla1.A2" office:value-type="string">
            <text:p text:style-name="P19">Serie</text:p>
          </table:table-cell>
          <table:table-cell table:style-name="Tabla1.F2" office:value-type="string">
            <text:p text:style-name="P19">201<text:span text:style-name="T60">9</text:span></text:p>
          </table:table-cell>
        </table:table-row>
        <table:table-row>
          <table:table-cell table:style-name="Tabla1.A2" office:value-type="string">
            <text:p text:style-name="P65">PCIe <text:span text:style-name="T60">5</text:span>.0 x16<text:span text:style-name="T98">3</text:span><text:span text:style-name="T105">9</text:span></text:p>
          </table:table-cell>
          <table:table-cell table:style-name="Tabla1.A2" office:value-type="string">
            <text:p text:style-name="P19">1 x 16</text:p>
          </table:table-cell>
          <table:table-cell table:style-name="Tabla1.A2" office:value-type="string">
            <text:p text:style-name="P19"><text:span text:style-name="T67">32</text:span>000</text:p>
          </table:table-cell>
          <table:table-cell table:style-name="Tabla1.A2" office:value-type="string">
            <text:p text:style-name="P18">~64000</text:p>
          </table:table-cell>
          <table:table-cell table:style-name="Tabla1.A2" office:value-type="string">
            <text:p text:style-name="P19">Serie</text:p>
          </table:table-cell>
          <table:table-cell table:style-name="Tabla1.F2" office:value-type="string">
            <text:p text:style-name="P19">201<text:span text:style-name="T60">9</text:span></text:p>
          </table:table-cell>
        </table:table-row>
      </table:table>
      <text:p text:style-name="P5"/>
      <text:p text:style-name="P11"><text:span text:style-name="T75">Nota</text:span>: <text:span text:style-name="T77">El a</text:span>ncho de banda <text:span text:style-name="T77">es el</text:span> máximo teórico de cada interfaz.</text:p>
      <text:p text:style-name="P5"/>
      <text:h text:style-name="P127" text:outline-level="5"/>
      <text:h text:style-name="P134" text:outline-level="5"><text:bookmark-start text:name="__RefHeading___Toc256_3404016632"/>e. Memoria de una tarjeta gráfica<text:span text:style-name="T106">4</text:span><text:bookmark-end text:name="__RefHeading___Toc256_3404016632"/></text:h>
      <text:p text:style-name="P5">La memoria gráfica, <text:span text:style-name="T84">o</text:span> también conocida como VRAM, <text:span text:style-name="T84">tiene una capacidad en las tarjetas gráficas modernas que va desde 1 GB</text:span><text:span text:style-name="T106">5</text:span><text:span text:style-name="T84"> hasta los 24 GB</text:span><text:span text:style-name="T106">6</text:span><text:span text:style-name="T84">. Ha empleado distintos tipos de memoria, que va desde la GDDR hasta la GDDR6</text:span><text:span text:style-name="T99">41</text:span><text:span text:style-name="T84">. Puede resumirse en la siguiente tabla:</text:span></text:p>
      <table:table table:name="Tabla2" table:style-name="Tabla2">
        <table:table-column table:style-name="Tabla2.A" table:number-columns-repeated="3"/>
        <table:table-column table:style-name="Tabla2.D"/>
        <table:table-row>
          <table:table-cell table:style-name="Tabla2.A1" office:value-type="string">
            <text:p text:style-name="P51">Tipo</text:p>
          </table:table-cell>
          <table:table-cell table:style-name="Tabla2.A1" office:value-type="string">
            <text:p text:style-name="P51">Frecuencia de reloj (MHz)</text:p>
          </table:table-cell>
          <table:table-cell table:style-name="Tabla2.A1" office:value-type="string">
            <text:p text:style-name="P117">Ancho de banda</text:p>
            <text:p text:style-name="P117">(GB/s)</text:p>
          </table:table-cell>
          <table:table-cell table:style-name="Tabla2.D1" office:value-type="string">
            <text:p text:style-name="P67">Año</text:p>
          </table:table-cell>
        </table:table-row>
        <table:table-row>
          <table:table-cell table:style-name="Tabla2.A2" office:value-type="string">
            <text:p text:style-name="P51"><text:span text:style-name="T83">G</text:span>DDR</text:p>
          </table:table-cell>
          <table:table-cell table:style-name="Tabla2.A2" office:value-type="string">
            <text:p text:style-name="P40">166 a 950</text:p>
          </table:table-cell>
          <table:table-cell table:style-name="Tabla2.A2" office:value-type="string">
            <text:p text:style-name="P17">1.<text:span text:style-name="T83">2 a 30.4</text:span></text:p>
          </table:table-cell>
          <table:table-cell table:style-name="Tabla2.D2" office:value-type="string">
            <text:p text:style-name="P38"/>
          </table:table-cell>
        </table:table-row>
        <table:table-row>
          <table:table-cell table:style-name="Tabla2.A2" office:value-type="string">
            <text:p text:style-name="P51"><text:span text:style-name="T83">G</text:span>DDR2</text:p>
          </table:table-cell>
          <table:table-cell table:style-name="Tabla2.A2" office:value-type="string">
            <text:p text:style-name="P17"><text:span text:style-name="T83">533</text:span> a 1<text:span text:style-name="T83">000</text:span></text:p>
          </table:table-cell>
          <table:table-cell table:style-name="Tabla2.A2" office:value-type="string">
            <text:p text:style-name="P40">8.5 a 16</text:p>
          </table:table-cell>
          <table:table-cell table:style-name="Tabla2.D2" office:value-type="string">
            <text:p text:style-name="P38"/>
          </table:table-cell>
        </table:table-row>
        <table:table-row>
          <table:table-cell table:style-name="Tabla2.A2" office:value-type="string">
            <text:p text:style-name="P51"><text:span text:style-name="T83">G</text:span>DDR3</text:p>
          </table:table-cell>
          <table:table-cell table:style-name="Tabla2.A2" office:value-type="string">
            <text:p text:style-name="P40">700 a 1700</text:p>
          </table:table-cell>
          <table:table-cell table:style-name="Tabla2.A2" office:value-type="string">
            <text:p text:style-name="P40">5.6 a 54.4</text:p>
          </table:table-cell>
          <table:table-cell table:style-name="Tabla2.D2" office:value-type="string">
            <text:p text:style-name="P38">200<text:span text:style-name="T83">4</text:span></text:p>
          </table:table-cell>
        </table:table-row>
        <table:table-row>
          <table:table-cell table:style-name="Tabla2.A2" office:value-type="string">
            <text:p text:style-name="P51">GDDR4</text:p>
          </table:table-cell>
          <table:table-cell table:style-name="Tabla2.A2" office:value-type="string">
            <text:p text:style-name="P40">1600 a 1800</text:p>
          </table:table-cell>
          <table:table-cell table:style-name="Tabla2.A2" office:value-type="string">
            <text:p text:style-name="P40">64 a 86.4</text:p>
          </table:table-cell>
          <table:table-cell table:style-name="Tabla2.D2" office:value-type="string">
            <text:p text:style-name="P38">2007</text:p>
          </table:table-cell>
        </table:table-row>
        <table:table-row>
          <table:table-cell table:style-name="Tabla2.A2" office:value-type="string">
            <text:p text:style-name="P51">GDDR5</text:p>
          </table:table-cell>
          <table:table-cell table:style-name="Tabla2.A2" office:value-type="string">
            <text:p text:style-name="P40">3200 a 7000</text:p>
          </table:table-cell>
          <table:table-cell table:style-name="Tabla2.A2" office:value-type="string">
            <text:p text:style-name="P40">24 a 448</text:p>
          </table:table-cell>
          <table:table-cell table:style-name="Tabla2.D2" office:value-type="string">
            <text:p text:style-name="P39">2008</text:p>
          </table:table-cell>
        </table:table-row>
        <table:table-row>
          <table:table-cell table:style-name="Tabla2.A2" office:value-type="string">
            <text:p text:style-name="P51">HBM</text:p>
          </table:table-cell>
          <table:table-cell table:style-name="Tabla2.A2" office:value-type="string">
            <text:p text:style-name="P40">500</text:p>
          </table:table-cell>
          <table:table-cell table:style-name="Tabla2.A2" office:value-type="string">
            <text:p text:style-name="P17">512 a 1024</text:p>
          </table:table-cell>
          <table:table-cell table:style-name="Tabla2.D2" office:value-type="string">
            <text:p text:style-name="P39">2013</text:p>
          </table:table-cell>
        </table:table-row>
        <table:table-row>
          <table:table-cell table:style-name="Tabla2.A2" office:value-type="string">
            <text:p text:style-name="P51">GDDR<text:span text:style-name="T83">5</text:span>X</text:p>
          </table:table-cell>
          <table:table-cell table:style-name="Tabla2.A2" office:value-type="string">
            <text:p text:style-name="P17">1000 a 1750</text:p>
          </table:table-cell>
          <table:table-cell table:style-name="Tabla2.A2" office:value-type="string">
            <text:p text:style-name="P17">160 a 673</text:p>
          </table:table-cell>
          <table:table-cell table:style-name="Tabla2.D2" office:value-type="string">
            <text:p text:style-name="P39">2016</text:p>
          </table:table-cell>
        </table:table-row>
        <table:table-row>
          <table:table-cell table:style-name="Tabla2.A2" office:value-type="string">
            <text:p text:style-name="P68">GDDR6<text:span text:style-name="T100">41</text:span></text:p>
          </table:table-cell>
          <table:table-cell table:style-name="Tabla2.A2" office:value-type="string">
            <text:p text:style-name="P40"/>
          </table:table-cell>
          <table:table-cell table:style-name="Tabla2.A2" office:value-type="string">
            <text:p text:style-name="P17"/>
          </table:table-cell>
          <table:table-cell table:style-name="Tabla2.D2" office:value-type="string">
            <text:p text:style-name="P41">2018</text:p>
          </table:table-cell>
        </table:table-row>
      </table:table>
      <text:p text:style-name="P5"/>
      <text:p text:style-name="P5"/>
      <text:h text:style-name="P125" text:outline-level="5"/>
      <text:h text:style-name="P132" text:outline-level="5"><text:bookmark-start text:name="__RefHeading___Toc258_3404016632"/><text:span text:style-name="T40">f. </text:span><text:span text:style-name="T41">¿Qué es el renderizado</text:span><text:span text:style-name="T101">42</text:span><text:span text:style-name="T41">? Describir el proceso de renderizado, elementos que</text:span><text:bookmark-end text:name="__RefHeading___Toc258_3404016632"/></text:h>
      <text:h text:style-name="P129" text:outline-level="5"><text:bookmark-start text:name="__RefHeading___Toc260_3404016632"/><text:s text:c="4"/>intervienen y su relación con la capacidad de proceso con la tarjeta gráfica<text:span text:style-name="T100">43</text:span><text:bookmark-end text:name="__RefHeading___Toc260_3404016632"/></text:h>
      <text:p text:style-name="P14">E<text:span text:style-name="T86">l renderizado 3D e</text:span>s <text:span text:style-name="T86">el</text:span> proceso por el cual, a través de los sistemas informáticos, generamos una <text:span text:style-name="T75">imagen digital a partir de un modelo o escenario en tres dimensiones (3D)</text:span>. El objetivo es generar una imagen realista desde cualquier perspectiva del modelo.</text:p>
      <text:p text:style-name="P14">Se trata de conseguir generar imágenes en 3D a partir de diversos procesos que permiten generar sensación de profundidad <text:span text:style-name="T86">y dar</text:span> textura a los diferentes elementos de la imagen para que resulte más realista. También permiten generar <text:span text:style-name="T75">diferentes efectos de iluminación</text:span>, y también usar diferentes técnicas fotográficas que generan <text:span text:style-name="T75">efectos ópticos</text:span> similares o iguales a los que se producen en el mundo real cuando observamos un objeto, una habitación, un paisaje o cualquier tipo de vista que perciban nuestros ojos.</text:p>
      <text:p text:style-name="Text_20_body"><text:span text:style-name="T85">El renderizado 3D se genera a través del cálculo producido por algoritmos y fórmulas que van </text:span><text:span text:style-name="T76">generando simulaciones</text:span><text:span text:style-name="T85"> que calculan posibles reflejos de la luz sobre los objetos en </text:span>tres dimensiones que hallamos dispuestos en la escena. <text:span text:style-name="T86">E</text:span>l rastreo se produce desde la cámara virtual que situemos para generar la escena hasta las fuentes de luz <text:span text:style-name="T86">emisoras.</text:span></text:p>
      <text:p text:style-name="Text_20_body"><text:span text:style-name="T86">S</text:span>e utiliza hoy en día de forma amplia en el mundo de la creación audiovisual. <text:span text:style-name="T86">E</text:span>s muy apreciado para la<text:span text:style-name="T87"> </text:span><text:span text:style-name="Strong_20_Emphasis"><text:span text:style-name="T75">realización de vídeos</text:span></text:span><text:span text:style-name="T87"> p</text:span>orque permite realizar y disponer en las escenas diferentes tipos de objetos y situaciones que no se pueden llegar a grabar en entornos reales.</text:p>
      <text:p text:style-name="Text_20_body">También es muy apreciado porque permite realizar simulaciones de objetos o elementos que todavía no se han construido, <text:span text:style-name="T86">por lo que </text:span>hoy en día se usa mucho en el ámbito de la construcción para recrear viviendas, edificios y nuevas construcciones y <text:span text:style-name="T86">así </text:span>poder hacernos una idea de c<text:span text:style-name="T86">ó</text:span>mo serían en realidad.</text:p>
      <text:p text:style-name="Text_20_body">El mundo el diseño gráfico también se ha visto ampliamente impactado por la renderización 3D, son muchos los profesionales del diseño gráfico que se han especializado en este área por sus posibilidades. Hay cada vez más empresas especializadas en el diseño 3D por ordenador. Ciertos diseños de objetos o proyectos arquitectónicos se aprecian mejor un un diseño 3D.</text:p>
      <text:p text:style-name="Text_20_body">El mundo de la <text:span text:style-name="Strong_20_Emphasis"><text:span text:style-name="T75">publicidad</text:span></text:span> también ha acogido con los brazos abiertos el uso del render<text:span text:style-name="T88">izado</text:span> 3D, <text:span text:style-name="T88">dado que </text:span>se pueden recrear objetos sin necesidad de que sean fotografiados y con ello se pueden hacer simulaciones para ver c<text:span text:style-name="T88">ó</text:span>mo quedaría un objeto en una situación concreta, o se pueden realizar combinaciones imposibles que a nivel publicitario tienen mucho efecto y que solo son posibles gracias al uso <text:span text:style-name="T88">de este proceso.</text:span></text:p>
      <text:p text:style-name="Text_20_body"/>
      <text:p text:style-name="P15">En la renderización es importante tanto el procesador, como la memoria RAM, como contar con un disco SSD pero, sin lugar a dudas, el más importante de todos es la tarjeta <text:soft-page-break/>gráfica. <text:span text:style-name="T89">Como ya se ha explicado anteriormente, la GPU está optimizada en los cálculos de coma flotante, por lo que es el más rápido en hacer los algoritmos necesarios de renderización pertinentes. Dependiendo del tipo de renderizado que se trate, necesitará más potencia y memoria.</text:span></text:p>
      <text:p text:style-name="P8"/>
      <text:h text:style-name="P128" text:outline-level="5"/>
      <text:h text:style-name="P135" text:outline-level="5"><text:bookmark-start text:name="__RefHeading___Toc262_3404016632"/>e. Tendencias y últimos modelos de tarjetas gráficas<text:bookmark-end text:name="__RefHeading___Toc262_3404016632"/></text:h>
      <text:p text:style-name="P12">Existen dos fabricantes de tarjetas gráficas dedicadas: Nvidia y AMD. Intel tiene gráficas integradas en sus procesadores, pero parece que también competirá en este mercado <text:span text:style-name="T81">en el futuro</text:span><text:span text:style-name="T106">44</text:span>. En cuanto a <text:span text:style-name="T81">los </text:span>ensambladores<text:span text:style-name="T100">4</text:span><text:span text:style-name="T106">5</text:span>, <text:span text:style-name="T81">existen los siguiente:</text:span></text:p>
      <text:p text:style-name="P116"/>
      <table:table table:name="Tabla4" table:style-name="Tabla4">
        <table:table-column table:style-name="Tabla4.A"/>
        <table:table-column table:style-name="Tabla4.B"/>
        <table:table-column table:style-name="Tabla4.C"/>
        <table:table-row>
          <table:table-cell table:style-name="Tabla4.A1" table:number-rows-spanned="16" office:value-type="string">
            <text:p text:style-name="P66">Ensambladores de tarjetas<text:span text:style-name="T100">4</text:span><text:span text:style-name="T106">5</text:span></text:p>
          </table:table-cell>
          <table:table-cell table:style-name="Tabla4.B1" table:number-columns-spanned="2" office:value-type="string">
            <text:p text:style-name="P66">Diseñadores de GPU</text:p>
          </table:table-cell>
          <table:covered-table-cell/>
        </table:table-row>
        <table:table-row>
          <table:covered-table-cell/>
          <table:table-cell table:style-name="Tabla4.B2" office:value-type="string">
            <text:p text:style-name="P66">AMD</text:p>
          </table:table-cell>
          <table:table-cell table:style-name="Tabla4.C2" office:value-type="string">
            <text:p text:style-name="P66">Nvidia</text:p>
          </table:table-cell>
        </table:table-row>
        <table:table-row>
          <table:covered-table-cell/>
          <table:table-cell table:style-name="Tabla4.B2" office:value-type="string">
            <text:p text:style-name="P36">Asus</text:p>
          </table:table-cell>
          <table:table-cell table:style-name="Tabla4.C2" office:value-type="string">
            <text:p text:style-name="P36">Asus</text:p>
          </table:table-cell>
        </table:table-row>
        <table:table-row>
          <table:covered-table-cell/>
          <table:table-cell table:style-name="Tabla4.B2" office:value-type="string">
            <text:p text:style-name="P36">Club3D</text:p>
          </table:table-cell>
          <table:table-cell table:style-name="Tabla4.C2" office:value-type="string">
            <text:p text:style-name="P36">Club3D</text:p>
          </table:table-cell>
        </table:table-row>
        <table:table-row>
          <table:covered-table-cell/>
          <table:table-cell table:style-name="Tabla4.B2" office:value-type="string">
            <text:p text:style-name="P36">Gigabyte</text:p>
          </table:table-cell>
          <table:table-cell table:style-name="Tabla4.C2" office:value-type="string">
            <text:p text:style-name="P36">Gigabyte</text:p>
          </table:table-cell>
        </table:table-row>
        <table:table-row>
          <table:covered-table-cell/>
          <table:table-cell table:style-name="Tabla4.B2" office:value-type="string">
            <text:p text:style-name="P36">MSI</text:p>
          </table:table-cell>
          <table:table-cell table:style-name="Tabla4.C2" office:value-type="string">
            <text:p text:style-name="P36">MSI</text:p>
          </table:table-cell>
        </table:table-row>
        <table:table-row>
          <table:covered-table-cell/>
          <table:table-cell table:style-name="Tabla4.B2" office:value-type="string">
            <text:p text:style-name="P37">Diamond</text:p>
          </table:table-cell>
          <table:table-cell table:style-name="Tabla4.C2" office:value-type="string">
            <text:p text:style-name="P37">ECS EliteGroup</text:p>
          </table:table-cell>
        </table:table-row>
        <table:table-row>
          <table:covered-table-cell/>
          <table:table-cell table:style-name="Tabla4.B2" office:value-type="string">
            <text:p text:style-name="P36">Gecube</text:p>
          </table:table-cell>
          <table:table-cell table:style-name="Tabla4.C2" office:value-type="string">
            <text:p text:style-name="P37">EVGA</text:p>
          </table:table-cell>
        </table:table-row>
        <table:table-row>
          <table:covered-table-cell/>
          <table:table-cell table:style-name="Tabla4.B2" office:value-type="string">
            <text:p text:style-name="P37">HIS</text:p>
          </table:table-cell>
          <table:table-cell table:style-name="Tabla4.C2" office:value-type="string">
            <text:p text:style-name="P36">Gainward</text:p>
          </table:table-cell>
        </table:table-row>
        <table:table-row>
          <table:covered-table-cell/>
          <table:table-cell table:style-name="Tabla4.B2" office:value-type="string">
            <text:p text:style-name="P37">Powercolor</text:p>
          </table:table-cell>
          <table:table-cell table:style-name="Tabla4.C2" office:value-type="string">
            <text:p text:style-name="P37">Galaxy</text:p>
          </table:table-cell>
        </table:table-row>
        <table:table-row>
          <table:covered-table-cell/>
          <table:table-cell table:style-name="Tabla4.B2" office:value-type="string">
            <text:p text:style-name="P37">Sapphire</text:p>
          </table:table-cell>
          <table:table-cell table:style-name="Tabla4.C2" office:value-type="string">
            <text:p text:style-name="P37">KFA2<text:span text:style-name="T100">4</text:span><text:span text:style-name="T106">6</text:span></text:p>
          </table:table-cell>
        </table:table-row>
        <table:table-row>
          <table:covered-table-cell/>
          <table:table-cell table:style-name="Tabla4.B2" office:value-type="string">
            <text:p text:style-name="P37">XFX</text:p>
          </table:table-cell>
          <table:table-cell table:style-name="Tabla4.C2" office:value-type="string">
            <text:p text:style-name="P37">Palit</text:p>
          </table:table-cell>
        </table:table-row>
        <table:table-row>
          <table:covered-table-cell/>
          <table:table-cell table:style-name="Tabla4.B2" table:number-rows-spanned="4" office:value-type="string">
            <text:p text:style-name="P37"/>
          </table:table-cell>
          <table:table-cell table:style-name="Tabla4.C2" office:value-type="string">
            <text:p text:style-name="P37">PNY</text:p>
          </table:table-cell>
        </table:table-row>
        <table:table-row>
          <table:covered-table-cell/>
          <table:covered-table-cell/>
          <table:table-cell table:style-name="Tabla4.C2" office:value-type="string">
            <text:p text:style-name="P37">Point of View</text:p>
          </table:table-cell>
        </table:table-row>
        <table:table-row>
          <table:covered-table-cell/>
          <table:covered-table-cell/>
          <table:table-cell table:style-name="Tabla4.C2" office:value-type="string">
            <text:p text:style-name="P37">Sparkle</text:p>
          </table:table-cell>
        </table:table-row>
        <table:table-row>
          <table:covered-table-cell/>
          <table:covered-table-cell/>
          <table:table-cell table:style-name="Tabla4.C2" office:value-type="string">
            <text:p text:style-name="P37">Zotac</text:p>
          </table:table-cell>
        </table:table-row>
      </table:table>
      <text:p text:style-name="P73"/>
      <text:p text:style-name="P12"/>
      <text:p text:style-name="P7"><text:span text:style-name="T13">Últimos modelos de tarjetas gráficas</text:span><text:span text:style-name="T78">: </text:span></text:p>
      <text:list xml:id="list1734004992" text:style-name="L10">
        <text:list-item>
          <text:list>
            <text:list-item>
              <text:p text:style-name="P95"><text:span text:style-name="T39">Nvidia</text:span><text:span text:style-name="T40">: Los últimos modelos de Nvidia son los de la gama RTX lanzados entre 2018 y 2019: 2060</text:span><text:span text:style-name="T102">4</text:span><text:span text:style-name="T106">7</text:span><text:span text:style-name="T42">, 2070</text:span><text:span text:style-name="T102">4</text:span><text:span text:style-name="T106">8</text:span><text:span text:style-name="T42">, 2080</text:span><text:span text:style-name="T102">4</text:span><text:span text:style-name="T106">9</text:span><text:span text:style-name="T42">, 2080 Ti</text:span><text:span text:style-name="T106">50</text:span><text:span text:style-name="T42">, Titan</text:span><text:span text:style-name="T102">5</text:span><text:span text:style-name="T106">1</text:span><text:span text:style-name="T40"> y, en el sector profesional, Quadro RTX 5000</text:span><text:span text:style-name="T102">5</text:span><text:span text:style-name="T106">2</text:span><text:span text:style-name="T42"> y 6000</text:span><text:span text:style-name="T102">5</text:span><text:span text:style-name="T106">3</text:span><text:span text:style-name="T42">.</text:span></text:p>
            </text:list-item>
            <text:list-item>
              <text:p text:style-name="P96"><text:span text:style-name="T39">AMD</text:span><text:span text:style-name="T40">: En cuanto a AMD, sus últimos modelos son: RX 580</text:span><text:span text:style-name="T103">5</text:span><text:span text:style-name="T106">4</text:span><text:span text:style-name="T43">, 580X</text:span><text:span text:style-name="T103">5</text:span><text:span text:style-name="T106">5</text:span><text:span text:style-name="T43">, 590</text:span><text:span text:style-name="T103">5</text:span><text:span text:style-name="T106">6</text:span><text:span text:style-name="T43">, RX Vega⁶⁴</text:span><text:span text:style-name="T103">5</text:span><text:span text:style-name="T106">7</text:span><text:span text:style-name="T43"> y Radeon Vega VII</text:span><text:span text:style-name="T100">5</text:span><text:span text:style-name="T106">8</text:span><text:span text:style-name="T112">.</text:span></text:p>
            </text:list-item>
          </text:list>
        </text:list-item>
      </text:list>
      <text:p text:style-name="P101"><text:span text:style-name="T79">Las tarjetas Nvidia RTX han surgido principalmente debido al auge </text:span>realidad virtual <text:span text:style-name="T79">y a la demanda de estos dispositivos de mover gráficos de muy alta calidad con una tasa de refresco muy elevada, aparte de resoluciones cada vez más altas, como el 8K</text:span><text:span text:style-name="T106">59</text:span><text:span text:style-name="T79">. Es por eso que se ha creado un nuevo estándar, el VirtualLink</text:span><text:span text:style-name="T104">60</text:span><text:span text:style-name="T79">, incluido en estas RTX.</text:span></text:p>
      <text:p text:style-name="P6"/>
      <text:h text:style-name="Heading_20_1" text:outline-level="1"><text:bookmark-start text:name="__RefHeading___Toc861_2147451599"/><text:soft-page-break/>Referencias<text:bookmark-end text:name="__RefHeading___Toc861_2147451599"/></text:h>
      <text:list xml:id="list3843524717" text:style-name="L11">
        <text:list-item>
          <text:p text:style-name="P111"><text:a xlink:type="simple" xlink:href="https://en.wikipedia.org/wiki/Video_card" text:style-name="Internet_20_link" text:visited-style-name="Visited_20_Internet_20_Link">https://en.wikipedia.org/wiki/Video_car</text:a><text:a xlink:type="simple" xlink:href="https://en.wikipedia.org/wiki/Video_card" text:style-name="Internet_20_link" text:visited-style-name="Visited_20_Internet_20_Link"><text:span text:style-name="T108">d</text:span></text:a> (inglés).</text:p>
          <text:p text:style-name="P113"><text:a xlink:type="simple" xlink:href="https://es.wikipedia.org/wiki/Tarjeta_gráfica" text:style-name="Internet_20_link" text:visited-style-name="Visited_20_Internet_20_Link"><text:span text:style-name="T108">h</text:span></text:a><text:a xlink:type="simple" xlink:href="https://es.wikipedia.org/wiki/Tarjeta_gráfica" text:style-name="Internet_20_link" text:visited-style-name="Visited_20_Internet_20_Link">ttps://es.wikipedia.org/wiki/Tarjeta_gr%C3%A1fica</text:a> (castellano).</text:p>
        </text:list-item>
        <text:list-item>
          <text:p text:style-name="P111"><text:a xlink:type="simple" xlink:href="https://en.wikipedia.org/wiki/Video_card#Heat_sink" text:style-name="Internet_20_link" text:visited-style-name="Visited_20_Internet_20_Link"><text:span text:style-name="T108">h</text:span></text:a><text:a xlink:type="simple" xlink:href="https://en.wikipedia.org/wiki/Video_card#Heat_sink" text:style-name="Internet_20_link" text:visited-style-name="Visited_20_Internet_20_Link">ttps://en.wikipedia.org/wiki/Video_card#Heat_sink</text:a> (inglés).</text:p>
        </text:list-item>
        <text:list-item>
          <text:p text:style-name="P111"><text:a xlink:type="simple" xlink:href="https://en.wikipedia.org/wiki/Video_card#Video_BIOS" text:style-name="Internet_20_link" text:visited-style-name="Visited_20_Internet_20_Link"><text:span text:style-name="T108">h</text:span></text:a><text:a xlink:type="simple" xlink:href="https://en.wikipedia.org/wiki/Video_card#Video_BIOS" text:style-name="Internet_20_link" text:visited-style-name="Visited_20_Internet_20_Link">ttps://en.wikipedia.org/wiki/Video_card#Video_BIOS</text:a> (inglés).</text:p>
        </text:list-item>
        <text:list-item>
          <text:p text:style-name="P114"><text:a xlink:type="simple" xlink:href="https://en.wikipedia.org/wiki/Video_card#Video_memory" text:style-name="Internet_20_link" text:visited-style-name="Visited_20_Internet_20_Link">https://en.wikipedia.org/wiki/Video_card#Video_memory</text:a> (inglés).</text:p>
          <text:p text:style-name="P114"><text:a xlink:type="simple" xlink:href="https://es.wikipedia.org/wiki/Tarjeta_gráfica#GRAM" text:style-name="Internet_20_link" text:visited-style-name="Visited_20_Internet_20_Link">https://es.wikipedia.org/wiki/Tarjeta_gr%C3%A1fica#GRAM</text:a> <text:span text:style-name="T118">(castellano).</text:span></text:p>
        </text:list-item>
        <text:list-item>
          <text:p text:style-name="P110"><text:a xlink:type="simple" xlink:href="https://www.pccomponentes.com/msi-geforce-gt710-1gb-ddr3-low-profile" text:style-name="Internet_20_link" text:visited-style-name="Visited_20_Internet_20_Link">https://www.pccomponentes.com/msi-geforce-gt710-1gb-ddr3-low-profile</text:a> <text:span text:style-name="T110">(castellano).</text:span></text:p>
        </text:list-item>
        <text:list-item>
          <text:p text:style-name="P110"><text:a xlink:type="simple" xlink:href="https://www.pccomponentes.com/nvidia-titan-rtx-24gb-gddr6" text:style-name="Internet_20_link" text:visited-style-name="Visited_20_Internet_20_Link">https://www.pccomponentes.com/nvidia-titan-rtx-24gb-gddr6</text:a> <text:span text:style-name="T110">(castellano).</text:span></text:p>
        </text:list-item>
        <text:list-item>
          <text:p text:style-name="P111"><text:a xlink:type="simple" xlink:href="https://es.wikipedia.org/wiki/Tarjeta_gráfica#GRAM" text:style-name="Internet_20_link" text:visited-style-name="Visited_20_Internet_20_Link">https://es.wikipedia.org/wiki/Tarjeta_gr%C3%A1fica#GRAM</text:a> (castellano).</text:p>
        </text:list-item>
        <text:list-item>
          <text:p text:style-name="P111"><text:a xlink:type="simple" xlink:href="https://es.wikipedia.org/wiki/Tarjeta_gráfica#RAMDAC" text:style-name="Internet_20_link" text:visited-style-name="Visited_20_Internet_20_Link">https://es.wikipedia.org/wiki/Tarjeta_gr%C3%A1fica#RAMDAC</text:a> (castellano).</text:p>
        </text:list-item>
        <text:list-item>
          <text:p text:style-name="P109"><text:a xlink:type="simple" xlink:href="https://en.wikipedia.org/wiki/List_of_video_connectors#Physical_connectors" text:style-name="Internet_20_link" text:visited-style-name="Visited_20_Internet_20_Link"><text:span text:style-name="T111">https://en.wikipedia.org/wiki/List_of_video_connectors#Physical_connectors</text:span></text:a><text:span text:style-name="T111"> </text:span>(inglés).</text:p>
        </text:list-item>
        <text:list-item>
          <text:p text:style-name="P111"><text:a xlink:type="simple" xlink:href="https://en.wikipedia.org/wiki/Composite_video" text:style-name="Internet_20_link" text:visited-style-name="Visited_20_Internet_20_Link">https://en.wikipedia.org/wiki/Composite_video</text:a> (inglés).</text:p>
          <text:p text:style-name="P103"><text:a xlink:type="simple" xlink:href="https://www.hardwaresecrets.com/video-connectors-tutorial/3/" text:style-name="Internet_20_link" text:visited-style-name="Visited_20_Internet_20_Link">https://www.hardwaresecrets.com/video-connectors-tutorial/3/</text:a> <text:span text:style-name="T109">(inglés).</text:span></text:p>
          <text:p text:style-name="P111"><text:a xlink:type="simple" xlink:href="https://es.wikipedia.org/wiki/Vídeo_compuesto#Conectores_y_líneas_utilizadas_por_la_señal_de_vídeo" text:style-name="Internet_20_link" text:visited-style-name="Visited_20_Internet_20_Link">https://es.wikipedia.org/wiki/V%C3%ADdeo_compuesto#Conectores_y_l%C3%ADneas_utilizadas_por_la_se%C3%B1al_de_v%C3%ADdeo</text:a> (castellano).</text:p>
        </text:list-item>
        <text:list-item>
          <text:p text:style-name="P111"><text:a xlink:type="simple" xlink:href="https://en.wikipedia.org/wiki/DB13W3" text:style-name="Internet_20_link" text:visited-style-name="Visited_20_Internet_20_Link">https://en.wikipedia.org/wiki/DB13W3</text:a> (inglés).</text:p>
        </text:list-item>
        <text:list-item>
          <text:p text:style-name="P111"><text:a xlink:type="simple" xlink:href="https://en.wikipedia.org/wiki/VGA_connector" text:style-name="Internet_20_link" text:visited-style-name="Visited_20_Internet_20_Link">https://en.wikipedia.org/wiki/VGA_connector</text:a> (inglés).</text:p>
        </text:list-item>
        <text:list-item>
          <text:p text:style-name="P111"><text:a xlink:type="simple" xlink:href="https://en.wikipedia.org/wiki/S-Video" text:style-name="Internet_20_link" text:visited-style-name="Visited_20_Internet_20_Link">https://en.wikipedia.org/wiki/S-Video</text:a> (inglés).</text:p>
          <text:p text:style-name="P103"><text:a xlink:type="simple" xlink:href="https://www.hardwaresecrets.com/video-connectors-tutorial/4/" text:style-name="Internet_20_link" text:visited-style-name="Visited_20_Internet_20_Link">https://www.hardwaresecrets.com/video-connectors-tutorial/4/</text:a> <text:span text:style-name="T109">(inglés).</text:span></text:p>
        </text:list-item>
        <text:list-item>
          <text:p text:style-name="P112"><text:a xlink:type="simple" xlink:href="http://www.interfacebus.com/Design_EVC_Connector_Pinout.html" text:style-name="Internet_20_link" text:visited-style-name="Visited_20_Internet_20_Link">http://www.interfacebus.com/Design_EVC_Connector_Pinout.html</text:a> (inglés).</text:p>
          <text:p text:style-name="P104"><text:a xlink:type="simple" xlink:href="http://www.stuartconnections.com/en/graphics/2193-Dell-ATI-32MB-RAGE128-AGP-EVC-Video-Graphics-Card-1028110402-1098110000-4E732.html" text:style-name="Internet_20_link" text:visited-style-name="Visited_20_Internet_20_Link">http://www.stuartconnections.com/en/graphics/2193-Dell-ATI-32MB-RAGE128-AGP-EVC-Video-Graphics-Card-1028110402-1098110000-4E732.html</text:a> <text:span text:style-name="T110">(inglés).</text:span></text:p>
        </text:list-item>
        <text:list-item>
          <text:p text:style-name="P112"><text:a xlink:type="simple" xlink:href="https://en.wikipedia.org/wiki/Digital_Visual_Interface" text:style-name="Internet_20_link" text:visited-style-name="Visited_20_Internet_20_Link">https://en.wikipedia.org/wiki/Digital_Visual_Interface</text:a> (inglés).</text:p>
        </text:list-item>
        <text:list-item>
          <text:p text:style-name="P112"><text:a xlink:type="simple" xlink:href="https://en.wikipedia.org/wiki/HDMI" text:style-name="Internet_20_link" text:visited-style-name="Visited_20_Internet_20_Link">https://en.wikipedia.org/wiki/HDMI</text:a> (inglés).</text:p>
        </text:list-item>
        <text:list-item>
          <text:p text:style-name="P112"><text:a xlink:type="simple" xlink:href="https://en.wikipedia.org/wiki/Unified_Display_Interface" text:style-name="Internet_20_link" text:visited-style-name="Visited_20_Internet_20_Link">https://en.wikipedia.org/wiki/Unified_Display_Interface</text:a> (inglés).</text:p>
        </text:list-item>
        <text:list-item>
          <text:p text:style-name="P115"><text:a xlink:type="simple" xlink:href="https://en.wikipedia.org/wiki/DisplayPort" text:style-name="Internet_20_link" text:visited-style-name="Visited_20_Internet_20_Link">https://en.wikipedia.org/wiki/DisplayPort</text:a> (inglés).</text:p>
        </text:list-item>
        <text:list-item>
          <text:p text:style-name="P115"><text:a xlink:type="simple" xlink:href="https://www.hardwaresecrets.com/video-connectors-tutorial/9/" text:style-name="Internet_20_link" text:visited-style-name="Visited_20_Internet_20_Link"><text:span text:style-name="T117">https://www.hardwaresecrets.com/video-connectors-tutorial/9/</text:span></text:a><text:span text:style-name="T117"> (inglés).</text:span></text:p>
        </text:list-item>
        <text:list-item>
          <text:p text:style-name="P112"><text:soft-page-break/><text:a xlink:type="simple" xlink:href="https://en.wikipedia.org/wiki/HDBaseT" text:style-name="Internet_20_link" text:visited-style-name="Visited_20_Internet_20_Link">https://en.wikipedia.org/wiki/HDBaseT</text:a> (inglés).</text:p>
          <text:p text:style-name="P112"><text:a xlink:type="simple" xlink:href="https://es.wikipedia.org/wiki/HDBaseT" text:style-name="Internet_20_link" text:visited-style-name="Visited_20_Internet_20_Link">https://es.wikipedia.org/wiki/HDBaseT</text:a> (castel<text:span text:style-name="T108">l</text:span>ano).</text:p>
          <text:p text:style-name="P105"><text:a xlink:type="simple" xlink:href="https://www.tweaktown.com/news/60160/advoli-first-hdbaset-certified-pcie-x16-graphics-card/index.html" text:style-name="Internet_20_link" text:visited-style-name="Visited_20_Internet_20_Link">https://www.tweaktown.com/news/60160/advoli-first-hdbaset-certified-pcie-x16-graphics-card/index.html</text:a> <text:span text:style-name="T110">(inglés).</text:span></text:p>
        </text:list-item>
        <text:list-item>
          <text:p text:style-name="P112"><text:a xlink:type="simple" xlink:href="https://en.wikipedia.org/wiki/DMS-59" text:style-name="Internet_20_link" text:visited-style-name="Visited_20_Internet_20_Link">https://en.wikipedia.org/wiki/DMS-59</text:a> (inglés).</text:p>
          <text:p text:style-name="P112"><text:a xlink:type="simple" xlink:href="https://es.wikipedia.org/wiki/DMS-59" text:style-name="Internet_20_link" text:visited-style-name="Visited_20_Internet_20_Link">https://es.wikipedia.org/wiki/DMS-59</text:a> (castellano).</text:p>
        </text:list-item>
        <text:list-item>
          <text:p text:style-name="P112"><text:a xlink:type="simple" xlink:href="https://en.wikipedia.org/wiki/List_of_interface_bit_rates#Computer_buses" text:style-name="Internet_20_link" text:visited-style-name="Visited_20_Internet_20_Link">https://en.wikipedia.org/wiki/List_of_interface_bit_rates#Computer_buses</text:a> (inglés).</text:p>
          <text:p text:style-name="P111"><text:a xlink:type="simple" xlink:href="https://en.wikipedia.org/wiki/Video_card#Motherboard_interfaces" text:style-name="Internet_20_link" text:visited-style-name="Visited_20_Internet_20_Link">https://en.wikipedia.org/wiki/Video_card#Motherboard_interfaces</text:a> (inglés).</text:p>
          <text:p text:style-name="P114"><text:a xlink:type="simple" xlink:href="https://es.wikipedia.org/wiki/Tarjeta_gráfica#Interfaces_con_la_placa_base" text:style-name="Internet_20_link" text:visited-style-name="Visited_20_Internet_20_Link">https://es.wikipedia.org/wiki/Tarjeta_gr%C3%A1fica#Interfaces_con_la_placa_base</text:a> (castellano.)</text:p>
        </text:list-item>
        <text:list-item>
          <text:p text:style-name="P111"><text:a xlink:type="simple" xlink:href="https://en.wikipedia.org/wiki/S-100_bus" text:style-name="Internet_20_link" text:visited-style-name="Visited_20_Internet_20_Link">https://en.wikipedia.org/wiki/S-100_bus</text:a> <text:span text:style-name="T108">(</text:span>inglés).</text:p>
        </text:list-item>
        <text:list-item>
          <text:p text:style-name="P112"><text:a xlink:type="simple" xlink:href="https://en.wikipedia.org/wiki/Industry_Standard_Architecture" text:style-name="Internet_20_link" text:visited-style-name="Visited_20_Internet_20_Link">https://en.wikipedia.org/wiki/Industry_Standard_Architecture</text:a> (inglés).</text:p>
        </text:list-item>
        <text:list-item>
          <text:p text:style-name="P112"><text:a xlink:type="simple" xlink:href="https://en.wikipedia.org/wiki/Amiga_Zorro_II" text:style-name="Internet_20_link" text:visited-style-name="Visited_20_Internet_20_Link">https://en.wikipedia.org/wiki/Amiga_Zorro_II</text:a> (inglés).</text:p>
        </text:list-item>
        <text:list-item>
          <text:p text:style-name="P112"><text:a xlink:type="simple" xlink:href="https://en.wikipedia.org/wiki/NuBus" text:style-name="Internet_20_link" text:visited-style-name="Visited_20_Internet_20_Link">https://en.wikipedia.org/wiki/NuBus</text:a> (inglés).</text:p>
        </text:list-item>
        <text:list-item>
          <text:p text:style-name="P112"><text:a xlink:type="simple" xlink:href="https://en.wikipedia.org/wiki/Micro_Channel_architecture" text:style-name="Internet_20_link" text:visited-style-name="Visited_20_Internet_20_Link">https://en.wikipedia.org/wiki/Micro_Channel_architecture</text:a> (inglés).</text:p>
        </text:list-item>
        <text:list-item>
          <text:p text:style-name="P112"><text:a xlink:type="simple" xlink:href="https://en.wikipedia.org/wiki/Extended_Industry_Standard_Architecture" text:style-name="Internet_20_link" text:visited-style-name="Visited_20_Internet_20_Link">https://en.wikipedia.org/wiki/Extended_Industry_Standard_Architecture</text:a> (inglés).</text:p>
        </text:list-item>
        <text:list-item>
          <text:p text:style-name="P112"><text:a xlink:type="simple" xlink:href="https://en.wikipedia.org/wiki/Amiga_Zorro_III" text:style-name="Internet_20_link" text:visited-style-name="Visited_20_Internet_20_Link">https://en.wikipedia.org/wiki/Amiga_Zorro_III</text:a> (inglés).</text:p>
        </text:list-item>
        <text:list-item>
          <text:p text:style-name="P112"><text:a xlink:type="simple" xlink:href="https://en.wikipedia.org/wiki/VESA_Local_Bus" text:style-name="Internet_20_link" text:visited-style-name="Visited_20_Internet_20_Link">https://en.wikipedia.org/wiki/VESA_Local_Bus</text:a> (inglés).</text:p>
        </text:list-item>
        <text:list-item>
          <text:p text:style-name="P112"><text:a xlink:type="simple" xlink:href="https://en.wikipedia.org/wiki/Conventional_PCI" text:style-name="Internet_20_link" text:visited-style-name="Visited_20_Internet_20_Link">https://en.wikipedia.org/wiki/Conventional_PCI</text:a> (inglés).</text:p>
        </text:list-item>
        <text:list-item>
          <text:p text:style-name="P112"><text:a xlink:type="simple" xlink:href="https://es.wikipedia.org/wiki/Ultra_Port_Architecture" text:style-name="Internet_20_link" text:visited-style-name="Visited_20_Internet_20_Link">https://es.wikipedia.org/wiki/Ultra_Port_Architecture</text:a> <text:span text:style-name="T108">(castellano).</text:span></text:p>
        </text:list-item>
        <text:list-item>
          <text:p text:style-name="P112"><text:a xlink:type="simple" xlink:href="https://en.wikipedia.org/wiki/Accelerated_Graphics_Port" text:style-name="Internet_20_link" text:visited-style-name="Visited_20_Internet_20_Link">https://en.wikipedia.org/wiki/Accelerated_Graphics_Port</text:a> (inglés).</text:p>
        </text:list-item>
        <text:list-item>
          <text:p text:style-name="P112"><text:a xlink:type="simple" xlink:href="https://en.wikipedia.org/wiki/PCI-X" text:style-name="Internet_20_link" text:visited-style-name="Visited_20_Internet_20_Link">https://en.wikipedia.org/wiki/PCI-X</text:a> (inglés).</text:p>
        </text:list-item>
        <text:list-item>
          <text:p text:style-name="P112"><text:a xlink:type="simple" xlink:href="https://en.wikipedia.org/wiki/PCI_Express" text:style-name="Internet_20_link" text:visited-style-name="Visited_20_Internet_20_Link">https://en.wikipedia.org/wiki/PCI_Express</text:a> (inglés).</text:p>
        </text:list-item>
        <text:list-item>
          <text:p text:style-name="P106"><text:a xlink:type="simple" xlink:href="https://elchapuzasinformatico.com/2019/01/gracias-al-amd-ryzen-3000-llega-la-primera-prueba-de-un-ssd-pci-express-4-0/" text:style-name="Internet_20_link" text:visited-style-name="Visited_20_Internet_20_Link">https://elchapuzasinformatico.com/2019/01/gracias-al-amd-ryzen-3000-llega-la-primera-prueba-de-un-ssd-pci-express-4-0/</text:a> (castellano).</text:p>
        </text:list-item>
        <text:list-item>
          <text:p text:style-name="P106"><text:a xlink:type="simple" xlink:href="https://www.tomshardware.com/news/pcie-4.0-5.0-pci-sig-specification,38460.html" text:style-name="Internet_20_link" text:visited-style-name="Visited_20_Internet_20_Link">https://www.tomshardware.com/news/pcie-4.0-5.0-pci-sig-specification,38460.html</text:a> (inglés).</text:p>
        </text:list-item>
        <text:list-item>
          <text:p text:style-name="P112"><text:a xlink:type="simple" xlink:href="https://www.supermicro.com/products/motherboard/Xeon/C600/X9DRW-CTF31.cfm" text:style-name="Internet_20_link" text:visited-style-name="Visited_20_Internet_20_Link">https://www.supermicro.com/products/motherboard/Xeon/C600/X9DRW-CTF31.cfm</text:a> (inglés).</text:p>
        </text:list-item>
        <text:list-item>
          <text:p text:style-name="P107"><text:a xlink:type="simple" xlink:href="https://www.profesionalreview.com/2018/11/26/pci-express-4-0/" text:style-name="Internet_20_link" text:visited-style-name="Visited_20_Internet_20_Link">https://www.profesionalreview.com/2018/11/26/pci-express-4-0/</text:a> (castellano).</text:p>
          <text:p text:style-name="P107"><text:soft-page-break/><text:a xlink:type="simple" xlink:href="https://www.muycomputerpro.com/movilidad-profesional/wp-content/uploads/2017/09/PCI-Express_2.jpg" text:style-name="Internet_20_link" text:visited-style-name="Visited_20_Internet_20_Link">https://www.muycomputerpro.com/movilidad-profesional/wp-content/uploads/2017/09/PCI-Express_2.jpg</text:a> (inglés.).</text:p>
        </text:list-item>
        <text:list-item>
          <text:p text:style-name="P111"><text:a xlink:type="simple" xlink:href="https://en.wikipedia.org/wiki/NuBus#Implementations" text:style-name="Internet_20_link" text:visited-style-name="Visited_20_Internet_20_Link">https://en.wikipedia.org/wiki/NuBus#Implementations</text:a> <text:span text:style-name="T109">(inglés).</text:span></text:p>
        </text:list-item>
        <text:list-item>
          <text:p text:style-name="P108"><text:a xlink:type="simple" xlink:href="https://en.wikipedia.org/wiki/GDDR6_SDRAM" text:style-name="Internet_20_link" text:visited-style-name="Visited_20_Internet_20_Link"><text:span text:style-name="T84">https://en.wikipedia.org/wiki/GDDR6_SDRAM</text:span></text:a><text:span text:style-name="T84"> </text:span>(inglés).</text:p>
        </text:list-item>
        <text:list-item>
          <text:p text:style-name="P97"><text:a xlink:type="simple" xlink:href="https://www.cocoschool.com/que-es-renderizado-3d/" text:style-name="Internet_20_link" text:visited-style-name="Visited_20_Internet_20_Link"><text:span text:style-name="T113">https://www.cocoschool.com/que-es-renderizado-3d/</text:span></text:a><text:span text:style-name="T113"> </text:span>(castellano).</text:p>
        </text:list-item>
        <text:list-item>
          <text:p text:style-name="P97"><text:a xlink:type="simple" xlink:href="https://www.iscarnet.com/2018/06/renderizar-con-gpu-cpu-o-ambos/" text:style-name="Internet_20_link" text:visited-style-name="Visited_20_Internet_20_Link"><text:span text:style-name="T114">https://www.iscarnet.com/2018/06/renderizar-con-gpu-cpu-o-ambos/</text:span></text:a><text:span text:style-name="T114"> </text:span>(castellano).</text:p>
        </text:list-item>
        <text:list-item>
          <text:p text:style-name="P99"><text:a xlink:type="simple" xlink:href="https://www.adslzone.net/2018/02/19/intel-prototipo-tarjeta-grafica/" text:style-name="Internet_20_link" text:visited-style-name="Visited_20_Internet_20_Link"><text:span text:style-name="T115">https://www.adslzone.net/2018/02/19/intel-prototipo-tarjeta-grafica/</text:span></text:a><text:span text:style-name="T115"> </text:span>(castellano).</text:p>
        </text:list-item>
        <text:list-item>
          <text:p text:style-name="P97"><text:a xlink:type="simple" xlink:href="https://es.wikipedia.org/wiki/Tarjeta_gráfica#Diseñadores,_fabricantes_y_ensambladores" text:style-name="Internet_20_link" text:visited-style-name="Visited_20_Internet_20_Link"><text:span text:style-name="T115">https://es.wikipedia.org/wiki/Tarjeta_gr%C3%A1fica#Dise%C3%B1adores,_fabricantes_y_ensambladores</text:span></text:a><text:span text:style-name="T115"> </text:span>(castellano).</text:p>
        </text:list-item>
        <text:list-item>
          <text:p text:style-name="P97"><text:a xlink:type="simple" xlink:href="https://www.pccomponentes.com/kfa2-geforce-rtx-2060-oc-1-click-6gb-gddr6" text:style-name="Internet_20_link" text:visited-style-name="Visited_20_Internet_20_Link"><text:span text:style-name="T115">https://www.pccomponentes.com/kfa2-geforce-rtx-2060-oc-1-click-6gb-gddr6</text:span></text:a><text:span text:style-name="T115"> </text:span>(castellano).</text:p>
        </text:list-item>
        <text:list-item>
          <text:p text:style-name="P97"><text:a xlink:type="simple" xlink:href="https://www.nvidia.com/es-es/geforce/graphics-cards/rtx-2060/" text:style-name="Internet_20_link" text:visited-style-name="Visited_20_Internet_20_Link">https://www.nvidia.com/es-es/geforce/graphics-cards/rtx-2060/</text:a> (castellano).</text:p>
        </text:list-item>
        <text:list-item>
          <text:p text:style-name="P97"><text:a xlink:type="simple" xlink:href="https://www.nvidia.com/es-es/geforce/graphics-cards/rtx-2070/" text:style-name="Internet_20_link" text:visited-style-name="Visited_20_Internet_20_Link">https://www.nvidia.com/es-es/geforce/graphics-cards/rtx-2070/</text:a> (castellano).</text:p>
        </text:list-item>
        <text:list-item>
          <text:p text:style-name="P97"><text:a xlink:type="simple" xlink:href="https://www.nvidia.com/es-es/geforce/graphics-cards/rtx-2080/" text:style-name="Internet_20_link" text:visited-style-name="Visited_20_Internet_20_Link">https://www.nvidia.com/es-es/geforce/graphics-cards/rtx-2080/</text:a> (castellano).</text:p>
        </text:list-item>
        <text:list-item>
          <text:p text:style-name="P97"><text:a xlink:type="simple" xlink:href="https://www.nvidia.com/es-es/geforce/graphics-cards/rtx-2080-ti/" text:style-name="Internet_20_link" text:visited-style-name="Visited_20_Internet_20_Link">https://www.nvidia.com/es-es/geforce/graphics-cards/rtx-2080-ti/</text:a> (castellano).</text:p>
        </text:list-item>
        <text:list-item>
          <text:p text:style-name="P97"><text:a xlink:type="simple" xlink:href="https://www.nvidia.com/es-es/titan/titan-rtx/" text:style-name="Internet_20_link" text:visited-style-name="Visited_20_Internet_20_Link">https://www.nvidia.com/es-es/titan/titan-rtx/</text:a> (castellano).</text:p>
        </text:list-item>
        <text:list-item>
          <text:p text:style-name="P98"><text:a xlink:type="simple" xlink:href="https://www.nvidia.com/es-es/design-visualization/quadro/rtx-5000/" text:style-name="Internet_20_link" text:visited-style-name="Visited_20_Internet_20_Link">https://www.nvidia.com/es-es/design-visualization/quadro/rtx-5000/</text:a> (castellano).</text:p>
        </text:list-item>
        <text:list-item>
          <text:p text:style-name="P98"><text:a xlink:type="simple" xlink:href="https://www.nvidia.com/es-es/design-visualization/quadro/rtx-6000/" text:style-name="Internet_20_link" text:visited-style-name="Visited_20_Internet_20_Link">https://www.nvidia.com/es-es/design-visualization/quadro/rtx-6000/</text:a> (castellano).</text:p>
        </text:list-item>
        <text:list-item>
          <text:p text:style-name="P98"><text:a xlink:type="simple" xlink:href="https://www.amd.com/es/products/graphics/radeon-rx-580" text:style-name="Internet_20_link" text:visited-style-name="Visited_20_Internet_20_Link">https://www.amd.com/es/products/graphics/radeon-rx-580</text:a> (castellano).</text:p>
        </text:list-item>
        <text:list-item>
          <text:p text:style-name="P98"><text:a xlink:type="simple" xlink:href="https://www.amd.com/es/products/graphics/radeon-rx-580x" text:style-name="Internet_20_link" text:visited-style-name="Visited_20_Internet_20_Link">https://www.amd.com/es/products/graphics/radeon-rx-580x</text:a> (castellano).</text:p>
        </text:list-item>
        <text:list-item>
          <text:p text:style-name="P98"><text:a xlink:type="simple" xlink:href="https://www.amd.com/es/products/graphics/radeon-rx-590" text:style-name="Internet_20_link" text:visited-style-name="Visited_20_Internet_20_Link">https://www.amd.com/es/products/graphics/radeon-rx-590</text:a> (castellano).</text:p>
        </text:list-item>
        <text:list-item>
          <text:p text:style-name="P98"><text:a xlink:type="simple" xlink:href="https://www.amd.com/es/products/graphics/radeon-rx-vega-64" text:style-name="Internet_20_link" text:visited-style-name="Visited_20_Internet_20_Link">https://www.amd.com/es/products/graphics/radeon-rx-vega-64</text:a> (castellano).</text:p>
        </text:list-item>
        <text:list-item>
          <text:p text:style-name="P98"><text:a xlink:type="simple" xlink:href="https://www.xataka.com/ordenadores/amd-anuncia-radeon-vii-primera-gpu-gaming-arquitectura-7-nm" text:style-name="Internet_20_link" text:visited-style-name="Visited_20_Internet_20_Link">https://www.xataka.com/ordenadores/amd-anuncia-radeon-vii-primera-gpu-gaming-arquitectura-7-nm</text:a> (castellano).</text:p>
        </text:list-item>
        <text:list-item>
          <text:p text:style-name="P98"><text:a xlink:type="simple" xlink:href="https://www.dell.com/en-us/shop/accessories/apd/210-alez" text:style-name="Internet_20_link" text:visited-style-name="Visited_20_Internet_20_Link"><text:span text:style-name="T116">https://www.dell.com/en-us/shop/accessories/apd/210-alez</text:span></text:a><text:span text:style-name="T116"> </text:span>(inglés.)</text:p>
        </text:list-item>
        <text:list-item>
          <text:p text:style-name="P98"><text:a xlink:type="simple" xlink:href="https://www.roadtovr.com/nvidia-geforce-rtx-virtuallink-vr-connector/" text:style-name="Internet_20_link" text:visited-style-name="Visited_20_Internet_20_Link"><text:span text:style-name="T81">https://www.roadtovr.com/nvidia-geforce-rtx-virtuallink-vr-connector/</text:span></text:a><text:span text:style-name="T81"> </text:span>(inglés).</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ack" svg:font-family="Hack" style:font-adornments="Normal" style:font-pitch="fixed"/>
    <style:font-face style:name="Ubuntu Mono" svg:font-family="'Ubuntu Mono'" style:font-adornments="Normal" style:font-pitch="fixed"/>
    <style:font-face style:name="Liberation Mono" svg:font-family="'Liberation Mono'" style:font-family-generic="modern" style:font-pitch="fixed"/>
    <style:font-face style:name="Roboto1" svg:font-family="Roboto" style:font-adornments="Cursiva" style:font-pitch="variable"/>
    <style:font-face style:name="Roboto" svg:font-family="Roboto" style:font-adornments="Normal" style:font-pitch="variable"/>
    <style:font-face style:name="Roboto Slab2" svg:font-family="'Roboto Slab'" style:font-pitch="variable"/>
    <style:font-face style:name="Roboto Slab" svg:font-family="'Roboto Slab'" style:font-adornments="Negrita" style:font-pitch="variable"/>
    <style:font-face style:name="Roboto Slab1" svg:font-family="'Roboto Slab'" style:font-adornments="Negrita cursiva" style:font-pitch="variable"/>
    <style:font-face style:name="Liberation Serif" svg:font-family="'Liberation Serif'" style:font-family-generic="roman" style:font-pitch="variable"/>
    <style:font-face style:name="Arial1" svg:font-family="Arial" style:font-adornments="Cursiva"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Hatching_20_92" draw:display-name="Hatching 92" draw:style="single" draw:color="#000000" draw:distance="2.211cm" draw:rotation="0"/>
    <draw:fill-image draw:name="_35__20_Percent" draw:display-name="5 Percent" xlink:href="Pictures/100000000000000800000008B2AA4E6A4F6D2D73.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20%" fo:text-indent="1cm" style:auto-text-indent="false">
        <style:tab-stops/>
      </style:paragraph-properties>
      <style:text-properties style:font-name="Roboto" fo:font-family="Roboto"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oboto1" fo:font-family="Roboto" style:font-style-name="Cursiva"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loext:graphic-properties draw:fill="none" draw:fill-color="#729fcf"/>
      <style:paragraph-properties fo:margin-left="0cm" fo:margin-right="0cm" fo:text-indent="0cm" style:auto-text-indent="false" fo:background-color="transparent" fo:padding="0cm" fo:border="none" text:number-lines="false" text:line-number="0"/>
      <style:text-properties style:font-name="Roboto" fo:font-family="Roboto" style:font-style-name="Normal" style:font-pitch="variable"/>
    </style:style>
    <style:style style:name="Title" style:family="paragraph" style:parent-style-name="Heading" style:next-style-name="Text_20_body" style:class="chapter">
      <style:paragraph-properties fo:text-align="center" style:justify-single-word="false"/>
      <style:text-properties style:font-name="Roboto Slab" fo:font-family="'Roboto Slab'" style:font-style-name="Negrita" style:font-pitch="variable"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overline-style="solid" style:text-overline-width="auto" style:text-overline-color="font-color"/>
    </style:style>
    <style:style style:name="Index_20_1" style:display-name="Index 1" style:family="paragraph" style:parent-style-name="Index" style:class="index">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cm" fo:margin-right="0cm" fo:margin-top="0cm" fo:margin-bottom="0.6cm" loext:contextual-spacing="false" fo:text-indent="0cm" style:auto-text-indent="false" fo:background-color="transparent" style:shadow="none"/>
      <style:text-properties style:font-name="Roboto Slab" fo:font-family="'Roboto Slab'" style:font-style-name="Negrita" style:font-pitch="variable" fo:font-size="130%" style:text-underline-style="none" fo:font-weight="bold" style:font-size-asian="130%" style:font-weight-asian="bold" style:font-size-complex="130%"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499cm" loext:contextual-spacing="false" fo:text-indent="0cm" style:auto-text-indent="false">
        <style:tab-stops/>
      </style:paragraph-properties>
      <style:text-properties style:font-name="Roboto Slab" fo:font-family="'Roboto Slab'" style:font-style-name="Negrita"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Roboto Slab" fo:font-family="'Roboto Slab'" style:font-style-name="Negrita" style:font-pitch="variable" fo:font-size="101%" fo:font-weight="bold" style:font-size-asian="101%" style:font-weight-asian="bold" style:font-size-complex="101%" style:font-weight-complex="bold"/>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underline-style="solid" style:text-underline-width="auto" style:text-underline-color="font-color"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next-style-name="Header_20_right"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 fo:font-family="Arial" style:font-style-name="Negrita"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7cm" style:type="right" style:leader-style="dotted" style:leader-text="."/>
        </style:tab-stops>
      </style:paragraph-properties>
      <style:text-properties style:font-name="Roboto" fo:font-family="Roboto" style:font-style-name="Normal" style:font-pitch="variable"/>
    </style:style>
    <style:style style:name="Comandos" style:family="paragraph" style:class="text">
      <loext:graphic-properties draw:fill="solid" draw:fill-color="#000000"/>
      <style:paragraph-properties fo:margin-left="0cm" fo:margin-right="0cm" fo:text-align="start" style:justify-single-word="false" fo:text-indent="0cm" style:auto-text-indent="false" fo:background-color="#000000" fo:padding="0cm" fo:border="none" style:shadow="none">
        <style:tab-stops/>
      </style:paragraph-properties>
      <style:text-properties fo:color="#b2b2b2" style:font-name="Hack" fo:font-family="Hack" style:font-style-name="Normal" style:font-pitch="fixed" style:font-size-asian="10.5pt"/>
    </style:style>
    <style:style style:name="Imágenes" style:family="paragraph">
      <style:paragraph-properties fo:text-align="center" style:justify-single-word="false" style:shadow="none"/>
    </style:style>
    <style:style style:name="Pie_20_de_20_imagen" style:display-name="Pie de imagen" style:family="paragraph">
      <style:paragraph-properties fo:margin-left="2.963cm" fo:margin-right="2.963cm" fo:text-indent="0cm" style:auto-text-indent="false">
        <style:tab-stops/>
      </style:paragraph-properties>
      <style:text-properties style:font-name="Arial1" fo:font-family="Arial" style:font-style-name="Cursiva" style:font-family-generic="swiss" style:font-pitch="variable" fo:font-size="10.5pt" fo:font-style="italic" style:font-size-asian="10.5pt"/>
    </style:style>
    <style:style style:name="Tramas" style:family="paragraph" style:master-page-name="">
      <loext:graphic-properties draw:fill="solid" draw:fill-color="#1a82bc" draw:fill-hatch-name="Hatching_20_92" draw:fill-hatch-solid="false" draw:fill-image-name="_35__20_Percent"/>
      <style:paragraph-properties fo:margin-top="0cm" fo:margin-bottom="0cm" loext:contextual-spacing="false" style:page-number="auto" fo:background-color="#1a82bc" fo:padding="0.199cm" fo:border="none" style:shadow="none">
        <style:tab-stops/>
      </style:paragraph-properties>
      <style:text-properties fo:color="#eeeeee" style:font-name="Ubuntu Mono" fo:font-family="'Ubuntu Mono'" style:font-style-name="Normal" style:font-pitch="fixed" style:font-size-asian="10.5pt"/>
    </style:style>
    <style:style style:name="Pie_20_de_20_imagen_20_2" style:display-name="Pie de imagen 2" style:family="paragraph" style:master-page-name="">
      <style:paragraph-properties fo:margin-left="0.3cm" fo:margin-right="0.3cm" fo:text-indent="0cm" style:auto-text-indent="false" style:page-number="auto"/>
      <style:text-properties style:font-name="Arial1" fo:font-family="Arial" style:font-style-name="Cursiva" style:font-family-generic="swiss" style:font-pitch="variable" fo:font-size="10.5pt" fo:font-style="italic" style:font-size-asian="10.5pt"/>
    </style:style>
    <style:style style:name="Notas" style:family="paragraph">
      <style:paragraph-properties>
        <style:tab-stops/>
      </style:paragraph-properties>
      <style:text-properties style:font-name="Verdana" fo:font-family="Verdana" style:font-style-name="Negrita" style:font-family-generic="swiss" style:font-pitch="variable" fo:font-size="10.5pt" fo:font-weight="bold" style:font-size-asian="10.5pt"/>
    </style:style>
    <style:style style:name="Tablas" style:family="paragraph">
      <style:text-properties style:font-name="Ubuntu Mono" fo:font-family="'Ubuntu Mono'" style:font-style-name="Normal" style:font-pitch="fixed" fo:font-size="14pt" style:font-size-asian="10.5pt"/>
    </style:style>
    <style:style style:name="Tramas_20_blancas" style:display-name="Tramas blancas" style:family="paragraph" style:master-page-name="">
      <loext:graphic-properties draw:fill="solid" draw:fill-color="#ffffff"/>
      <style:paragraph-properties style:page-number="auto" fo:background-color="#ffffff" fo:padding="0.199cm" fo:border="none" style:shadow="none"/>
      <style:text-properties fo:color="#000000" style:font-name="Ubuntu Mono" fo:font-family="'Ubuntu Mono'" style:font-style-name="Normal" style:font-pitch="fixed" style:font-size-asian="10.5pt"/>
    </style:style>
    <style:style style:name="Tramas_20_grises" style:display-name="Tramas grises" style:family="paragraph">
      <loext:graphic-properties draw:fill="solid" draw:fill-color="#dddddd"/>
      <style:paragraph-properties fo:background-color="#dddddd" fo:padding="0.199cm" fo:border="none" style:shadow="none"/>
      <style:text-properties fo:color="#000000" style:font-name="Ubuntu Mono" fo:font-family="'Ubuntu Mono'" style:font-style-name="Normal" style:font-pitch="fixed" style:font-size-asian="10.5pt"/>
    </style:style>
    <style:style style:name="Notas_20_2" style:display-name="Notas 2" style:family="paragraph" style:master-page-name="">
      <style:paragraph-properties fo:margin-top="0cm" fo:margin-bottom="0.499cm" loext:contextual-spacing="false" style:page-number="auto"/>
      <style:text-properties style:font-name="Verdana" fo:font-family="Verdana" style:font-style-name="Negrita" style:font-family-generic="swiss" style:font-pitch="variable" fo:font-size="10.5pt" fo:font-weight="bold"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text-properties style:font-name="Roboto1" fo:font-family="Roboto" style:font-style-name="Cursiva" style:font-pitch="variable"/>
    </style:style>
    <style:style style:name="Quitar_20_márgenes" style:display-name="Quitar márgenes" style:family="paragraph">
      <style:paragraph-properties fo:margin-left="0cm" fo:margin-right="0cm" fo:margin-top="0cm" fo:margin-bottom="0.101cm" loext:contextual-spacing="false" fo:text-align="start" style:justify-single-word="false" fo:text-indent="0cm" style:auto-text-indent="false"/>
      <style:text-properties style:font-name="Verdana1" fo:font-family="Verdana"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Roboto" fo:font-family="Roboto" style:font-style-name="Normal" style:font-pitch="variabl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margin-top="0cm" fo:margin-bottom="0.21cm" loext:contextual-spacing="false" fo:text-indent="-0.76cm" style:auto-text-indent="false">
        <style:tab-stops/>
      </style:paragraph-properties>
      <style:text-properties style:font-name="Roboto Slab1" fo:font-family="'Roboto Slab'" style:font-style-name="Negrita cursiva"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76cm" fo:margin-right="0cm" fo:margin-top="0cm" fo:margin-bottom="0.3cm" loext:contextual-spacing="false" fo:text-indent="-0.76cm" style:auto-text-indent="false">
        <style:tab-stops/>
      </style:paragraph-properties>
      <style:text-properties style:font-name="Roboto Slab" fo:font-family="'Roboto Slab'" style:font-style-name="Negrita"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Roboto Slab" fo:font-family="'Roboto Slab'" style:font-style-name="Negrita" style:font-pitch="variable"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style:font-name="Roboto Slab" fo:font-family="'Roboto Slab'" style:font-style-name="Negrita"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style:font-name="Roboto Slab" fo:font-family="'Roboto Slab'" style:font-style-name="Negrita" style:font-pitch="variable" fo:font-size="80%"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Roboto Slab" fo:font-family="'Roboto Slab'" style:font-style-name="Negrita"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style:font-name="Roboto Slab" fo:font-family="'Roboto Slab'" style:font-style-name="Negrita" style:font-pitch="variable"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oboto Slab" fo:font-family="'Roboto Slab'" style:font-style-name="Negrita" style:font-pitch="variable"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text-properties style:font-name="Roboto" fo:font-family="Roboto" style:font-style-name="Normal"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text-properties style:font-name="Roboto" fo:font-family="Roboto" style:font-style-name="Normal"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text-properties style:font-name="Roboto" fo:font-family="Roboto" style:font-style-name="Normal"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text-properties style:font-name="Roboto" fo:font-family="Roboto" style:font-style-name="Normal"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text-properties style:font-name="Roboto" fo:font-family="Roboto" style:font-style-name="Normal"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908cm" style:type="right" style:leader-style="dotted" style:leader-text="."/>
        </style:tab-stops>
      </style:paragraph-properties>
      <style:text-properties style:font-name="Roboto" fo:font-family="Roboto" style:font-style-name="Normal"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409cm" style:type="right" style:leader-style="dotted" style:leader-text="."/>
        </style:tab-stops>
      </style:paragraph-properties>
      <style:text-properties style:font-name="Roboto" fo:font-family="Roboto" style:font-style-name="Normal" style:font-pitch="variabl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91cm" style:type="right" style:leader-style="dotted" style:leader-text="."/>
        </style:tab-stops>
      </style:paragraph-properties>
      <style:text-properties style:font-name="Roboto" fo:font-family="Roboto" style:font-style-name="Normal" style:font-pitch="variable"/>
    </style:style>
    <style:style style:name="User_20_Index_20_Heading" style:display-name="User Index Heading" style:family="paragraph" style:parent-style-name="Object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2cm" fo:margin-right="0cm" fo:margin-top="0.199cm" fo:margin-bottom="0cm" style:wrap="parallel" style:number-wrapped-paragraphs="no-limit" style:wrap-contour="false" style:vertical-pos="top" style:vertical-rel="paragraph" style:horizontal-pos="center" style:horizontal-rel="paragraph" style:writing-mode="lr-tb" draw:textarea-vertical-align="midd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be16" officeooo:paragraph-rsid="001abe16"/>
    </style:style>
    <style:style style:name="MT1" style:family="text">
      <style:text-properties fo:font-style="normal" officeooo:rsid="00e8e875" style:font-style-asian="normal" style:font-style-complex="normal"/>
    </style:style>
    <style:style style:name="MT2" style:family="text">
      <style:text-properties fo:font-style="italic" officeooo:rsid="00e8e875" style:font-style-asian="italic" style:font-style-complex="italic"/>
    </style:style>
    <style:style style:name="MT3" style:family="text">
      <style:text-properties fo:font-style="normal" officeooo:rsid="005145ad" style:font-style-asian="normal" style:font-style-complex="normal"/>
    </style:style>
    <style:style style:name="MT4" style:family="text">
      <style:text-properties fo:font-style="normal" officeooo:rsid="00e9964d" style:font-style-asian="normal" style:font-style-complex="normal"/>
    </style:style>
    <style:style style:name="MT5" style:family="text">
      <style:text-properties officeooo:rsid="00e2f02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5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0cm" fo:margin-bottom="0cm" fo:margin-left="0cm" fo:margin-right="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Fundamentos de </text:span><text:span text:style-name="MT2">hardware</text:span><text:span text:style-name="MT3"><text:tab/><text:tab/></text:span><text:span text:style-name="MT4">Las tarjetas gráficas</text:span></text:p>
      </style:header>
      <style:footer>
        <text:p text:style-name="Footer"><draw:frame draw:style-name="Mfr1" draw:name="Imagen1" text:anchor-type="paragraph" svg:x="11.945cm" svg:y="0.058cm" svg:width="0.293cm" svg:height="0.293cm" draw:z-index="14"><draw:image xlink:href="Pictures/100014AB000034EB000034EB673BF6ADA1F660DB.svg" xlink:type="simple" xlink:show="embed" xlink:actuate="onLoad" loext:mime-type="image/svg+xml"/><draw:image xlink:href="Pictures/100002010000020000000200C424AECA1A7BA554.png" xlink:type="simple" xlink:show="embed" xlink:actuate="onLoad" loext:mime-type="image/png"/></draw:frame><text:page-number text:select-page="current">15</text:page-number>/<text:page-count>15</text:page-count><text:tab/><text:tab/><text:span text:style-name="MT5">Ramos de Diego, Miguel</text:span></text:p>
      </style:footer>
    </style:master-page>
    <style:master-page style:name="Landscape" style:page-layout-name="Mpm2">
      <style:header>
        <text:p text:style-name="Header"/>
      </style:header>
    </style:master-page>
    <style:master-page style:name="HTML" style:page-layout-name="Mpm3">
      <style:header>
        <text:p text:style-name="Header"/>
      </style:header>
    </style:master-page>
    <style:master-page style:name="Sin_20_márgenes" style:display-name="Sin márgenes" style:page-layout-name="Mpm4" style:next-style-name="Standard">
      <style:header>
        <text:p text:style-name="Header"/>
      </style:header>
    </style:master-page>
    <style:master-page style:name="First_20_Page" style:display-name="First Page" style:page-layout-name="Mpm5" style:next-style-name="Standard">
      <style:header>
        <text:p text:style-name="Header"/>
      </style:header>
    </style:master-page>
    <style:master-page style:name="Left_20_Page" style:display-name="Left Page" style:page-layout-name="Mpm6" style:next-style-name="Right_20_Page">
      <style:header>
        <text:p text:style-name="Header"/>
      </style:header>
    </style:master-page>
    <style:master-page style:name="Right_20_Page" style:display-name="Right Page" style:page-layout-name="Mpm7" style:next-style-name="Left_20_Page">
      <style:header>
        <text:p text:style-name="Header"/>
      </style:header>
    </style:master-page>
    <style:master-page style:name="Envelope" style:page-layout-name="Mpm8">
      <style:header>
        <text:p text:style-name="Header"/>
      </style:header>
    </style:master-page>
    <style:master-page style:name="Index" style:page-layout-name="Mpm5">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09:29:36.568038221</meta:creation-date>
    <dc:date>2019-01-21T23:28:47.338196607</dc:date>
    <meta:editing-duration>PT6H12M23S</meta:editing-duration>
    <meta:editing-cycles>76</meta:editing-cycles>
    <meta:generator>LibreOffice/6.1.3.2$Linux_X86_64 LibreOffice_project/10$Build-2</meta:generator>
    <meta:document-statistic meta:table-count="4" meta:image-count="1" meta:object-count="0" meta:page-count="15" meta:paragraph-count="557" meta:word-count="3306" meta:character-count="22478" meta:non-whitespace-character-count="19826"/>
  </office:meta>
</office:document-meta>
</file>